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color="#800080"/>
    </style:style>
    <style:style style:name="T2" style:family="text">
      <style:text-properties fo:color="#800080" fo:font-weight="bold"/>
    </style:style>
    <style:style style:name="T3" style:family="text">
      <style:text-properties fo:color="#ff0000"/>
    </style:style>
    <style:style style:name="T4" style:family="text">
      <style:text-properties fo:color="#ff0000" fo:font-weight="bold"/>
    </style:style>
    <style:style style:name="T5" style:family="text">
      <style:text-properties fo:color="#000080"/>
    </style:style>
    <style:style style:name="T6" style:family="text">
      <style:text-properties fo:color="#000080" fo:font-weight="bold"/>
    </style:style>
    <style:style style:name="T7" style:family="text">
      <style:text-properties fo:color="#808000"/>
    </style:style>
    <style:style style:name="T8" style:family="text">
      <style:text-properties fo:color="#808000" fo:font-weight="bold"/>
    </style:style>
    <style:style style:name="T9" style:family="text">
      <style:text-properties fo:color="#0000ff"/>
    </style:style>
    <style:style style:name="T10" style:family="text">
      <style:text-properties fo:color="#0000ff" fo:font-weight="bold"/>
    </style:style>
    <style:style style:name="T11" style:family="text">
      <style:text-properties fo:color="#008000" fo:font-weight="bold"/>
    </style:style>
    <style:style style:name="T12" style:family="text">
      <style:text-properties fo:color="#00bfff"/>
    </style:style>
    <style:style style:name="T13" style:family="text">
      <style:text-properties fo:color="#00bfff"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Dink</text:span><text:span text:style-name="T1"> stretches, waking up tiredly</text:span></text:p>
      <text:p text:style-name="Text_20_body"><text:span text:style-name="T4">Yoko</text:span>: (oh then I guess i'll be a slave then)</text:p>
      <text:p text:style-name="Text_20_body"><text:span text:style-name="T6">Storm</text:span> joined the chat 2 minutes ago</text:p>
      <text:p text:style-name="Text_20_body"><text:span text:style-name="T8">Tenda</text:span>: ( :D )</text:p>
      <text:p text:style-name="Text_20_body"><text:span text:style-name="T8">Tenda</text:span><text:span text:style-name="T7"> is resting, awake, still leashed to a chair downstairs</text:span></text:p>
      <text:p text:style-name="Text_20_body"><text:span text:style-name="T6">Storm</text:span>: ( D:* )</text:p>
      <text:p text:style-name="Text_20_body"><text:span text:style-name="T4">Yoko</text:span><text:span text:style-name="T3"> wakes up on her couch</text:span></text:p>
      <text:p text:style-name="Text_20_body"><text:span text:style-name="T6">Storm</text:span><text:span text:style-name="T5"> flops off his bed :hurrr:</text:span></text:p>
      <text:p text:style-name="Text_20_body"><text:span text:style-name="T8">Tenda</text:span>: (well if Storm sticks around we should have an easier time managing all of the servants :good: )</text:p>
      <text:p text:style-name="Text_20_body"><text:span text:style-name="T6">Storm</text:span>: (heheheh...stick)</text:p>
      <text:p text:style-name="Text_20_body"><text:span text:style-name="T6">Storm</text:span>: (I should get a stick :rariwat: )</text:p>
      <text:p text:style-name="Text_20_body"><text:span text:style-name="T8">Tenda</text:span><text:span text:style-name="T7"> rubs her tummy glumly</text:span></text:p>
      <text:p text:style-name="Text_20_body"><text:span text:style-name="T8">Tenda</text:span>: Thanks for disappearing, Watcher...</text:p>
      <text:p text:style-name="Text_20_body"><text:span text:style-name="T10">Rabid</text:span> joined the chat </text:p>
      <text:p text:style-name="Text_20_body"><text:span text:style-name="T8">Tenda</text:span>: Long, hungry night. :nnghaloo:</text:p>
      <text:p text:style-name="Text_20_body"><text:span text:style-name="T8">Tenda</text:span><text:span text:style-name="T7"> rolls around, alone</text:span></text:p>
      <text:p text:style-name="Text_20_body"><text:span text:style-name="T6">Storm</text:span><text:span text:style-name="T5"> flops down the stairs :facedesk:</text:span></text:p>
      <text:p text:style-name="Text_20_body"><text:span text:style-name="T8">Tenda</text:span><text:span text:style-name="T7"> hears the bang and looks around o-o</text:span></text:p>
      <text:p text:style-name="Text_20_body"><text:span text:style-name="T2">Dink</text:span><text:span text:style-name="T1"> walks down the stairs with Storm</text:span></text:p>
      <text:p text:style-name="Text_20_body"><text:span text:style-name="T6">Storm</text:span><text:span text:style-name="T5"> looks up at Dink O-O</text:span></text:p>
      <text:p text:style-name="Text_20_body"><text:span text:style-name="T8">Tenda</text:span>: Mistress come let me get breakfast! :whiney:</text:p>
      <text:p text:style-name="Text_20_body"><text:span text:style-name="T10">Rabid</text:span><text:span text:style-name="T9"> sleeping on the floor next to the couch to which he's tied</text:span></text:p>
      <text:p text:style-name="Text_20_body"><text:span text:style-name="T6">Storm</text:span>: Fun night? :hurrr:</text:p>
      <text:p text:style-name="Text_20_body"><text:span text:style-name="T10">Rabid</text:span><text:span text:style-name="T9"> wakes up at the clacking of hooves on stairs</text:span></text:p>
      <text:p text:style-name="Text_20_body"><text:span text:style-name="T2">Dink</text:span>: Very... *he grins at Storm*</text:p>
      <text:p text:style-name="Text_20_body"><text:span text:style-name="T8">Tenda</text:span>: C'mon c'mon you've had me here for like a day! :whiney:</text:p>
      <text:p text:style-name="Text_20_body"><text:span text:style-name="T10">Rabid</text:span><text:span text:style-name="T9"> yawns "Good morning Masters." and rubs his sore plot</text:span></text:p>
      <text:p text:style-name="Text_20_body"><text:span text:style-name="T8">Tenda</text:span>: Where did you even G--</text:p>
      <text:p text:style-name="Text_20_body"><text:span text:style-name="T8">Tenda</text:span><text:span text:style-name="T7"> looks behind her</text:span></text:p>
      <text:p text:style-name="Text_20_body"><text:span text:style-name="T8">Tenda</text:span>: Good morning masters. :nnghaloo:</text:p>
      <text:p text:style-name="Text_20_body"><text:span text:style-name="T2">Dink</text:span><text:span text:style-name="T1"> looks at the slaves "Did you two sleep well?"</text:span></text:p>
      <text:p text:style-name="Text_20_body"><text:span text:style-name="T8">Tenda</text:span>: Yeahsure.</text:p>
      <text:p text:style-name="Text_20_body"><text:span text:style-name="T10">Rabid</text:span>: Y-yes, Master.</text:p>
      <text:p text:style-name="Text_20_body"><text:span text:style-name="T6">Storm</text:span><text:span text:style-name="T5"> rolls over, getting up</text:span></text:p>
      <text:p text:style-name="Text_20_body"><text:span text:style-name="T8">Tenda</text:span><text:span text:style-name="T7"> turns back to glare at Rabid</text:span></text:p>
      <text:p text:style-name="Text_20_body"><text:span text:style-name="T8">Tenda</text:span>: Didn't take you long, did it?</text:p>
      <text:p text:style-name="Text_20_body"><text:soft-page-break/><text:span text:style-name="T10">Rabid</text:span><text:span text:style-name="T9"> looks at Tenda, his ears drooping</text:span></text:p>
      <text:p text:style-name="Text_20_body"><text:span text:style-name="T2">Dink</text:span><text:span text:style-name="T1"> grins at Storm "Any plans for today, love?"</text:span></text:p>
      <text:p text:style-name="Text_20_body"><text:span text:style-name="T8">Tenda</text:span>: They're gonna like, hang you up as decoration if you keep being so... agreeable. :nnghaloo:</text:p>
      <text:p text:style-name="Text_20_body"><text:span text:style-name="T4">Yoko</text:span><text:span text:style-name="T3"> yawns and leaves the house to visit Stormy and Watcher</text:span></text:p>
      <text:p text:style-name="Text_20_body"><text:span text:style-name="T10">Rabid</text:span><text:span text:style-name="T9"> grimaces</text:span></text:p>
      <text:p text:style-name="Text_20_body"><text:span text:style-name="T2">Dink</text:span>: And what's so wrong with that, mule?!</text:p>
      <text:p text:style-name="Text_20_body"><text:span text:style-name="T6">Storm</text:span><text:span text:style-name="T5"> walks over to the kitchen</text:span></text:p>
      <text:p text:style-name="Text_20_body"><text:span text:style-name="T2">Dink</text:span><text:span text:style-name="T1"> snarls</text:span></text:p>
      <text:p text:style-name="Text_20_body"><text:span text:style-name="T8">Tenda</text:span><text:span text:style-name="T7"> cringes</text:span></text:p>
      <text:p text:style-name="Text_20_body"><text:span text:style-name="T4">Yoko</text:span><text:span text:style-name="T3"> arrives at Stormy's house</text:span></text:p>
      <text:p text:style-name="Text_20_body"><text:span text:style-name="T4">Yoko</text:span><text:span text:style-name="T3"> knocks on the front door</text:span></text:p>
      <text:p text:style-name="Text_20_body"><text:span text:style-name="T8">Tenda</text:span>: I.. think there are obvious things wrong with it?</text:p>
      <text:p text:style-name="Text_20_body"><text:span text:style-name="T8">Tenda</text:span>: But none of which I believe in.</text:p>
      <text:p text:style-name="Text_20_body"><text:span text:style-name="T8">Tenda</text:span>: :eyeroll: Nothing wrong, mis-- master.</text:p>
      <text:p text:style-name="Text_20_body"><text:span text:style-name="T8">Tenda</text:span><text:span text:style-name="T7"> lowers herself to the floor and frustratedly gloms her tongue</text:span></text:p>
      <text:p text:style-name="Text_20_body"><text:span text:style-name="T2">Dink</text:span><text:span text:style-name="T1"> grabs his whip at his side, hitting you once on your side</text:span></text:p>
      <text:p text:style-name="Text_20_body"><text:span text:style-name="T2">Dink</text:span>: Don't you roll eyes at me!</text:p>
      <text:p text:style-name="Text_20_body"><text:span text:style-name="T8">Tenda</text:span><text:span text:style-name="T7"> yelps, and then gives a trilling whimper</text:span></text:p>
      <text:p text:style-name="Text_20_body"><text:span text:style-name="T6">Storm</text:span><text:span text:style-name="T5"> returns, carrying food</text:span></text:p>
      <text:p text:style-name="Text_20_body"><text:span text:style-name="T8">Tenda</text:span>: Got it! Got it good!</text:p>
      <text:p text:style-name="Text_20_body"><text:span text:style-name="T4">Yoko</text:span><text:span text:style-name="T3"> knocks on the front door again</text:span></text:p>
      <text:p text:style-name="Text_20_body"><text:span text:style-name="T8">Tenda</text:span>: ...does that kind of contract cover _whipping_, honestly...</text:p>
      <text:p text:style-name="Text_20_body"><text:span text:style-name="T8">Tenda</text:span><text:span text:style-name="T7"> continues grumbling</text:span></text:p>
      <text:p text:style-name="Text_20_body"><text:span text:style-name="T6">Storm</text:span>: Get the door!</text:p>
      <text:p text:style-name="Text_20_body"><text:span text:style-name="T2">Dink</text:span>: Storm, would you get that for me?</text:p>
      <text:p text:style-name="Text_20_body"><text:span text:style-name="T10">Rabid</text:span><text:span text:style-name="T9"> cringes looking at Tenda's whipping before turning and looking at Storm</text:span></text:p>
      <text:p text:style-name="Text_20_body"><text:span text:style-name="T10">Rabid</text:span><text:span text:style-name="T9"> tries to run to the door but is caught by his collar and falls</text:span></text:p>
      <text:p text:style-name="Text_20_body"><text:span text:style-name="T6">Storm</text:span>: ugh</text:p>
      <text:p text:style-name="Text_20_body"><text:span text:style-name="T8">Tenda</text:span>: :nnghaloo:</text:p>
      <text:p text:style-name="Text_20_body"><text:span text:style-name="T6">Storm</text:span><text:span text:style-name="T5"> walks over to the door and opens it</text:span></text:p>
      <text:p text:style-name="Text_20_body"><text:span text:style-name="T6">Storm</text:span>: Hello?</text:p>
      <text:p text:style-name="Text_20_body"><text:span text:style-name="T4">Yoko</text:span>: Hello Stormy.</text:p>
      <text:p text:style-name="Text_20_body"><text:span text:style-name="T2">Dink</text:span><text:span text:style-name="T1"> whips Rabid harshly for trying to run</text:span></text:p>
      <text:p text:style-name="Text_20_body"><text:span text:style-name="T8">Tenda</text:span>: o-o!</text:p>
      <text:p text:style-name="Text_20_body"><text:span text:style-name="T8">Tenda</text:span>: Yoko, shoot them!! :flail:</text:p>
      <text:p text:style-name="Text_20_body"><text:span text:style-name="T8">Tenda</text:span>: SHOOT THEM BOTH!</text:p>
      <text:p text:style-name="Text_20_body"><text:span text:style-name="T6">Storm</text:span>: Oh, hey Yoko...</text:p>
      <text:p text:style-name="Text_20_body"><text:soft-page-break/><text:span text:style-name="T4">Yoko</text:span>: I remember you enslaving my two house guests?</text:p>
      <text:p text:style-name="Text_20_body"><text:span text:style-name="T8">Tenda</text:span><text:span text:style-name="T7"> scurries behind the chair she is leashed to</text:span></text:p>
      <text:p text:style-name="Text_20_body"><text:span text:style-name="T4">Yoko</text:span>: I want to make a trade.</text:p>
      <text:p text:style-name="Text_20_body"><text:span text:style-name="T10">Rabid</text:span><text:span text:style-name="T9"> whelps "I'm sorry Master! I was only trying to answer the door as Master commanded!"</text:span></text:p>
      <text:p text:style-name="Text_20_body"><text:span text:style-name="T8">Tenda</text:span><text:span text:style-name="T7"> tries to squeeze herself underneath</text:span></text:p>
      <text:p text:style-name="Text_20_body"><text:span text:style-name="T6">Storm</text:span>: Oh?</text:p>
      <text:p text:style-name="Text_20_body"><text:span text:style-name="T8">Tenda</text:span>: "A trade?"</text:p>
      <text:p text:style-name="Text_20_body"><text:span text:style-name="T10">Rabid</text:span><text:span text:style-name="T9"> curls up by the leg of the couch he's tethered to and laps at his wound</text:span></text:p>
      <text:p text:style-name="Text_20_body"><text:span text:style-name="T8">Tenda</text:span>: Why isn't she shooting? :toomuch:</text:p>
      <text:p text:style-name="Text_20_body"><text:span text:style-name="T6">Storm</text:span>: What kind of trade?</text:p>
      <text:p text:style-name="Text_20_body"><text:span text:style-name="T2">Dink</text:span><text:span text:style-name="T1"> eyes down the slaves "Don't talk while we have guests."</text:span></text:p>
      <text:p text:style-name="Text_20_body"><text:span text:style-name="T4">Yoko</text:span>: I'll give you my freedom if you let Rabid go.</text:p>
      <text:p text:style-name="Text_20_body"><text:span text:style-name="T10">Rabid</text:span><text:span text:style-name="T9"> looks at the floor and nods</text:span></text:p>
      <text:p text:style-name="Text_20_body"><text:span text:style-name="T8">Tenda</text:span><text:span text:style-name="T7"> mockingly but silently mouths "Don't talk while we have guests" to the floor before blowing a raspberry</text:span></text:p>
      <text:p text:style-name="Text_20_body"><text:span text:style-name="T4">Yoko</text:span>: But you have to promise that you won't enslave Rabid again.</text:p>
      <text:p text:style-name="Text_20_body"><text:span text:style-name="T6">Storm</text:span>: Hmmmm...</text:p>
      <text:p text:style-name="Text_20_body"><text:span text:style-name="T8">Tenda</text:span><text:span text:style-name="T7"> impatiently slaps the floor repeatedly with her tail while waiting for Yoko to make her move</text:span></text:p>
      <text:p text:style-name="Text_20_body"><text:span text:style-name="T8">Tenda</text:span>: ...wait, why did she only mention Rabid? :wtf:</text:p>
      <text:p text:style-name="Text_20_body"><text:span text:style-name="T11">Newblood</text:span> joined the chat </text:p>
      <text:p text:style-name="Text_20_body"><text:span text:style-name="T6">Storm</text:span>: What about the mothpone?</text:p>
      <text:p text:style-name="Text_20_body"><text:span text:style-name="T4">Yoko</text:span>: You can keep the mothpone.</text:p>
      <text:p text:style-name="Text_20_body"><text:span text:style-name="T8">Tenda</text:span>: ...YOU BITCH!</text:p>
      <text:p text:style-name="Text_20_body"><text:span text:style-name="T8">Tenda</text:span><text:span text:style-name="T7"> shakes a hoof at the door from behind her chair</text:span></text:p>
      <text:p text:style-name="Text_20_body"><text:span text:style-name="T6">Storm</text:span>: Hush, Serva.</text:p>
      <text:p text:style-name="Text_20_body"><text:span text:style-name="T2">Dink</text:span><text:span text:style-name="T1"> whips Tenda's neck as she yells</text:span></text:p>
      <text:p text:style-name="Text_20_body"><text:span text:style-name="T8">Tenda</text:span><text:span text:style-name="T7"> begins quietly sobbing</text:span></text:p>
      <text:p text:style-name="Text_20_body"><text:span text:style-name="T8">Tenda</text:span>: I don't know anyone else!</text:p>
      <text:p text:style-name="Text_20_body"><text:span text:style-name="T8">Tenda</text:span>: She's my one shitty hope!!</text:p>
      <text:p text:style-name="Text_20_body"><text:span text:style-name="T8">Tenda</text:span>: :gonkity:</text:p>
      <text:p text:style-name="Text_20_body"><text:span text:style-name="T6">Storm</text:span>: Hmm..</text:p>
      <text:p text:style-name="Text_20_body"><text:span text:style-name="T6">Storm</text:span>: Watcher, what do you think? Rabid for Yoko.</text:p>
      <text:p text:style-name="Text_20_body"><text:span text:style-name="T10">Rabid</text:span><text:span text:style-name="T9"> growls at Dink "Stop hurting her!" and runs to the end of his leash, pulling the couch a few inches before falling</text:span></text:p>
      <text:p text:style-name="Text_20_body"><text:span text:style-name="T8">Tenda</text:span>: Forget me! Forget it! Take Yoko! Hurt YOKO!</text:p>
      <text:p text:style-name="Text_20_body"><text:span text:style-name="T8">Tenda</text:span>: Buck solidarity, punish that traitorous bitch!</text:p>
      <text:p text:style-name="Text_20_body"><text:span text:style-name="T2">Dink</text:span><text:span text:style-name="T1"> mouths the words "Grab her." To Storm so that Yoko doesn't hear</text:span></text:p>
      <text:p text:style-name="Text_20_body"><text:soft-page-break/><text:span text:style-name="T4">Yoko</text:span><text:span text:style-name="T3"> slowly walks away</text:span></text:p>
      <text:p text:style-name="Text_20_body"><text:span text:style-name="T6">Storm</text:span><text:span text:style-name="T5"> grabs at Yoko, rolling his eyes</text:span></text:p>
      <text:p text:style-name="Text_20_body"><text:span text:style-name="T4">Yoko</text:span>: Gah!</text:p>
      <text:p text:style-name="Text_20_body"><text:span text:style-name="T4">Yoko</text:span>: I thought something like this would happen!</text:p>
      <text:p text:style-name="Text_20_body"><text:span text:style-name="T4">Yoko</text:span><text:span text:style-name="T3"> kicks Storm off her and runs</text:span></text:p>
      <text:p text:style-name="Text_20_body"><text:span text:style-name="T4">Yoko</text:span><text:span text:style-name="T3"> jumps into a bush and hides</text:span></text:p>
      <text:p text:style-name="Text_20_body"><text:span text:style-name="T8">Tenda</text:span>: This is kind of typical quality of Yoko planning. :wtf:</text:p>
      <text:p text:style-name="Text_20_body"><text:span text:style-name="T6">Storm</text:span>: o-o</text:p>
      <text:p text:style-name="Text_20_body"><text:span text:style-name="T8">Tenda</text:span>: Buck, how did I have even a sliver of faith in her? :doublefacehoof:</text:p>
      <text:p text:style-name="Text_20_body"><text:span text:style-name="T6">Storm</text:span>: Whatever.</text:p>
      <text:p text:style-name="Text_20_body"><text:span text:style-name="T6">Storm</text:span><text:span text:style-name="T5"> shuts the door</text:span></text:p>
      <text:p text:style-name="Text_20_body"><text:span text:style-name="T4">Yoko</text:span><text:span text:style-name="T3"> sighs</text:span></text:p>
      <text:p text:style-name="Text_20_body"><text:span text:style-name="T8">Tenda</text:span><text:span text:style-name="T7"> looks sadly to Dink</text:span></text:p>
      <text:p text:style-name="Text_20_body"><text:span text:style-name="T8">Tenda</text:span>: Can we forget I said anything, master? No more whips? I got excited, be nice. :wtf:</text:p>
      <text:p text:style-name="Text_20_body"><text:span text:style-name="T2">Dink</text:span><text:span text:style-name="T1"> glares at Tenda "You don't ask me questions unless I say you can! I'll ignore your insult just this once."</text:span></text:p>
      <text:p text:style-name="Text_20_body"><text:span text:style-name="T8">Tenda</text:span>: T-thank you, mister. You're the best. :fluttersmith:</text:p>
      <text:p text:style-name="Text_20_body"><text:span text:style-name="T2">Dink</text:span><text:span text:style-name="T1"> turns his head to Rabid "And mutt, don't you dare question my actions!", whips his flank</text:span></text:p>
      <text:p text:style-name="Text_20_body"><text:span text:style-name="T8">Tenda</text:span>: Nnrgh...</text:p>
      <text:p text:style-name="Text_20_body"><text:span text:style-name="T4">Yoko</text:span><text:span text:style-name="T3"> goes back home to grab her tranquilizer rifle,some gags,a garrote,a strange watch and a tazer</text:span></text:p>
      <text:p text:style-name="Text_20_body"><text:span text:style-name="T4">Yoko</text:span><text:span text:style-name="T3"> walks back into the bush</text:span></text:p>
      <text:p text:style-name="Text_20_body"><text:span text:style-name="T6">Storm</text:span>: Yay, wanton whipping.</text:p>
      <text:p text:style-name="Text_20_body"><text:span text:style-name="T8">Tenda</text:span><text:span text:style-name="T7"> muffled, "Boo wanton whipping." :doublefacehoof:</text:span></text:p>
      <text:p text:style-name="Text_20_body"><text:span text:style-name="T10">Rabid</text:span><text:span text:style-name="T9"> yelps</text:span></text:p>
      <text:p text:style-name="Text_20_body"><text:span text:style-name="T6">Storm</text:span>: (( The lack of an exclamation point was supposed to indicate exasperation :hurrr: ))</text:p>
      <text:p text:style-name="Text_20_body"><text:span text:style-name="T6">Storm</text:span>: Hey Watcher, may I hold that whip for a while? :gleepony:</text:p>
      <text:p text:style-name="Text_20_body"><text:span text:style-name="T8">Tenda</text:span>: (I thought it reflected your cool, villainous personality :P )</text:p>
      <text:p text:style-name="Text_20_body"><text:span text:style-name="T4">Yoko</text:span><text:span text:style-name="T3"> plans on how Operation Sandman will work</text:span></text:p>
      <text:p text:style-name="Text_20_body"><text:span text:style-name="T4">Yoko</text:span>: (Step 1:Buy an apple from a wicked witch)</text:p>
      <text:p text:style-name="Text_20_body"><text:span text:style-name="T4">Yoko</text:span>: (Step 2:Buy some bricks)</text:p>
      <text:p text:style-name="Text_20_body"><text:span text:style-name="T8">Tenda</text:span><text:span text:style-name="T7"> resumes trying to scurry further underneath the reclining chair</text:span></text:p>
      <text:p text:style-name="Text_20_body"><text:span text:style-name="T4">Yoko</text:span>: (Step 3:Throw brick into Stormy's kitchen)</text:p>
      <text:p text:style-name="Text_20_body"><text:span text:style-name="T2">Dink</text:span>: It's Dink... But here, take it.</text:p>
      <text:p text:style-name="Text_20_body"><text:span text:style-name="T4">Yoko</text:span>: (Step 4: Throw apple into kitchen)</text:p>
      <text:p text:style-name="Text_20_body"><text:span text:style-name="T4">Yoko</text:span>: (Step 5:???)</text:p>
      <text:p text:style-name="Text_20_body"><text:span text:style-name="T4">Yoko</text:span>: (Step 6: PROFIT!)</text:p>
      <text:p text:style-name="Text_20_body"><text:span text:style-name="T6">Storm</text:span>: (Step 5: Hope one of us feels like eating it)</text:p>
      <text:p text:style-name="Text_20_body"><text:soft-page-break/><text:span text:style-name="T6">Storm</text:span>: Dink...</text:p>
      <text:p text:style-name="Text_20_body"><text:span text:style-name="T2">Dink</text:span>: (Why would we eat an apple thrown into our house?)</text:p>
      <text:p text:style-name="Text_20_body"><text:span text:style-name="T6">Storm</text:span>: Neat.</text:p>
      <text:p text:style-name="Text_20_body"><text:span text:style-name="T8">Tenda</text:span>: (Step 5a: Tenda gets fed another crushed apple :facehoof: )</text:p>
      <text:p text:style-name="Text_20_body"><text:span text:style-name="T4">Yoko</text:span>: (hurrr)</text:p>
      <text:p text:style-name="Text_20_body"><text:span text:style-name="T6">Storm</text:span><text:span text:style-name="T5"> takes the whip and keeps it at his side</text:span></text:p>
      <text:p text:style-name="Text_20_body"><text:span text:style-name="T4">Yoko</text:span><text:span text:style-name="T3"> shrugs and decides to simply sneak into the house again</text:span></text:p>
      <text:p text:style-name="Text_20_body"><text:span text:style-name="T8">Tenda</text:span>: UnnhcanIaskaquestion. u_u</text:p>
      <text:p text:style-name="Text_20_body"><text:span text:style-name="T8">Tenda</text:span><text:span text:style-name="T7"> raises a hoof from underneath the chair, swinging it in the air</text:span></text:p>
      <text:p text:style-name="Text_20_body"><text:span text:style-name="T4">Yoko</text:span><text:span text:style-name="T3"> decides that she needs some backup so she goes back home to contact Newblood</text:span></text:p>
      <text:p text:style-name="Text_20_body"><text:span text:style-name="T6">Storm</text:span>: Go on.</text:p>
      <text:p text:style-name="Text_20_body"><text:span text:style-name="T8">Tenda</text:span>: ...can I have something to eat, please, great master who is so great? :wtf:</text:p>
      <text:p text:style-name="Text_20_body"><text:span text:style-name="T6">Storm</text:span>: I suppose...</text:p>
      <text:p text:style-name="Text_20_body"><text:span text:style-name="T6">Storm</text:span><text:span text:style-name="T5"> returns to the plate of food he brought in earlier</text:span></text:p>
      <text:p text:style-name="Text_20_body"><text:span text:style-name="T8">Tenda</text:span>: THANK YOU. :facedesk:</text:p>
      <text:p text:style-name="Text_20_body"><text:span text:style-name="T6">Storm</text:span><text:span text:style-name="T5"> pushes a small bowl of applesauce to Tenda</text:span></text:p>
      <text:p text:style-name="Text_20_body"><text:span text:style-name="T8">Tenda</text:span><text:span text:style-name="T7"> crawls out from under the chair and bounces excitedly</text:span></text:p>
      <text:p text:style-name="Text_20_body"><text:span text:style-name="T8">Tenda</text:span>: Yayayayayayay FOOD AND EATING!</text:p>
      <text:p text:style-name="Text_20_body"><text:span text:style-name="T8">Tenda</text:span>: ...</text:p>
      <text:p text:style-name="Text_20_body"><text:span text:style-name="T8">Tenda</text:span><text:span text:style-name="T7"> dips an antennae into the applesauce first :skeptical:</text:span></text:p>
      <text:p text:style-name="Text_20_body"><text:span text:style-name="T8">Tenda</text:span><text:span text:style-name="T7"> begins lapping it up o-o</text:span></text:p>
      <text:p text:style-name="Text_20_body"><text:span text:style-name="T10">Rabid</text:span><text:span text:style-name="T9"> keeps his head hung and raises his hoof</text:span></text:p>
      <text:p text:style-name="Text_20_body"><text:span text:style-name="T8">Tenda</text:span><text:span text:style-name="T7"> tips the bowl over in her haste, but just continues slurping it off of the floor</text:span></text:p>
      <text:p text:style-name="Text_20_body"><text:span text:style-name="T4">Yoko</text:span><text:span text:style-name="T3"> arrives at her house and goes upstairs to talk to Newblood,but he is busy researching MegaPony things</text:span></text:p>
      <text:p text:style-name="Text_20_body"><text:span text:style-name="T4">Yoko</text:span><text:span text:style-name="T3"> sighs</text:span></text:p>
      <text:p text:style-name="Text_20_body"><text:span text:style-name="T6">Storm</text:span>: Hmm, Rabid?</text:p>
      <text:p text:style-name="Text_20_body"><text:span text:style-name="T10">Rabid</text:span>: M-Master. May I eat too? I'm ever so hungry. I haven't eaten anything since you have me an apple the night before last.</text:p>
      <text:p text:style-name="Text_20_body"><text:span text:style-name="T10">Rabid</text:span><text:span text:style-name="T9"> holds his belly as it rumbles</text:span></text:p>
      <text:p text:style-name="Text_20_body"><text:span text:style-name="T4">Yoko</text:span><text:span text:style-name="T3"> decides to research stealth operations and the art of stealth</text:span></text:p>
      <text:p text:style-name="Text_20_body"><text:span text:style-name="T8">Tenda</text:span><text:span text:style-name="T7"> noisily drags the applesauce bowl across the floor, spilling more of it out so she can lick it up</text:span></text:p>
      <text:p text:style-name="Text_20_body"><text:span text:style-name="T6">Storm</text:span><text:span text:style-name="T5"> tosses an apple to Rabid</text:span></text:p>
      <text:p text:style-name="Text_20_body"><text:span text:style-name="T10">Rabid</text:span><text:span text:style-name="T9"> slowly nibbles at the apple, savoring it</text:span></text:p>
      <text:p text:style-name="Text_20_body"><text:span text:style-name="T8">Tenda</text:span><text:span text:style-name="T7"> gives a satisfied chirp, and sits back down on her plot. o-o</text:span></text:p>
      <text:p text:style-name="Text_20_body"><text:span text:style-name="T8">Tenda</text:span>: Thankyoumaster. o-o</text:p>
      <text:p text:style-name="Text_20_body"><text:span text:style-name="T10">Rabid</text:span>: Thank you, Master.</text:p>
      <text:p text:style-name="Text_20_body"><text:soft-page-break/><text:span text:style-name="T8">Tenda</text:span><text:span text:style-name="T7"> hisses at Rabid from across the room, "Suck-up!"</text:span></text:p>
      <text:p text:style-name="Text_20_body"><text:span text:style-name="T4">Yoko</text:span><text:span text:style-name="T3"> quickly learns on how to be sneaky by playing stealth games</text:span></text:p>
      <text:p text:style-name="Text_20_body"><text:span text:style-name="T4">Yoko</text:span><text:span text:style-name="T3"> sighs</text:span></text:p>
      <text:p text:style-name="Text_20_body"><text:span text:style-name="T10">Rabid</text:span><text:span text:style-name="T9"> looks at Tenda and frowns</text:span></text:p>
      <text:p text:style-name="Text_20_body"><text:span text:style-name="T6">Storm</text:span><text:span text:style-name="T5"> in one fluid motion pulls the whip out and whips the air just above Tenda, making a loud whipping sound</text:span></text:p>
      <text:p text:style-name="Text_20_body"><text:span text:style-name="T8">Tenda</text:span><text:span text:style-name="T7"> whimpers and covers her head</text:span></text:p>
      <text:p text:style-name="Text_20_body"><text:span text:style-name="T6">Storm</text:span>: Don't be rude.</text:p>
      <text:p text:style-name="Text_20_body"><text:span text:style-name="T8">Tenda</text:span>: O-okay...</text:p>
      <text:p text:style-name="Text_20_body"><text:span text:style-name="T8">Tenda</text:span><text:span text:style-name="T7"> sadly slumps onto the floor, occasionally licking up a spot of applesauce she missed</text:span></text:p>
      <text:p text:style-name="Text_20_body"><text:span text:style-name="T4">Yoko</text:span><text:span text:style-name="T3"> has a great idea and goes to the store to buy a maid outfit</text:span></text:p>
      <text:p text:style-name="Text_20_body"><text:span text:style-name="T8">Tenda</text:span>: (no no maid outfits :anger: )</text:p>
      <text:p text:style-name="Text_20_body"><text:span text:style-name="T4">Yoko</text:span>: (aww</text:p>
      <text:p text:style-name="Text_20_body"><text:span text:style-name="T8">Tenda</text:span>: (those are already being involved by ... other ponies &gt;​_&gt;​ )</text:p>
      <text:p text:style-name="Text_20_body"><text:span text:style-name="T4">Yoko</text:span><text:span text:style-name="T3"> doesn't even like maid outfits so she throws it in a bonfire</text:span></text:p>
      <text:p text:style-name="Text_20_body"><text:span text:style-name="T8">Tenda</text:span>: ( /me doesn't like maid outfits either :rariwat: )</text:p>
      <text:p text:style-name="Text_20_body"><text:span text:style-name="T11">Newblood</text:span>: (I'm atm trying to remember all the Megaman X Weps or abilities, as I can't remember names..)</text:p>
      <text:p text:style-name="Text_20_body"><text:span text:style-name="T8">Tenda</text:span>: Whaddawant now, master...</text:p>
      <text:p text:style-name="Text_20_body"><text:span text:style-name="T8">Tenda</text:span>: *Whaddayawant</text:p>
      <text:p text:style-name="Text_20_body"><text:span text:style-name="T8">Tenda</text:span>: Can I go back to bed? =_=</text:p>
      <text:p text:style-name="Text_20_body"><text:span text:style-name="T4">Yoko</text:span><text:span text:style-name="T3"> has another good idea</text:span></text:p>
      <text:p text:style-name="Text_20_body"><text:span text:style-name="T6">Storm</text:span>: Hmm</text:p>
      <text:p text:style-name="Text_20_body"><text:span text:style-name="T4">Yoko</text:span><text:span text:style-name="T3"> makes a replica of the collar Rabid gave her awhile ago</text:span></text:p>
      <text:p text:style-name="Text_20_body"><text:span text:style-name="T4">Yoko</text:span><text:span text:style-name="T3"> puts it on</text:span></text:p>
      <text:p text:style-name="Text_20_body"><text:span text:style-name="T8">Tenda</text:span>: You two don't seem to have much use for your labor army, why not just save on upkeep costs and send us home? :notimpressed:</text:p>
      <text:p text:style-name="Text_20_body"><text:span text:style-name="T10">Rabid</text:span><text:span text:style-name="T9"> cowers in fear that Tenda's insolence will garner beatings for us both</text:span></text:p>
      <text:p text:style-name="Text_20_body"><text:span text:style-name="T6">Storm</text:span>: Hm</text:p>
      <text:p text:style-name="Text_20_body"><text:span text:style-name="T4">Yoko</text:span><text:span text:style-name="T3"> takes it off, and decides that bringing up that Rabid is a 'slaveowner' and can't be enslaved is a bad idea</text:span></text:p>
      <text:p text:style-name="Text_20_body"><text:span text:style-name="T4">Yoko</text:span><text:span text:style-name="T3"> wishes that she went to law school</text:span></text:p>
      <text:p text:style-name="Text_20_body"><text:span text:style-name="T8">Tenda</text:span>: Hmmmmmm? :)</text:p>
      <text:p text:style-name="Text_20_body"><text:span text:style-name="T2">Dink</text:span><text:span text:style-name="T1"> snarls "We have many things you could do for us."</text:span></text:p>
      <text:p text:style-name="Text_20_body"><text:span text:style-name="T8">Tenda</text:span>: Ohokay. :fluttersmith:</text:p>
      <text:p text:style-name="Text_20_body"><text:span text:style-name="T8">Tenda</text:span>: ...can Rabid do them? :hides:</text:p>
      <text:p text:style-name="Text_20_body"><text:span text:style-name="T4">Yoko</text:span><text:span text:style-name="T3"> decides that she could simply pretend to be a slave and come up with a plan to escape with Rabid and Tenda</text:span></text:p>
      <text:p text:style-name="Text_20_body"><text:soft-page-break/><text:span text:style-name="T4">Yoko</text:span><text:span text:style-name="T3"> leaves her house and heads towards Stormys house again</text:span></text:p>
      <text:p text:style-name="Text_20_body"><text:span text:style-name="T4">Yoko</text:span><text:span text:style-name="T3"> arrives at Stormy's house and knocks on the front door</text:span></text:p>
      <text:p text:style-name="Text_20_body"><text:span text:style-name="T6">Storm</text:span>: Hmm</text:p>
      <text:p text:style-name="Text_20_body"><text:span text:style-name="T6">Storm</text:span>: Maybe we should build a testament to my greatness...</text:p>
      <text:p text:style-name="Text_20_body"><text:span text:style-name="T6">Storm</text:span>: and by "we" I mean "you two".</text:p>
      <text:p text:style-name="Text_20_body"><text:span text:style-name="T8">Tenda</text:span><text:span text:style-name="T7"> mutters under her breath, "Out of shit, maybe?" :nnghaloo:</text:span></text:p>
      <text:p text:style-name="Text_20_body"><text:span text:style-name="T6">Storm</text:span>: Funny.</text:p>
      <text:p text:style-name="Text_20_body"><text:span text:style-name="T8">Tenda</text:span>: ...I definitely didn't say anything, master, stop hearing things. :wtf:</text:p>
      <text:p text:style-name="Text_20_body"><text:span text:style-name="T6">Storm</text:span>: Well, if you're gonna build it out of shit...</text:p>
      <text:p text:style-name="Text_20_body"><text:span text:style-name="T6">Storm</text:span>: You should eat more.</text:p>
      <text:p text:style-name="Text_20_body"><text:span text:style-name="T4">Yoko</text:span><text:span text:style-name="T3"> knocks on Stormy's front door again</text:span></text:p>
      <text:p text:style-name="Text_20_body"><text:span text:style-name="T8">Tenda</text:span>: If you're going to make me eat my words, isn't that already accomplished? :facehoof:</text:p>
      <text:p text:style-name="Text_20_body"><text:span text:style-name="T2">Dink</text:span>: And what about my greatness Storm? :notimpressed:</text:p>
      <text:p text:style-name="Text_20_body"><text:span text:style-name="T6">Storm</text:span>: I'll make you eat more than your words, at this rate.</text:p>
      <text:p text:style-name="Text_20_body"><text:span text:style-name="T8">Tenda</text:span>: Please stop making me imagine the ways in which that's a BAD thing. :wtf:</text:p>
      <text:p text:style-name="Text_20_body"><text:span text:style-name="T4">Yoko</text:span><text:span text:style-name="T3"> knocks louder on Stormy's front door</text:span></text:p>
      <text:p text:style-name="Text_20_body"><text:span text:style-name="T6">Storm</text:span>: Mhmm...</text:p>
      <text:p text:style-name="Text_20_body"><text:span text:style-name="T8">Tenda</text:span>: Can you just stick to starving us, master?</text:p>
      <text:p text:style-name="Text_20_body"><text:span text:style-name="T8">Tenda</text:span>: At least that has an outcome I can foresee. :facehoof:</text:p>
      <text:p text:style-name="Text_20_body"><text:span text:style-name="T6">Storm</text:span>: Hmm...</text:p>
      <text:p text:style-name="Text_20_body"><text:span text:style-name="T10">Rabid</text:span>: M-Master. The d-door.</text:p>
      <text:p text:style-name="Text_20_body"><text:span text:style-name="T6">Storm</text:span>: I dunno; hungry workers don't work as well.</text:p>
      <text:p text:style-name="Text_20_body"><text:span text:style-name="T10">Rabid</text:span><text:span text:style-name="T9"> covers his head with his hooves</text:span></text:p>
      <text:p text:style-name="Text_20_body"><text:span text:style-name="T6">Storm</text:span>: Yes, I know.</text:p>
      <text:p text:style-name="Text_20_body"><text:span text:style-name="T6">Storm</text:span>: Dink, the door.</text:p>
      <text:p text:style-name="Text_20_body"><text:span text:style-name="T8">Tenda</text:span>: No, do the starving, I don't like it when do so much ALLUDING. :wtf:</text:p>
      <text:p text:style-name="Text_20_body"><text:span text:style-name="T8">Tenda</text:span>: *when you do so</text:p>
      <text:p text:style-name="Text_20_body"><text:span text:style-name="T6">Storm</text:span>: Allusion is fun.</text:p>
      <text:p text:style-name="Text_20_body"><text:span text:style-name="T8">Tenda</text:span>: Not when it's being done by an a-- a master... you are subject to the whims of.</text:p>
      <text:p text:style-name="Text_20_body"><text:span text:style-name="T4">Yoko</text:span><text:span text:style-name="T3"> sighs</text:span></text:p>
      <text:p text:style-name="Text_20_body"><text:span text:style-name="T8">Tenda</text:span>: Then it's just scary. :wtf:</text:p>
      <text:p text:style-name="Text_20_body"><text:span text:style-name="T8">Tenda</text:span>: I mean, whatever you want, I don't.</text:p>
      <text:p text:style-name="Text_20_body"><text:span text:style-name="T8">Tenda</text:span>: There are like, obvious problems here.</text:p>
      <text:p text:style-name="Text_20_body"><text:span text:style-name="T2">Dink</text:span><text:span text:style-name="T1"> heads toward and opens the door "Hello?"</text:span></text:p>
      <text:p text:style-name="Text_20_body"><text:span text:style-name="T6">Storm</text:span>: Hmm...</text:p>
      <text:p text:style-name="Text_20_body"><text:span text:style-name="T6">Storm</text:span><text:span text:style-name="T5"> grabs Tenda's leash</text:span></text:p>
      <text:p text:style-name="Text_20_body"><text:span text:style-name="T6">Storm</text:span>: Enough talking.</text:p>
      <text:p text:style-name="Text_20_body"><text:soft-page-break/><text:span text:style-name="T8">Tenda</text:span>: ButIliketalking. &lt;_&gt;​</text:p>
      <text:p text:style-name="Text_20_body"><text:span text:style-name="T4">Yoko</text:span><text:span text:style-name="T3"> sucker punches Dink and pushes him to the ground, covering his mouth with her hooves</text:span></text:p>
      <text:p text:style-name="Text_20_body"><text:span text:style-name="T10">Rabid</text:span><text:span text:style-name="T9"> looks over at the door and screams</text:span></text:p>
      <text:p text:style-name="Text_20_body"><text:span text:style-name="T8">Tenda</text:span>: :stararity:</text:p>
      <text:p text:style-name="Text_20_body"><text:span text:style-name="T6">Storm</text:span>: O-O</text:p>
      <text:p text:style-name="Text_20_body"><text:span text:style-name="T4">Yoko</text:span><text:span text:style-name="T3"> attempts to drag Dink away</text:span></text:p>
      <text:p text:style-name="Text_20_body"><text:span text:style-name="T6">Storm</text:span><text:span text:style-name="T5"> pulls out the whip and whips at Yoko</text:span></text:p>
      <text:p text:style-name="Text_20_body"><text:span text:style-name="T8">Tenda</text:span><text:span text:style-name="T7"> tries to yank her leash out of Storm's grip?</text:span></text:p>
      <text:p text:style-name="Text_20_body"><text:span text:style-name="T2">Dink</text:span><text:span text:style-name="T1"> falls to the ground squirming, tying to fight Yoko off</text:span></text:p>
      <text:p text:style-name="Text_20_body"><text:span text:style-name="T6">Storm</text:span><text:span text:style-name="T5"> loosens his grip on the leash as a matter of necessity</text:span></text:p>
      <text:p text:style-name="Text_20_body"><text:span text:style-name="T8">Tenda</text:span><text:span text:style-name="T7"> murrs and tries harder to pull herself free</text:span></text:p>
      <text:p text:style-name="Text_20_body"><text:span text:style-name="T4">Yoko</text:span><text:span text:style-name="T3"> moans and continues to drag Dink away</text:span></text:p>
      <text:p text:style-name="Text_20_body"><text:span text:style-name="T8">Tenda</text:span>: RABID, DO SOMETHING!</text:p>
      <text:p text:style-name="Text_20_body"><text:span text:style-name="T10">Rabid</text:span><text:span text:style-name="T9"> runs to the end of his leash</text:span></text:p>
      <text:p text:style-name="Text_20_body"><text:span text:style-name="T6">Storm</text:span><text:span text:style-name="T5"> chases after Yoko</text:span></text:p>
      <text:p text:style-name="Text_20_body"><text:span text:style-name="T6">Storm</text:span>: Put Dink down!</text:p>
      <text:p text:style-name="Text_20_body"><text:span text:style-name="T6">Storm</text:span><text:span text:style-name="T5"> whips at Yoko again</text:span></text:p>
      <text:p text:style-name="Text_20_body"><text:span text:style-name="T8">Tenda</text:span><text:span text:style-name="T7"> gets dragged behind Storm, gagging</text:span></text:p>
      <text:p text:style-name="Text_20_body"><text:span text:style-name="T4">Yoko</text:span><text:span text:style-name="T3"> laughs</text:span></text:p>
      <text:p text:style-name="Text_20_body"><text:span text:style-name="T4">Yoko</text:span><text:span text:style-name="T3"> drags Dink into a nearby bush and ties him up</text:span></text:p>
      <text:p text:style-name="Text_20_body"><text:span text:style-name="T8">Tenda</text:span>: M-MASTERGK CANYOUFH LET ME GO?</text:p>
      <text:p text:style-name="Text_20_body"><text:span text:style-name="T4">Yoko</text:span><text:span text:style-name="T3"> runs into Stormys house and locks the door behind her</text:span></text:p>
      <text:p text:style-name="Text_20_body"><text:span text:style-name="T6">Storm</text:span>: :notimpressed:</text:p>
      <text:p text:style-name="Text_20_body"><text:span text:style-name="T6">Storm</text:span><text:span text:style-name="T5"> loosens grip on the leash again</text:span></text:p>
      <text:p text:style-name="Text_20_body"><text:span text:style-name="T4">Yoko</text:span>: Okaysowhowantstoberescue​dfirst</text:p>
      <text:p text:style-name="Text_20_body"><text:span text:style-name="T6">Storm</text:span><text:span text:style-name="T5"> is standing in front of the doorway, between Yoko and the slaves :hurrr:</text:span></text:p>
      <text:p text:style-name="Text_20_body"><text:span text:style-name="T8">Tenda</text:span>: Rescue me you dumbass, just get Storm to drop the leash!</text:p>
      <text:p text:style-name="Text_20_body"><text:span text:style-name="T6">Storm</text:span><text:span text:style-name="T5"> is unimpressed</text:span></text:p>
      <text:p text:style-name="Text_20_body"><text:span text:style-name="T8">Tenda</text:span><text:span text:style-name="T7"> waves from outside the front door, behind Storm</text:span></text:p>
      <text:p text:style-name="Text_20_body"><text:span text:style-name="T10">Rabid</text:span><text:span text:style-name="T9"> runs around and hides behind the arm of hte couch</text:span></text:p>
      <text:p text:style-name="Text_20_body"><text:span text:style-name="T8">Tenda</text:span>: SHOOT HIM! WHERE IS YOUR GUN!</text:p>
      <text:p text:style-name="Text_20_body"><text:span text:style-name="T4">Yoko</text:span>: Why would I shoot him?</text:p>
      <text:p text:style-name="Text_20_body"><text:span text:style-name="T8">Tenda</text:span>: B-because you're rescuing us?!</text:p>
      <text:p text:style-name="Text_20_body"><text:span text:style-name="T4">Yoko</text:span><text:span text:style-name="T3"> tackles Stormy and attempts to break his horn</text:span></text:p>
      <text:p text:style-name="Text_20_body"><text:span text:style-name="T2">Dink</text:span><text:span text:style-name="T1"> stands up and kicks Yoko in the gut</text:span></text:p>
      <text:p text:style-name="Text_20_body"><text:span text:style-name="T6">Storm</text:span><text:span text:style-name="T5"> rolls over and kicks Yoko off him, towards the far wall</text:span></text:p>
      <text:p text:style-name="Text_20_body"><text:span text:style-name="T8">Tenda</text:span><text:span text:style-name="T7"> watches, frozen with fear for Yoko, attempting to wrestle the magical alicorn </text:span><text:soft-page-break/><text:span text:style-name="T7">:doublefacehoof:</text:span></text:p>
      <text:p text:style-name="Text_20_body"><text:span text:style-name="T6">Storm</text:span><text:span text:style-name="T5"> lets go of the leash, however</text:span></text:p>
      <text:p text:style-name="Text_20_body"><text:span text:style-name="T8">Tenda</text:span><text:span text:style-name="T7"> watches the leash go slack and fall, and looks behind her, and ... looks back to the house where Rabid and Yoko still are, grimly :I</text:span></text:p>
      <text:p text:style-name="Text_20_body"><text:span text:style-name="T10">Rabid</text:span><text:span text:style-name="T9"> cowers behind the couch and can't see what's going on</text:span></text:p>
      <text:p text:style-name="Text_20_body"><text:span text:style-name="T8">Tenda</text:span>: Rabidwhydidyouhavetosayt​hatyesterday. :I</text:p>
      <text:p text:style-name="Text_20_body"><text:span text:style-name="T8">Tenda</text:span><text:span text:style-name="T7"> quickly pulls her leash to herself, wrapping it around a leg, and cautiously approaches Stormy's house</text:span></text:p>
      <text:p text:style-name="Text_20_body"><text:span text:style-name="T4">Yoko</text:span><text:span text:style-name="T3"> is barely harmed from Storm's kick, however Dink's kick to the gut makes her vomit up blood</text:span></text:p>
      <text:p text:style-name="Text_20_body"><text:span text:style-name="T4">Yoko</text:span><text:span text:style-name="T3"> rolls over to Rabid and cuts the leash off with a knife</text:span></text:p>
      <text:p text:style-name="Text_20_body"><text:span text:style-name="T8">Tenda</text:span><text:span text:style-name="T7"> grimaces as she sees Yoko go down through the door</text:span></text:p>
      <text:p text:style-name="Text_20_body"><text:span text:style-name="T8">Tenda</text:span><text:span text:style-name="T7"> remains frozen in the doorway, uneasily tracking Stormy's horn with her eyes</text:span></text:p>
      <text:p text:style-name="Text_20_body"><text:span text:style-name="T4">Yoko</text:span>: (Wait.. I'm in your house right?)</text:p>
      <text:p text:style-name="Text_20_body"><text:span text:style-name="T10">Rabid</text:span><text:span text:style-name="T9"> is still cowering, eyes covered with his hooves</text:span></text:p>
      <text:p text:style-name="Text_20_body"><text:span text:style-name="T4">Yoko</text:span>: Rabid, get up!</text:p>
      <text:p text:style-name="Text_20_body"><text:span text:style-name="T6">Storm</text:span><text:span text:style-name="T5"> rolls over, getting to his feet</text:span></text:p>
      <text:p text:style-name="Text_20_body"><text:span text:style-name="T4">Yoko</text:span>: Make a run for it!</text:p>
      <text:p text:style-name="Text_20_body"><text:span text:style-name="T8">Tenda</text:span>: Why do I get stuck needing to jailbreak from the pone who created me and is just going to track me down and UNMAKE me if I do this... :toomuch:</text:p>
      <text:p text:style-name="Text_20_body"><text:span text:style-name="T10">Rabid</text:span><text:span text:style-name="T9"> acts as if he hasn't heard yoko</text:span></text:p>
      <text:p text:style-name="Text_20_body"><text:span text:style-name="T8">Tenda</text:span><text:span text:style-name="T7"> mumbles to herself, "I have to murder him.. but I don't know if I CAN murder him.. and I don't really want to murder ANYpone... nngh..." :toomuch:</text:span></text:p>
      <text:p text:style-name="Text_20_body"><text:span text:style-name="T2">Dink</text:span><text:span text:style-name="T1"> kicks Yoko again in the gut, turning her head to Rabid and Tenda</text:span></text:p>
      <text:p text:style-name="Text_20_body"><text:span text:style-name="T8">Tenda</text:span><text:span text:style-name="T7"> sits down in the doorway, clutching her spinning head</text:span></text:p>
      <text:p text:style-name="Text_20_body"><text:span text:style-name="T2">Dink</text:span><text:span text:style-name="T1"> and glaring</text:span></text:p>
      <text:p text:style-name="Text_20_body"><text:span text:style-name="T4">Yoko</text:span><text:span text:style-name="T3"> blocks the blow and grabs Dinks leg, pulling him to the ground</text:span></text:p>
      <text:p text:style-name="Text_20_body"><text:span text:style-name="T8">Tenda</text:span><text:span text:style-name="T7"> continues, to herself, "But Rabid could probably get by... I could at least get Rabid out..."</text:span></text:p>
      <text:p text:style-name="Text_20_body"><text:span text:style-name="T8">Tenda</text:span><text:span text:style-name="T7"> shakes her head, "But he said he'd just come back for ME..."</text:span></text:p>
      <text:p text:style-name="Text_20_body"><text:span text:style-name="T8">Tenda</text:span><text:span text:style-name="T7"> rolls onto her side, and clutches her head harder with both forehooves as she becomes totally lost in thought</text:span></text:p>
      <text:p text:style-name="Text_20_body"><text:span text:style-name="T6">Storm</text:span><text:span text:style-name="T5"> kicks at Yoko</text:span></text:p>
      <text:p text:style-name="Text_20_body"><text:span text:style-name="T4">Yoko</text:span><text:span text:style-name="T3"> is slightly stunned by Stormy's kick but shakes it off and trips Storm</text:span></text:p>
      <text:p text:style-name="Text_20_body"><text:span text:style-name="T6">Storm</text:span><text:span text:style-name="T5"> flops to the ground</text:span></text:p>
      <text:p text:style-name="Text_20_body"><text:span text:style-name="T4">Yoko</text:span><text:span text:style-name="T3"> runs to the kitchen and grabs a large knife</text:span></text:p>
      <text:p text:style-name="Text_20_body"><text:span text:style-name="T10">Rabid</text:span><text:span text:style-name="T9"> screams and grabs yoko by the throat and throttles her, slamming her head against the ground, the knife flying away as Yoko is knocked unconscious</text:span></text:p>
      <text:p text:style-name="Text_20_body"><text:span text:style-name="T10">Rabid</text:span><text:span text:style-name="T9"> collapses the the ground sobbing</text:span></text:p>
      <text:p text:style-name="Text_20_body"><text:span text:style-name="T8">Tenda</text:span><text:span text:style-name="T7"> snaps back to attention just in time to see what Rabid does :stararity:</text:span></text:p>
      <text:p text:style-name="Text_20_body"><text:soft-page-break/><text:span text:style-name="T8">Tenda</text:span>: ...whatthebuckdoesthatme​an. D:</text:p>
      <text:p text:style-name="Text_20_body"><text:span text:style-name="T6">Storm</text:span>: O-o</text:p>
      <text:p text:style-name="Text_20_body"><text:span text:style-name="T2">Dink</text:span>: (You are on the ground, you can't just run :notimpressed: Im thinking of just removing this entire thing with Yoko :notimpressed: )</text:p>
      <text:p text:style-name="Text_20_body"><text:span text:style-name="T8">Tenda</text:span>: (I am :notimpressed: with why Yoko would drag a fucking fight scene on this long when she earlier said multiple times SHE JUST WANTS TO LOSE ANYWAY)</text:p>
      <text:p text:style-name="Text_20_body"><text:span text:style-name="T8">Tenda</text:span>: (so why godmode yourself WINNING?)</text:p>
      <text:p text:style-name="Text_20_body"><text:span text:style-name="T2">Dink</text:span>: (^)</text:p>
      <text:p text:style-name="Text_20_body"><text:span text:style-name="T4">Yoko</text:span>: (not godmoded i was waiting until someone would beat me)</text:p>
      <text:p text:style-name="Text_20_body"><text:span text:style-name="T8">Tenda</text:span>: (how the fuck can anyone beat you when your lines include THEIR responses?)</text:p>
      <text:p text:style-name="Text_20_body"><text:span text:style-name="T10">Rabid</text:span>: (you can't lose when every lines starts with "blocks the blow")</text:p>
      <text:p text:style-name="Text_20_body"><text:span text:style-name="T2">Dink</text:span>: (^)</text:p>
      <text:p text:style-name="Text_20_body"><text:span text:style-name="T8">Tenda</text:span>: (just become unconscious and let's continue)</text:p>
      <text:p text:style-name="Text_20_body"><text:span text:style-name="T8">Tenda</text:span>: (ty Rabid)</text:p>
      <text:p text:style-name="Text_20_body"><text:span text:style-name="T4">Yoko</text:span>: (okay fine)</text:p>
      <text:p text:style-name="Text_20_body"><text:span text:style-name="T4">Yoko</text:span>: (all you had to do was punch meeeeeee)</text:p>
      <text:p text:style-name="Text_20_body"><text:span text:style-name="T8">Tenda</text:span>: (you got WHIPPED multiple times at the start... )</text:p>
      <text:p text:style-name="Text_20_body"><text:span text:style-name="T8">Tenda</text:span>: (kicked so hard you vomited up blood...)</text:p>
      <text:p text:style-name="Text_20_body"><text:span text:style-name="T10">Rabid</text:span>: (^)</text:p>
      <text:p text:style-name="Text_20_body"><text:span text:style-name="T8">Tenda</text:span>: (Yoko fucking learn to play if you are going to stick around)</text:p>
      <text:p text:style-name="Text_20_body"><text:span text:style-name="T8">Tenda</text:span>: (I'm running out of patience for second chances)</text:p>
      <text:p text:style-name="Text_20_body"><text:span text:style-name="T4">Yoko</text:span>: (okay fine jeeze lets continue please)</text:p>
      <text:p text:style-name="Text_20_body"><text:span text:style-name="T8">Tenda</text:span>: (Same, continuing this in steam chat if I have anything else to say)</text:p>
      <text:p text:style-name="Text_20_body"><text:span text:style-name="T8">Tenda</text:span>: R-Rabid, why did you just...</text:p>
      <text:p text:style-name="Text_20_body"><text:span text:style-name="T8">Tenda</text:span>: I was going to come get you, and...</text:p>
      <text:p text:style-name="Text_20_body"><text:span text:style-name="T8">Tenda</text:span>: Why would you do what you just did?! D:</text:p>
      <text:p text:style-name="Text_20_body"><text:span text:style-name="T4">Yoko</text:span>: (fuck realism)</text:p>
      <text:p text:style-name="Text_20_body"><text:span text:style-name="T10">Rabid</text:span><text:span text:style-name="T9"> doesn't respond, but silently crawls back to the foot of the couch and holds his head in his hooves</text:span></text:p>
      <text:p text:style-name="Text_20_body"><text:span text:style-name="T4">Yoko</text:span>: (we are cartoon ponies goddamnit)</text:p>
      <text:p text:style-name="Text_20_body"><text:span text:style-name="T8">Tenda</text:span>: Rabidanswerbuckingquick,​ do you want me to help you or not?</text:p>
      <text:p text:style-name="Text_20_body"><text:span text:style-name="T8">Tenda</text:span>: Because I'm on the door and like I GOTTA GO NOW.</text:p>
      <text:p text:style-name="Text_20_body"><text:span text:style-name="T6">Storm</text:span>: (So?)</text:p>
      <text:p text:style-name="Text_20_body"><text:span text:style-name="T10">Rabid</text:span><text:span text:style-name="T9"> doesn't answer and keeps sobbing</text:span></text:p>
      <text:p text:style-name="Text_20_body"><text:span text:style-name="T8">Tenda</text:span>: ...Rabid, I didn't mean what I said earlier about "didn't take you long..."</text:p>
      <text:p text:style-name="Text_20_body"><text:span text:style-name="T4">Yoko</text:span>: (ugh nevermind, i still wonder why we even fucking try to put realism into this)</text:p>
      <text:p text:style-name="Text_20_body"><text:span text:style-name="T8">Tenda</text:span>: You're with me, right, so aren't you going to COME ON?</text:p>
      <text:p text:style-name="Text_20_body"><text:span text:style-name="T6">Storm</text:span><text:span text:style-name="T5"> gets back to his feet, staring at Tenda</text:span></text:p>
      <text:p text:style-name="Text_20_body"><text:soft-page-break/><text:span text:style-name="T8">Tenda</text:span>: I--look--</text:p>
      <text:p text:style-name="Text_20_body"><text:span text:style-name="T8">Tenda</text:span><text:span text:style-name="T7"> notices Storm, and cringes, taking a few cautious steps away from the doorway</text:span></text:p>
      <text:p text:style-name="Text_20_body"><text:span text:style-name="T8">Tenda</text:span>: RabidIthinkIgottago.</text:p>
      <text:p text:style-name="Text_20_body"><text:span text:style-name="T6">Storm</text:span><text:span text:style-name="T5"> inches closer</text:span></text:p>
      <text:p text:style-name="Text_20_body"><text:span text:style-name="T8">Tenda</text:span><text:span text:style-name="T7"> remains frozen, staring at Storm's horn</text:span></text:p>
      <text:p text:style-name="Text_20_body"><text:span text:style-name="T8">Tenda</text:span>: P-please don't do the one thing.</text:p>
      <text:p text:style-name="Text_20_body"><text:span text:style-name="T6">Storm</text:span><text:span text:style-name="T5"> freezes, shaking his head</text:span></text:p>
      <text:p text:style-name="Text_20_body"><text:span text:style-name="T8">Tenda</text:span><text:span text:style-name="T7"> slowly begins inching backwards again</text:span></text:p>
      <text:p text:style-name="Text_20_body"><text:span text:style-name="T8">Tenda</text:span>: So are we... even now? After this whole fiasco?</text:p>
      <text:p text:style-name="Text_20_body"><text:span text:style-name="T2">Dink</text:span><text:span text:style-name="T1"> slowly stands up, breathing deeply</text:span></text:p>
      <text:p text:style-name="Text_20_body"><text:span text:style-name="T8">Tenda</text:span>: You're not going to chase me down and do anything ... magical..?</text:p>
      <text:p text:style-name="Text_20_body"><text:span text:style-name="T6">Storm</text:span>: ...</text:p>
      <text:p text:style-name="Text_20_body"><text:span text:style-name="T6">Storm</text:span>: Are we?</text:p>
      <text:p text:style-name="Text_20_body"><text:span text:style-name="T8">Tenda</text:span><text:span text:style-name="T7"> squeaks u_u</text:span></text:p>
      <text:p text:style-name="Text_20_body"><text:span text:style-name="T8">Tenda</text:span>: I-it's your call...</text:p>
      <text:p text:style-name="Text_20_body"><text:span text:style-name="T6">Storm</text:span><text:span text:style-name="T5"> lights up his horn, glaring at Tenda</text:span></text:p>
      <text:p text:style-name="Text_20_body"><text:span text:style-name="T8">Tenda</text:span>: I'm not going to try and make that decision for you when you're the one with the horn. :wtf:</text:p>
      <text:p text:style-name="Text_20_body"><text:span text:style-name="T8">Tenda</text:span>: NOCOMEON.</text:p>
      <text:p text:style-name="Text_20_body"><text:span text:style-name="T10">Rabid</text:span><text:span text:style-name="T9"> looks up at Dink from his spot beside the couch</text:span></text:p>
      <text:p text:style-name="Text_20_body"><text:span text:style-name="T8">Tenda</text:span><text:span text:style-name="T7"> runs up to Storm and throws herself at his hooves</text:span></text:p>
      <text:p text:style-name="Text_20_body"><text:span text:style-name="T8">Tenda</text:span>: Don'tdon'tdon'tdon'tdon'​tplease...</text:p>
      <text:p text:style-name="Text_20_body"><text:span text:style-name="T8">Tenda</text:span>: I can't go back...</text:p>
      <text:p text:style-name="Text_20_body"><text:span text:style-name="T6">Storm</text:span><text:span text:style-name="T5"> stares down at Tenda, unimpressed as the door behind her unlocks itself and opens slightly</text:span></text:p>
      <text:p text:style-name="Text_20_body"><text:span text:style-name="T8">Tenda</text:span><text:span text:style-name="T7"> looks up at Storm, eyes watery and shaking</text:span></text:p>
      <text:p text:style-name="Text_20_body"><text:span text:style-name="T8">Tenda</text:span>: You're the boss, okay?</text:p>
      <text:p text:style-name="Text_20_body"><text:span text:style-name="T8">Tenda</text:span>: You're 'master.'</text:p>
      <text:p text:style-name="Text_20_body"><text:span text:style-name="T8">Tenda</text:span>: Just never do that to me.</text:p>
      <text:p text:style-name="Text_20_body"><text:span text:style-name="T6">Storm</text:span><text:span text:style-name="T5"> shoves her towards the door</text:span></text:p>
      <text:p text:style-name="Text_20_body"><text:span text:style-name="T8">Tenda</text:span><text:span text:style-name="T7"> meeps, and trots in slowly with a quiet murr</text:span></text:p>
      <text:p text:style-name="Text_20_body"><text:span text:style-name="T8">Tenda</text:span><text:span text:style-name="T7"> lies beside Rabid, and turns her eyes to Dink</text:span></text:p>
      <text:p text:style-name="Text_20_body"><text:span text:style-name="T8">Tenda</text:span>: Hello again master...</text:p>
      <text:p text:style-name="Text_20_body"><text:span text:style-name="T6">Storm</text:span>: (Wait, was this the door going into the house or out of the house? :hurrr: )</text:p>
      <text:p text:style-name="Text_20_body"><text:span text:style-name="T6">Storm</text:span>: (I thought we were already inside :hurrr: )</text:p>
      <text:p text:style-name="Text_20_body"><text:span text:style-name="T8">Tenda</text:span>: (eh whatever :hurrr: )</text:p>
      <text:p text:style-name="Text_20_body"><text:span text:style-name="T6">Storm</text:span>: (So I opened the door going outside...)</text:p>
      <text:p text:style-name="Text_20_body"><text:span text:style-name="T8">Tenda</text:span>: (I was already outside, from what I gathere,d because that's where you dropped my leash)</text:p>
      <text:p text:style-name="Text_20_body"><text:span text:style-name="T8">Tenda</text:span>: (and I hadn't yet gone back inside for obvious reasons :P )</text:p>
      <text:p text:style-name="Text_20_body"><text:soft-page-break/><text:span text:style-name="T6">Storm</text:span>: (I thought I had dropped it inside, but meh)</text:p>
      <text:p text:style-name="Text_20_body"><text:span text:style-name="T8">Tenda</text:span>: (wait are you saying you are trying to ask me to LEAVE? D: )</text:p>
      <text:p text:style-name="Text_20_body"><text:span text:style-name="T6">Storm</text:span>: (Maybe :ajlie:)</text:p>
      <text:p text:style-name="Text_20_body"><text:span text:style-name="T8">Tenda</text:span>: ( DDDDDDDDDDDDDDDDDDDDDDDD​DDDDDDD: )</text:p>
      <text:p text:style-name="Text_20_body"><text:span text:style-name="T8">Tenda</text:span>: (why would you do that ;~~~~~~~~; )</text:p>
      <text:p text:style-name="Text_20_body"><text:span text:style-name="T8">Tenda</text:span>: (we do it my way, continue :rariwat: )</text:p>
      <text:p text:style-name="Text_20_body"><text:span text:style-name="T8">Tenda</text:span>: (I haven't gotten to do like any slave stuff yet without Yoko interrupting and ruining it all, how could you kick me out :whiney: )</text:p>
      <text:p text:style-name="Text_20_body"><text:span text:style-name="T2">Dink</text:span>: (Sorry, I'm back.)</text:p>
      <text:p text:style-name="Text_20_body"><text:span text:style-name="T6">Storm</text:span><text:span text:style-name="T5"> sighs loudly and walks in, shutting the door behind him</text:span></text:p>
      <text:p text:style-name="Text_20_body"><text:span text:style-name="T8">Tenda</text:span><text:span text:style-name="T7"> looks frustratedly at Rabid, and gives him a gentle jab in the ribs</text:span></text:p>
      <text:p text:style-name="Text_20_body"><text:span text:style-name="T10">Rabid</text:span><text:span text:style-name="T9"> meeps</text:span></text:p>
      <text:p text:style-name="Text_20_body"><text:span text:style-name="T8">Tenda</text:span><text:span text:style-name="T7"> hisses quietly to him, "Great work, pet."</text:span></text:p>
      <text:p text:style-name="Text_20_body"><text:span text:style-name="T8">Tenda</text:span><text:span text:style-name="T7"> "Easy to see whose side you ended up on."</text:span></text:p>
      <text:p text:style-name="Text_20_body"><text:span text:style-name="T10">Rabid</text:span><text:span text:style-name="T9"> looks away from Tenda and at the fllor</text:span></text:p>
      <text:p text:style-name="Text_20_body"><text:span text:style-name="T8">Tenda</text:span><text:span text:style-name="T7"> decidedly looks away from Rabid with a huff, crossing her arms as she lies on the floor</text:span></text:p>
      <text:p text:style-name="Text_20_body"><text:span text:style-name="T6">Storm</text:span><text:span text:style-name="T5"> ignores all of them, huffing up to his room</text:span></text:p>
      <text:p text:style-name="Text_20_body"><text:span text:style-name="T10">Rabid</text:span><text:span text:style-name="T9"> looks up to Dink, then at Yoko's motionless body on the floor, then back to Dink</text:span></text:p>
      <text:p text:style-name="Text_20_body"><text:span text:style-name="T8">Tenda</text:span><text:span text:style-name="T7"> whispers again without turning to face Rabid, "For the record, I WAS ABOUT to just run. And I had like plenty of time. Time that I spent thinking about getting you out first."</text:span></text:p>
      <text:p text:style-name="Text_20_body"><text:span text:style-name="T8">Tenda</text:span><text:span text:style-name="T7"> can't help but raise her voice to normal volume, "SO, remember that, you stupid worm."</text:span></text:p>
      <text:p text:style-name="Text_20_body"><text:span text:style-name="T10">Rabid</text:span><text:span text:style-name="T9"> puts his head in his hooves "I'm sorry."</text:span></text:p>
      <text:p text:style-name="Text_20_body"><text:span text:style-name="T8">Tenda</text:span>: Thanks a ton.</text:p>
      <text:p text:style-name="Text_20_body"><text:span text:style-name="T8">Tenda</text:span><text:span text:style-name="T7"> growls and jabs Rabid again</text:span></text:p>
      <text:p text:style-name="Text_20_body"><text:span text:style-name="T2">Dink</text:span><text:span text:style-name="T1"> rubs his head</text:span></text:p>
      <text:p text:style-name="Text_20_body"><text:span text:style-name="T8">Tenda</text:span>: You should be!</text:p>
      <text:p text:style-name="Text_20_body"><text:span text:style-name="T8">Tenda</text:span>: Storm wouldn't have noticed me if I didn't wait up for you!</text:p>
      <text:p text:style-name="Text_20_body"><text:span text:style-name="T8">Tenda</text:span>: And... I can't do anything if he's around...</text:p>
      <text:p text:style-name="Text_20_body"><text:span text:style-name="T8">Tenda</text:span>: So like, this is on you!</text:p>
      <text:p text:style-name="Text_20_body"><text:span text:style-name="T8">Tenda</text:span>: Everytime she bucking whips me!</text:p>
      <text:p text:style-name="Text_20_body"><text:span text:style-name="T8">Tenda</text:span>: It's ON YOU.</text:p>
      <text:p text:style-name="Text_20_body"><text:span text:style-name="T8">Tenda</text:span><text:span text:style-name="T7"> spits on Rabid</text:span></text:p>
      <text:p text:style-name="Text_20_body"><text:span text:style-name="T8">Tenda</text:span>: Sleep with that, the good little pet.</text:p>
      <text:p text:style-name="Text_20_body"><text:span text:style-name="T10">Rabid</text:span><text:span text:style-name="T9"> doesn't even attempt to wipe off the spit and stays motionless</text:span></text:p>
      <text:p text:style-name="Text_20_body"><text:span text:style-name="T8">Tenda</text:span><text:span text:style-name="T7"> frustratedly walks to the opposite side of the couch before lying down again</text:span></text:p>
      <text:p text:style-name="Text_20_body"><text:span text:style-name="T8">Tenda</text:span>: AND I'M SURE YOKO APPRECIATES YOUR WORK, TOO.</text:p>
      <text:p text:style-name="Text_20_body"><text:span text:style-name="T8">Tenda</text:span><text:span text:style-name="T7"> covers her head with her hooves</text:span></text:p>
      <text:p text:style-name="Text_20_body"><text:soft-page-break/><text:span text:style-name="T2">Dink</text:span>: Stormy... Did you get them back locked up?</text:p>
      <text:p text:style-name="Text_20_body"><text:span text:style-name="T6">Storm</text:span><text:span text:style-name="T5"> is not there :hurrr:</text:span></text:p>
      <text:p text:style-name="Text_20_body"><text:span text:style-name="T8">Tenda</text:span><text:span text:style-name="T7"> is not leashed to anything, but is remaining still and inside nonetheless</text:span></text:p>
      <text:p text:style-name="Text_20_body"><text:span text:style-name="T2">Dink</text:span>: (I don't know what's happening :flail: I had to do some thing)</text:p>
      <text:p text:style-name="Text_20_body"><text:span text:style-name="T6">Storm</text:span>: (I went back to my room, upstairs)</text:p>
      <text:p text:style-name="Text_20_body"><text:span text:style-name="T8">Tenda</text:span>: (Rabid knocked Yoko out, Storm went upstairs, Tenda came back inside after Storm cornered her and gave in as he did the glowy horn thing and she didn't want him to do you know what to her)</text:p>
      <text:p text:style-name="Text_20_body"><text:span text:style-name="T8">Tenda</text:span>: (also Rabid was crying after doing that to Yoko and Tenda ripped into Rabid after coming back inside, blaming him for what happened)</text:p>
      <text:p text:style-name="Text_20_body"><text:span text:style-name="T10">Rabid</text:span><text:span text:style-name="T9"> is lying on the floor next to the corner of the couch he was leashed to , the leash Yoko cut trailing out from the couch and another part still hanging from Rabid's collar</text:span></text:p>
      <text:p text:style-name="Text_20_body"><text:span text:style-name="T8">Tenda</text:span>: (THAT SHOULD CATCH YOU UP)</text:p>
      <text:p text:style-name="Text_20_body"><text:span text:style-name="T2">Dink</text:span>: (Thank you Tenda baby~ So you guys aren't leashed up?)</text:p>
      <text:p text:style-name="Text_20_body"><text:span text:style-name="T8">Tenda</text:span><text:span text:style-name="T7"> 's leash is still intact, but she has it wrapped around her own leg from what she did while planning to escape after Storm dropped the leash)</text:span></text:p>
      <text:p text:style-name="Text_20_body"><text:span text:style-name="T10">Rabid</text:span>: no</text:p>
      <text:p text:style-name="Text_20_body"><text:span text:style-name="T8">Tenda</text:span>: (no we are both just submitting for complicated emotional reasons :celmmmmf: )</text:p>
      <text:p text:style-name="Text_20_body"><text:span text:style-name="T6">Storm</text:span>: (Everyone's bucked up!)</text:p>
      <text:p text:style-name="Text_20_body"><text:span text:style-name="T4">Yoko</text:span>: (mmhmm)</text:p>
      <text:p text:style-name="Text_20_body"><text:span text:style-name="T11">Newblood</text:span> joined the chat </text:p>
      <text:p text:style-name="Text_20_body"><text:span text:style-name="T4">Yoko</text:span>: (I was hoping someone would tie me up right now)</text:p>
      <text:p text:style-name="Text_20_body"><text:span text:style-name="T11">Newblood</text:span>: (Except for me, but I don't think you want me or an armoured Pony showing up :hurrr: )</text:p>
      <text:p text:style-name="Text_20_body"><text:span text:style-name="T4">Yoko</text:span>: (pfft</text:p>
      <text:p text:style-name="Text_20_body"><text:span text:style-name="T8">Tenda</text:span>: (hey you just dominated like an hour of our time that could have been spent otherwise, be patient about getting tied up and continuing to get yours :rariwat: )</text:p>
      <text:p text:style-name="Text_20_body"><text:span text:style-name="T4">Yoko</text:span>: (MegaMan would just end up destroying everything)</text:p>
      <text:p text:style-name="Text_20_body"><text:span text:style-name="T11">Newblood</text:span>: (MegaPony* :hurrr: )</text:p>
      <text:p text:style-name="Text_20_body"><text:span text:style-name="T10">Rabid</text:span>: (yea. you could at least wait until the slaves are back under control before they deal with the intruder)</text:p>
      <text:p text:style-name="Text_20_body"><text:span text:style-name="T4">Yoko</text:span>: (i should have went with my plan of waving a white flag)</text:p>
      <text:p text:style-name="Text_20_body"><text:span text:style-name="T10">Rabid</text:span>: (probably)</text:p>
      <text:p text:style-name="Text_20_body"><text:span text:style-name="T11">Newblood</text:span>: (I could bring a Unlikely ally, that I didn't actually kill yesterday :ajlie: )</text:p>
      <text:p text:style-name="Text_20_body"><text:span text:style-name="T10">Rabid</text:span>: (but the tension between Tenda and Rabid is an interesting dynamic)</text:p>
      <text:p text:style-name="Text_20_body"><text:span text:style-name="T8">Tenda</text:span>: (yeah too bad it's only going to last as long as it takes for Tenda to get whipped into submission too @_@ )</text:p>
      <text:p text:style-name="Text_20_body"><text:span text:style-name="T8">Tenda</text:span>: (wait I mean :good: )</text:p>
      <text:p text:style-name="Text_20_body"><text:span text:style-name="T8">Tenda</text:span>: ( *continues to try summoning Watcher through Steam Chat :cloppa: , as Storm appears to have grown disinterested &gt;​_&gt;​ )</text:p>
      <text:p text:style-name="Text_20_body"><text:soft-page-break/><text:span text:style-name="T10">Rabid</text:span>: ( :whiney: i can't be a slave without a master )</text:p>
      <text:p text:style-name="Text_20_body"><text:span text:style-name="T8">Tenda</text:span><text:span text:style-name="T7"> peeks her head back around the corner of the couch, glaring at Rabid</text:span></text:p>
      <text:p text:style-name="Text_20_body"><text:span text:style-name="T6">Storm</text:span>: ( :hurrr: )</text:p>
      <text:p text:style-name="Text_20_body"><text:span text:style-name="T8">Tenda</text:span>: ...why did you do it, though?</text:p>
      <text:p text:style-name="Text_20_body"><text:span text:style-name="T10">Rabid</text:span><text:span text:style-name="T9"> sniffles</text:span></text:p>
      <text:p text:style-name="Text_20_body"><text:span text:style-name="T10">Rabid</text:span>: Why did I do what?</text:p>
      <text:p text:style-name="Text_20_body"><text:span text:style-name="T8">Tenda</text:span>: Imeanifyoujustwantedtocu​rryfavorsoyoucouldgetawa​ylater...</text:p>
      <text:p text:style-name="Text_20_body"><text:span text:style-name="T8">Tenda</text:span><text:span text:style-name="T7"> :nnghaloo:s at Rabid</text:span></text:p>
      <text:p text:style-name="Text_20_body"><text:span text:style-name="T6">Storm</text:span><text:span text:style-name="T5"> flops out the door and stomps down the stairs, carrying something</text:span></text:p>
      <text:p text:style-name="Text_20_body"><text:span text:style-name="T8">Tenda</text:span>: Nevermind.</text:p>
      <text:p text:style-name="Text_20_body"><text:span text:style-name="T8">Tenda</text:span>: Ask Yoko when she wakes up.</text:p>
      <text:p text:style-name="Text_20_body"><text:span text:style-name="T8">Tenda</text:span><text:span text:style-name="T7"> picks a piece of lint off the floor and tosses it at Rabid before disappearing behind the couch again</text:span></text:p>
      <text:p text:style-name="Text_20_body"><text:span text:style-name="T10">Rabid</text:span><text:span text:style-name="T9"> looks to the stairs</text:span></text:p>
      <text:p text:style-name="Text_20_body"><text:span text:style-name="T6">Storm</text:span><text:span text:style-name="T5"> enters the room, slinging the tubular object over his shoulder</text:span></text:p>
      <text:p text:style-name="Text_20_body"><text:span text:style-name="T10">Rabid</text:span><text:span text:style-name="T9"> watches Storm as he enters</text:span></text:p>
      <text:p text:style-name="Text_20_body"><text:span text:style-name="T8">Tenda</text:span>: Er. :wtf:</text:p>
      <text:p text:style-name="Text_20_body"><text:span text:style-name="T6">Storm</text:span>: Who's hungry?</text:p>
      <text:p text:style-name="Text_20_body"><text:span text:style-name="T8">Tenda</text:span><text:span text:style-name="T7"> repositions herself behind another piece of furniture that should hide her from Storm</text:span></text:p>
      <text:p text:style-name="Text_20_body"><text:span text:style-name="T10">Rabid</text:span><text:span text:style-name="T9"> cautiously raises his hoof "M-Me?"</text:span></text:p>
      <text:p text:style-name="Text_20_body"><text:span text:style-name="T6">Storm</text:span>: Good.</text:p>
      <text:p text:style-name="Text_20_body"><text:span text:style-name="T6">Storm</text:span>: Follow.</text:p>
      <text:p text:style-name="Text_20_body"><text:span text:style-name="T6">Storm</text:span><text:span text:style-name="T5"> walks towards the hallway</text:span></text:p>
      <text:p text:style-name="Text_20_body"><text:span text:style-name="T8">Tenda</text:span>: Idiot. :facehoof:</text:p>
      <text:p text:style-name="Text_20_body"><text:span text:style-name="T10">Rabid</text:span><text:span text:style-name="T9"> slowly rises and follows Storm, the cut end of his leash smacking against him with each step</text:span></text:p>
      <text:p text:style-name="Text_20_body"><text:span text:style-name="T6">Storm</text:span>: (You'll need a lot of shit to build that monument to my greatness! :hurrr: )</text:p>
      <text:p text:style-name="Text_20_body"><text:span text:style-name="T6">Storm</text:span><text:span text:style-name="T5"> opens one of the doors, motioning for Rabid to enter</text:span></text:p>
      <text:p text:style-name="Text_20_body"><text:span text:style-name="T10">Rabid</text:span><text:span text:style-name="T9"> cautiously enters</text:span></text:p>
      <text:p text:style-name="Text_20_body"><text:span text:style-name="T6">Storm</text:span>: *the room is bare save for a modest-looking bed and desk*</text:p>
      <text:p text:style-name="Text_20_body"><text:span text:style-name="T8">Tenda</text:span><text:span text:style-name="T7"> takes the 'hungry' cue, and trots over to the kitchen, opening the fridge with some difficulty and beginning to browse</text:span></text:p>
      <text:p text:style-name="Text_20_body"><text:span text:style-name="T10">Rabid</text:span><text:span text:style-name="T9"> scans the room before looking at Storm</text:span></text:p>
      <text:p text:style-name="Text_20_body"><text:span text:style-name="T6">Storm</text:span>: Sit on the bed and wait here.</text:p>
      <text:p text:style-name="Text_20_body"><text:span text:style-name="T10">Rabid</text:span><text:span text:style-name="T9"> sits on the bed and fiddles his hooves together</text:span></text:p>
      <text:p text:style-name="Text_20_body"><text:span text:style-name="T8">Tenda</text:span><text:span text:style-name="T7"> takes out a container of something-or-other, and dips her antennae in it</text:span></text:p>
      <text:p text:style-name="Text_20_body"><text:span text:style-name="T6">Storm</text:span><text:span text:style-name="T5"> shuts the door and heads for the kitchen</text:span></text:p>
      <text:p text:style-name="Text_20_body"><text:span text:style-name="T10">Rabid</text:span>: (ugh brb)</text:p>
      <text:p text:style-name="Text_20_body"><text:soft-page-break/><text:span text:style-name="T8">Tenda</text:span><text:span text:style-name="T7"> puts the container on the floor, and takes something else out</text:span></text:p>
      <text:p text:style-name="Text_20_body"><text:span text:style-name="T6">Storm</text:span><text:span text:style-name="T5"> stands at the kitchen doorway</text:span></text:p>
      <text:p text:style-name="Text_20_body"><text:span text:style-name="T6">Storm</text:span>: Who said you could look through there?</text:p>
      <text:p text:style-name="Text_20_body"><text:span text:style-name="T8">Tenda</text:span>: ...</text:p>
      <text:p text:style-name="Text_20_body"><text:span text:style-name="T8">Tenda</text:span><text:span text:style-name="T7"> turns to look at Storm</text:span></text:p>
      <text:p text:style-name="Text_20_body"><text:span text:style-name="T8">Tenda</text:span>: Weren't you... gonna go do something to Rabid..?</text:p>
      <text:p text:style-name="Text_20_body"><text:span text:style-name="T6">Storm</text:span>: Yes, and I need...food for that...</text:p>
      <text:p text:style-name="Text_20_body"><text:span text:style-name="T6">Storm</text:span><text:span text:style-name="T5"> stares at the container on the floor</text:span></text:p>
      <text:p text:style-name="Text_20_body"><text:span text:style-name="T6">Storm</text:span>: That.</text:p>
      <text:p text:style-name="Text_20_body"><text:span text:style-name="T8">Tenda</text:span>: Uhyeahsure.</text:p>
      <text:p text:style-name="Text_20_body"><text:span text:style-name="T8">Tenda</text:span><text:span text:style-name="T7"> drags the container to Storm's feet</text:span></text:p>
      <text:p text:style-name="Text_20_body"><text:span text:style-name="T6">Storm</text:span><text:span text:style-name="T5"> levitates the container, jamming one end of the tubular object onto a weird-looking notch on the container</text:span></text:p>
      <text:p text:style-name="Text_20_body"><text:span text:style-name="T8">Tenda</text:span>: o-o</text:p>
      <text:p text:style-name="Text_20_body"><text:span text:style-name="T6">Storm</text:span>: Hmm...</text:p>
      <text:p text:style-name="Text_20_body"><text:span text:style-name="T6">Storm</text:span><text:span text:style-name="T5"> reaches over and presses a small button on the container; a bit of what appears to be applesauce plops out of the end of the tube</text:span></text:p>
      <text:p text:style-name="Text_20_body"><text:span text:style-name="T2">Dink</text:span>: (Ugh lost connection -.- I'll be back shortly)</text:p>
      <text:p text:style-name="Text_20_body"><text:span text:style-name="T10">Rabid</text:span>: (back)</text:p>
      <text:p text:style-name="Text_20_body"><text:span text:style-name="T8">Tenda</text:span>: So... you uh, done?</text:p>
      <text:p text:style-name="Text_20_body"><text:span text:style-name="T6">Storm</text:span>: Mhmm</text:p>
      <text:p text:style-name="Text_20_body"><text:span text:style-name="T8">Tenda</text:span>: See ya later, I guess. :wtf:</text:p>
      <text:p text:style-name="Text_20_body"><text:span text:style-name="T6">Storm</text:span><text:span text:style-name="T5"> heads back to the room, levitating the container behind him</text:span></text:p>
      <text:p text:style-name="Text_20_body"><text:span text:style-name="T10">Rabid</text:span><text:span text:style-name="T9"> sits on the bed in the room looking around</text:span></text:p>
      <text:p text:style-name="Text_20_body"><text:span text:style-name="T6">Storm</text:span>: Hmm</text:p>
      <text:p text:style-name="Text_20_body"><text:span text:style-name="T6">Storm</text:span><text:span text:style-name="T5"> opens another door, pulling out a long rope</text:span></text:p>
      <text:p text:style-name="Text_20_body"><text:span text:style-name="T8">Tenda</text:span><text:span text:style-name="T7"> shuts the fridge, and plops down in the kitchen, :ponder: ing</text:span></text:p>
      <text:p text:style-name="Text_20_body"><text:span text:style-name="T6">Storm</text:span><text:span text:style-name="T5"> returns to the room Rabid is in</text:span></text:p>
      <text:p text:style-name="Text_20_body"><text:span text:style-name="T10">Rabid</text:span><text:span text:style-name="T9"> looks up as Storm enters</text:span></text:p>
      <text:p text:style-name="Text_20_body"><text:span text:style-name="T6">Storm</text:span>: Lie down.</text:p>
      <text:p text:style-name="Text_20_body"><text:span text:style-name="T6">Storm</text:span><text:span text:style-name="T5"> approaches the bed</text:span></text:p>
      <text:p text:style-name="Text_20_body"><text:span text:style-name="T10">Rabid</text:span><text:span text:style-name="T9"> lies down "M-Master. Wha-what about the Mo-Moth Pone. Sh-She tried to escape. Shouldn't she be pu-punished?"</text:span></text:p>
      <text:p text:style-name="Text_20_body"><text:span text:style-name="T6">Storm</text:span>: In due time.</text:p>
      <text:p text:style-name="Text_20_body"><text:span text:style-name="T6">Storm</text:span>: Failure will be punished.</text:p>
      <text:p text:style-name="Text_20_body"><text:span text:style-name="T4">Yoko</text:span><text:span text:style-name="T3"> wakes up</text:span></text:p>
      <text:p text:style-name="Text_20_body"><text:span text:style-name="T6">Storm</text:span>: (( Interpret that how you will ))</text:p>
      <text:p text:style-name="Text_20_body"><text:span text:style-name="T8">Tenda</text:span>: ((e.g. "failure will continue to not be punished"</text:p>
      <text:p text:style-name="Text_20_body"><text:soft-page-break/><text:span text:style-name="T10">Rabid</text:span>: a-and the intruder. wh-what of her?</text:p>
      <text:p text:style-name="Text_20_body"><text:span text:style-name="T8">Tenda</text:span>: ((similar to "Watcher, leave that one pristine. I have my own plans." &gt;​followed by ignoring Tenda</text:p>
      <text:p text:style-name="Text_20_body"><text:span text:style-name="T8">Tenda</text:span>: ((similar to "Is this a payback thing?" "Maybe." &gt;​spoilers it wasn't</text:p>
      <text:p text:style-name="Text_20_body"><text:span text:style-name="T4">Yoko</text:span><text:span text:style-name="T3"> looks around for Tenda</text:span></text:p>
      <text:p text:style-name="Text_20_body"><text:span text:style-name="T8">Tenda</text:span>: ((similar to "taunt Tenda with the weird food thing" &gt;​ignore Tenda and do that to somepony else</text:p>
      <text:p text:style-name="Text_20_body"><text:span text:style-name="T8">Tenda</text:span>: ((similar to letting go of Tenda's leash, and when Tenda is trying to supplicate to Storm, doing what you believe is pushing her OUTSIDE</text:p>
      <text:p text:style-name="Text_20_body"><text:span text:style-name="T8">Tenda</text:span>: (but sorry continue)</text:p>
      <text:p text:style-name="Text_20_body"><text:span text:style-name="T8">Tenda</text:span><text:span text:style-name="T7"> is daydreaming on the floor of the kitchen</text:span></text:p>
      <text:p text:style-name="Text_20_body"><text:span text:style-name="T10">Rabid</text:span>: Sure-surely she'll be waking up soon.</text:p>
      <text:p text:style-name="Text_20_body"><text:span text:style-name="T10">Rabid</text:span><text:span text:style-name="T9"> looks around everywhere but directly at Storm</text:span></text:p>
      <text:p text:style-name="Text_20_body"><text:span text:style-name="T6">Storm</text:span>: She's up.</text:p>
      <text:p text:style-name="Text_20_body"><text:span text:style-name="T10">Rabid</text:span>: Shouldn't you... do something?</text:p>
      <text:p text:style-name="Text_20_body"><text:span text:style-name="T10">Rabid</text:span>: Master?</text:p>
      <text:p text:style-name="Text_20_body"><text:span text:style-name="T4">Yoko</text:span>: (Am i still in the kitchen?)</text:p>
      <text:p text:style-name="Text_20_body"><text:span text:style-name="T6">Storm</text:span>: :ponder:</text:p>
      <text:p text:style-name="Text_20_body"><text:span text:style-name="T8">Tenda</text:span>: (it doesn't matter, you're not restrained you can be anywhere)</text:p>
      <text:p text:style-name="Text_20_body"><text:span text:style-name="T10">Rabid</text:span>: (you /were/ in the foyer/living room when i knocked you out)</text:p>
      <text:p text:style-name="Text_20_body"><text:span text:style-name="T4">Yoko</text:span><text:span text:style-name="T3"> walks over to the kitchen and looks for Tenda</text:span></text:p>
      <text:p text:style-name="Text_20_body"><text:span text:style-name="T8">Tenda</text:span><text:span text:style-name="T7"> opens a single eye and looks up at Yoko</text:span></text:p>
      <text:p text:style-name="Text_20_body"><text:span text:style-name="T8">Tenda</text:span>: ...hello, miserable failure #2.</text:p>
      <text:p text:style-name="Text_20_body"><text:span text:style-name="T4">Yoko</text:span>: ...</text:p>
      <text:p text:style-name="Text_20_body"><text:span text:style-name="T4">Yoko</text:span>: Do you want to escape or not?</text:p>
      <text:p text:style-name="Text_20_body"><text:span text:style-name="T8">Tenda</text:span>: Only if Storm isn't on my heels, and we go somewhere he isn't just going to show up.</text:p>
      <text:p text:style-name="Text_20_body"><text:span text:style-name="T6">Storm</text:span><text:span text:style-name="T5"> stops and ponders that question</text:span></text:p>
      <text:p text:style-name="Text_20_body"><text:span text:style-name="T8">Tenda</text:span>: Do something about him. Watcher isn't magical, she's easier-dealt-with.</text:p>
      <text:p text:style-name="Text_20_body"><text:span text:style-name="T8">Tenda</text:span>: But... I can't leave while Storm is on four feet. :nnghaloo:</text:p>
      <text:p text:style-name="Text_20_body"><text:span text:style-name="T4">Yoko</text:span><text:span text:style-name="T3"> ponders</text:span></text:p>
      <text:p text:style-name="Text_20_body"><text:span text:style-name="T4">Yoko</text:span>: We can go to a secret place I know</text:p>
      <text:p text:style-name="Text_20_body"><text:span text:style-name="T8">Tenda</text:span>: A secret place an all-powerful alicorn won't track down, and transform me back into a moth at the site of?</text:p>
      <text:p text:style-name="Text_20_body"><text:span text:style-name="T4">Yoko</text:span>: Yeah</text:p>
      <text:p text:style-name="Text_20_body"><text:span text:style-name="T8">Tenda</text:span><text:span text:style-name="T7"> shrugs weakly</text:span></text:p>
      <text:p text:style-name="Text_20_body"><text:span text:style-name="T4">Yoko</text:span>: It's all the way in Canterlot</text:p>
      <text:p text:style-name="Text_20_body"><text:span text:style-name="T8">Tenda</text:span>: Oh boy, a Yoko plan.</text:p>
      <text:p text:style-name="Text_20_body"><text:span text:style-name="T6">Storm</text:span><text:span text:style-name="T5"> (( is not omnipotent ))</text:span></text:p>
      <text:p text:style-name="Text_20_body"><text:soft-page-break/><text:span text:style-name="T8">Tenda</text:span>: ((to a stupid moth pone you sure seem to be))</text:p>
      <text:p text:style-name="Text_20_body"><text:span text:style-name="T8">Tenda</text:span>: ((so what do you do while you 'ponder' anyway</text:p>
      <text:p text:style-name="Text_20_body"><text:span text:style-name="T8">Tenda</text:span>: ((considering you do it often</text:p>
      <text:p text:style-name="Text_20_body"><text:span text:style-name="T8">Tenda</text:span>: ((yet then you respond to OOC comments</text:p>
      <text:p text:style-name="Text_20_body"><text:span text:style-name="T4">Yoko</text:span>: (I SEEE EVERYTHING,I KNOW EVERYTHING)</text:p>
      <text:p text:style-name="Text_20_body"><text:span text:style-name="T8">Tenda</text:span>: ((while spending another 5-10 minutes before addressing the narrative</text:p>
      <text:p text:style-name="Text_20_body"><text:span text:style-name="T4">Yoko</text:span><text:span text:style-name="T3"> beckons Tenda to follow her</text:span></text:p>
      <text:p text:style-name="Text_20_body"><text:span text:style-name="T10">Rabid</text:span>: ((you forget Watcher still possesses my book of magic))</text:p>
      <text:p text:style-name="Text_20_body"><text:span text:style-name="T6">Storm</text:span><text:span text:style-name="T5"> sets the container down on the desk beside Rabid</text:span></text:p>
      <text:p text:style-name="Text_20_body"><text:span text:style-name="T10">Rabid</text:span>: ((^everything Tenda said</text:p>
      <text:p text:style-name="Text_20_body"><text:span text:style-name="T8">Tenda</text:span>: ((I don't know that :D )</text:p>
      <text:p text:style-name="Text_20_body"><text:span text:style-name="T8">Tenda</text:span>: ...I'm not leaving until we do something about Storm. :nnghaloo:</text:p>
      <text:p text:style-name="Text_20_body"><text:span text:style-name="T6">Storm</text:span>: I said lie down!</text:p>
      <text:p text:style-name="Text_20_body"><text:span text:style-name="T8">Tenda</text:span><text:span text:style-name="T7"> remains fixed to her spot on the kitchen floor</text:span></text:p>
      <text:p text:style-name="Text_20_body"><text:span text:style-name="T4">Yoko</text:span>: I can't do anything about him.</text:p>
      <text:p text:style-name="Text_20_body"><text:span text:style-name="T8">Tenda</text:span>: (man whatever,I will return to this farce when Watcher is back</text:p>
      <text:p text:style-name="Text_20_body"><text:span text:style-name="T8">Tenda</text:span>: (afk</text:p>
      <text:p text:style-name="Text_20_body"><text:span text:style-name="T10">Rabid</text:span><text:span text:style-name="T9"> is already on the bed, but flattens himself out anyway and whimpers at the shout</text:span></text:p>
      <text:p text:style-name="Text_20_body"><text:span text:style-name="T4">Yoko</text:span>: (argh)</text:p>
      <text:p text:style-name="Text_20_body"><text:span text:style-name="T4">Yoko</text:span>: (We were going to go to the crystal caves underneath Canterlot ajfhajkfhakfh)</text:p>
      <text:p text:style-name="Text_20_body"><text:span text:style-name="T6">Storm</text:span><text:span text:style-name="T5"> pulls out the rope, and ties Rabid's front hooves to either side of the bed</text:span></text:p>
      <text:p text:style-name="Text_20_body"><text:span text:style-name="T4">Yoko</text:span>: (but this time with some rope and grappling hooks)</text:p>
      <text:p text:style-name="Text_20_body"><text:span text:style-name="T10">Rabid</text:span><text:span text:style-name="T9"> looks confused "Ma-Master?"</text:span></text:p>
      <text:p text:style-name="Text_20_body"><text:span text:style-name="T10">Rabid</text:span>: (oh so you want to end up dying?))</text:p>
      <text:p text:style-name="Text_20_body"><text:span text:style-name="T6">Storm</text:span>: Shut up!</text:p>
      <text:p text:style-name="Text_20_body"><text:span text:style-name="T6">Storm</text:span><text:span text:style-name="T5"> grabs the open end of the tube and brings it to Rabid's mouth</text:span></text:p>
      <text:p text:style-name="Text_20_body"><text:span text:style-name="T6">Storm</text:span>: Open!</text:p>
      <text:p text:style-name="Text_20_body"><text:span text:style-name="T4">Yoko</text:span>: (what? no I have a way to escape)</text:p>
      <text:p text:style-name="Text_20_body"><text:span text:style-name="T10">Rabid</text:span><text:span text:style-name="T9"> whimpers and keeps his muzzle closed</text:span></text:p>
      <text:p text:style-name="Text_20_body"><text:span text:style-name="T4">Yoko</text:span>: (it just involves getting arrested and thrown in a dungeon with all the gear smuggled inside)</text:p>
      <text:p text:style-name="Text_20_body"><text:span text:style-name="T6">Storm</text:span>: I said OPEN!</text:p>
      <text:p text:style-name="Text_20_body"><text:span text:style-name="T6">Storm</text:span><text:span text:style-name="T5"> whacks Rabid with the object, harshly</text:span></text:p>
      <text:p text:style-name="Text_20_body"><text:span text:style-name="T10">Rabid</text:span><text:span text:style-name="T9"> whines through his closed muzzle</text:span></text:p>
      <text:p text:style-name="Text_20_body"><text:span text:style-name="T6">Storm</text:span><text:span text:style-name="T5"> lights up his horn</text:span></text:p>
      <text:p text:style-name="Text_20_body"><text:span text:style-name="T6">Storm</text:span>: Don't make me ask you again.</text:p>
      <text:p text:style-name="Text_20_body"><text:span text:style-name="T10">Rabid</text:span><text:span text:style-name="T9"> slowly opens his muzzle</text:span></text:p>
      <text:p text:style-name="Text_20_body"><text:span text:style-name="T6">Storm</text:span><text:span text:style-name="T5"> slowly stuffs the tube into Rabid's mouth</text:span></text:p>
      <text:p text:style-name="Text_20_body"><text:soft-page-break/><text:span text:style-name="T10">Rabid</text:span>: mmmphhmmm!</text:p>
      <text:p text:style-name="Text_20_body"><text:span text:style-name="T6">Storm</text:span>: Hush!</text:p>
      <text:p text:style-name="Text_20_body"><text:span text:style-name="T6">Storm</text:span><text:span text:style-name="T5"> reaches over and presses a button on the container</text:span></text:p>
      <text:p text:style-name="Text_20_body"><text:span text:style-name="T6">Storm</text:span>: *the applesauce-looking stuff begins flowing through the tube to Rabid's mouth*</text:p>
      <text:p text:style-name="Text_20_body"><text:span text:style-name="T10">Rabid</text:span>: mmmm! mmmmmmmm!</text:p>
      <text:p text:style-name="Text_20_body"><text:span text:style-name="T10">Rabid</text:span><text:span text:style-name="T9"> looks around panicked trying to move his head</text:span></text:p>
      <text:p text:style-name="Text_20_body"><text:span text:style-name="T6">Storm</text:span>: You /said/ you were hungry, what's the matter, hmm!?</text:p>
      <text:p text:style-name="Text_20_body"><text:span text:style-name="T10">Rabid</text:span>: mphhmmhphhph!</text:p>
      <text:p text:style-name="Text_20_body"><text:span text:style-name="T10">Rabid</text:span><text:span text:style-name="T9"> struggles to swallow</text:span></text:p>
      <text:p text:style-name="Text_20_body"><text:span text:style-name="T6">Storm</text:span>: What was that, can't quite hear you...</text:p>
      <text:p text:style-name="Text_20_body"><text:span text:style-name="T6">Storm</text:span>: swallow your food first!</text:p>
      <text:p text:style-name="Text_20_body"><text:span text:style-name="T6">Storm</text:span>: *upon tasting the stuff, it turns out to most decidedly NOT be applesauce*</text:p>
      <text:p text:style-name="Text_20_body"><text:span text:style-name="T10">Rabid</text:span><text:span text:style-name="T9"> tries to speak but can't for the tube in his mouth</text:span></text:p>
      <text:p text:style-name="Text_20_body"><text:span text:style-name="T11">Newblood</text:span>: (That moment when someone on FP mentions Natasha and someone complains about it's slowdown on heroes... :facehoof: )</text:p>
      <text:p text:style-name="Text_20_body"><text:span text:style-name="T6">Storm</text:span><text:span text:style-name="T5"> looks at the container, still mostly full of "food"</text:span></text:p>
      <text:p text:style-name="Text_20_body"><text:span text:style-name="T4">Yoko</text:span>: (lol)</text:p>
      <text:p text:style-name="Text_20_body"><text:span text:style-name="T6">Storm</text:span>: Still got a lot left, better eat it all.</text:p>
      <text:p text:style-name="Text_20_body"><text:span text:style-name="T10">Rabid</text:span><text:span text:style-name="T9"> looks up at Storm, his eyes tearing "Mmhm."</text:span></text:p>
      <text:p text:style-name="Text_20_body"><text:span text:style-name="T6">Storm</text:span><text:span text:style-name="T5"> slowly rubs Rabid's belly, feeling it fill up with the concoction</text:span></text:p>
      <text:p text:style-name="Text_20_body"><text:span text:style-name="T10">Rabid</text:span><text:span text:style-name="T9"> feeling there is no way out, reluctantly swallows the rest of the "food"</text:span></text:p>
      <text:p text:style-name="Text_20_body"><text:span text:style-name="T6">Storm</text:span>: Ah...good boy.</text:p>
      <text:p text:style-name="Text_20_body"><text:span text:style-name="T6">Storm</text:span><text:span text:style-name="T5"> peers at the now-empty container</text:span></text:p>
      <text:p text:style-name="Text_20_body"><text:span text:style-name="T6">Storm</text:span><text:span text:style-name="T5"> pulls the tube out of Rabid's mouth</text:span></text:p>
      <text:p text:style-name="Text_20_body"><text:span text:style-name="T10">Rabid</text:span><text:span text:style-name="T9"> coughs "what was that?"</text:span></text:p>
      <text:p text:style-name="Text_20_body"><text:span text:style-name="T6">Storm</text:span><text:span text:style-name="T5"> whacks Rabid</text:span></text:p>
      <text:p text:style-name="Text_20_body"><text:span text:style-name="T6">Storm</text:span>: No questions!</text:p>
      <text:p text:style-name="Text_20_body"><text:span text:style-name="T10">Rabid</text:span><text:span text:style-name="T9"> mutters "okay"</text:span></text:p>
      <text:p text:style-name="Text_20_body"><text:span text:style-name="T6">Storm</text:span><text:span text:style-name="T5"> gathers the objects, leaving Rabid tied to the bed</text:span></text:p>
      <text:p text:style-name="Text_20_body"><text:span text:style-name="T10">Rabid</text:span><text:span text:style-name="T9"> struggles against his bonds as his stomach turns</text:span></text:p>
      <text:p text:style-name="Text_20_body"><text:span text:style-name="T6">Storm</text:span>: Better save that stuff, it's gonna have to last you the rest of the week.</text:p>
      <text:p text:style-name="Text_20_body"><text:span text:style-name="T6">Storm</text:span><text:span text:style-name="T5"> starts heading out of the room</text:span></text:p>
      <text:p text:style-name="Text_20_body"><text:span text:style-name="T10">Rabid</text:span><text:span text:style-name="T9"> burps as Storm leaves</text:span></text:p>
      <text:p text:style-name="Text_20_body"><text:span text:style-name="T8">Tenda</text:span>: (back from afk</text:p>
      <text:p text:style-name="Text_20_body"><text:span text:style-name="T6">Storm</text:span>: (wb)</text:p>
      <text:p text:style-name="Text_20_body"><text:span text:style-name="T8">Tenda</text:span>: (thanks :/</text:p>
      <text:p text:style-name="Text_20_body"><text:span text:style-name="T6">Storm</text:span><text:span text:style-name="T5"> heads to the kitchen and plops the container-tube into the sink</text:span></text:p>
      <text:p text:style-name="Text_20_body"><text:soft-page-break/><text:span text:style-name="T10">Rabid</text:span>: ((dont' forget about the intruder and Tenda :flail:</text:p>
      <text:p text:style-name="Text_20_body"><text:span text:style-name="T8">Tenda</text:span>: ((no rabid let him show his true colors</text:p>
      <text:p text:style-name="Text_20_body"><text:span text:style-name="T8">Tenda</text:span>: ((I was hoping he would ignore me again</text:p>
      <text:p text:style-name="Text_20_body"><text:span text:style-name="T6">Storm</text:span>: (( So more non-sexy torture? :hurrr: ))</text:p>
      <text:p text:style-name="Text_20_body"><text:span text:style-name="T8">Tenda</text:span>: ((so I could leave in a huff after his vendetta was painfully evident</text:p>
      <text:p text:style-name="Text_20_body"><text:span text:style-name="T4">Yoko</text:span>: (my plan involves breaking law)</text:p>
      <text:p text:style-name="Text_20_body"><text:span text:style-name="T4">Yoko</text:span>: (yay)</text:p>
      <text:p text:style-name="Text_20_body"><text:span text:style-name="T4">Yoko</text:span>: (laws*)</text:p>
      <text:p text:style-name="Text_20_body"><text:span text:style-name="T10">Rabid</text:span><text:span text:style-name="T9"> curls up wondering what's become of the others</text:span></text:p>
      <text:p text:style-name="Text_20_body"><text:span text:style-name="T8">Tenda</text:span><text:span text:style-name="T7"> curls up in her nap, wondering what'll become of her</text:span></text:p>
      <text:p text:style-name="Text_20_body"><text:span text:style-name="T4">Yoko</text:span><text:span text:style-name="T3"> sighs</text:span></text:p>
      <text:p text:style-name="Text_20_body"><text:span text:style-name="T4">Yoko</text:span><text:span text:style-name="T3"> looks around for magic books and stuff</text:span></text:p>
      <text:p text:style-name="Text_20_body"><text:span text:style-name="T8">Tenda</text:span>: (come back Watcher, you're my only hope :wait: )</text:p>
      <text:p text:style-name="Text_20_body"><text:span text:style-name="T6">Storm</text:span><text:span text:style-name="T5"> opens a cupboard in the kitchen, pulling out a large cloth</text:span></text:p>
      <text:p text:style-name="Text_20_body"><text:span text:style-name="T10">Rabid</text:span>: ((YOKO AND MAGIC DON'T MIX)</text:p>
      <text:p text:style-name="Text_20_body"><text:span text:style-name="T10">Rabid</text:span>: ((oops accidental caps :flutterdear:</text:p>
      <text:p text:style-name="Text_20_body"><text:span text:style-name="T6">Storm</text:span>: (( "accidental" ))</text:p>
      <text:p text:style-name="Text_20_body"><text:span text:style-name="T4">Yoko</text:span>: (inb4 i blow up something)</text:p>
      <text:p text:style-name="Text_20_body"><text:span text:style-name="T6">Storm</text:span>: Perfect. This'll shut her up.</text:p>
      <text:p text:style-name="Text_20_body"><text:span text:style-name="T6">Storm</text:span>: Actually...</text:p>
      <text:p text:style-name="Text_20_body"><text:span text:style-name="T4">Yoko</text:span><text:span text:style-name="T3"> finds a magic book</text:span></text:p>
      <text:p text:style-name="Text_20_body"><text:span text:style-name="T6">Storm</text:span><text:span text:style-name="T5"> takes the container-tube back out of the sink, filling it with water</text:span></text:p>
      <text:p text:style-name="Text_20_body"><text:span text:style-name="T4">Yoko</text:span><text:span text:style-name="T3"> starts to flip through it frantically</text:span></text:p>
      <text:p text:style-name="Text_20_body"><text:span text:style-name="T10">Rabid</text:span>: ((yoko has the magic book? <text:a xlink:type="simple" xlink:href="http://www.supplementinnercircle.com/wp-content/uploads/2012/12/joker11_AND_HERE_WE_GO-s259x194-138013-580.jpg" office:target-frame-name="_BLANK" xlink:show="replace">http://www.supplementinnercircle.com/wp-...</text:a></text:p>
      <text:p text:style-name="Text_20_body"><text:span text:style-name="T6">Storm</text:span><text:span text:style-name="T5"> sticks another, smaller and more rigid tube into the container</text:span></text:p>
      <text:p text:style-name="Text_20_body"><text:span text:style-name="T8">Tenda</text:span>: (yoko if you 'became a slave' just to stage another idiotic rescue I am going to track you down and strangle you irl)</text:p>
      <text:p text:style-name="Text_20_body"><text:span text:style-name="T8">Tenda</text:span>: (at least wait a little x_x )</text:p>
      <text:p text:style-name="Text_20_body"><text:span text:style-name="T10">Rabid</text:span>: (^ this shit is getting ridiculous!)</text:p>
      <text:p text:style-name="Text_20_body"><text:span text:style-name="T6">Storm</text:span>: (( Disclaimer: This torture will /not/ be sexy ))</text:p>
      <text:p text:style-name="Text_20_body"><text:span text:style-name="T8">Tenda</text:span>: (99% of my time roleplaying this scenario should NOT be spent watching Yoko be dealt with)</text:p>
      <text:p text:style-name="Text_20_body"><text:span text:style-name="T10">Rabid</text:span>: ((it will be if you like torture)</text:p>
      <text:p text:style-name="Text_20_body"><text:span text:style-name="T8">Tenda</text:span>: ((/me likes torture</text:p>
      <text:p text:style-name="Text_20_body"><text:span text:style-name="T10">Rabid</text:span>: (AGREED)</text:p>
      <text:p text:style-name="Text_20_body"><text:span text:style-name="T6">Storm</text:span>: (( Even water torture? ))</text:p>
      <text:p text:style-name="Text_20_body"><text:span text:style-name="T4">Yoko</text:span><text:span text:style-name="T3"> decides to burn the book instead of figuring out what spell to use</text:span></text:p>
      <text:p text:style-name="Text_20_body"><text:soft-page-break/><text:span text:style-name="T8">Tenda</text:span>: (which kind of water torture)</text:p>
      <text:p text:style-name="Text_20_body"><text:span text:style-name="T6">Storm</text:span>: (( :good: ))</text:p>
      <text:p text:style-name="Text_20_body"><text:span text:style-name="T8">Tenda</text:span>: (the drowning kind or the drinking kind because I just mentioned excretion recycling to Rabid in Steam cheat</text:p>
      <text:p text:style-name="Text_20_body"><text:span text:style-name="T10">Rabid</text:span>: ((not knowing is part of the fun :good:</text:p>
      <text:p text:style-name="Text_20_body"><text:span text:style-name="T6">Storm</text:span><text:span text:style-name="T5"> puts the stuff on the kitchen counter, and looks around for Tenda</text:span></text:p>
      <text:p text:style-name="Text_20_body"><text:span text:style-name="T4">Yoko</text:span><text:span text:style-name="T3"> hides in a closet</text:span></text:p>
      <text:p text:style-name="Text_20_body"><text:span text:style-name="T6">Storm</text:span>: (( The one where you're forced to drink or else you'll drown :hurrr: ))</text:p>
      <text:p text:style-name="Text_20_body"><text:span text:style-name="T8">Tenda</text:span><text:span text:style-name="T7"> is square in the middle of the kitchen floor, dozing contentedly</text:span></text:p>
      <text:p text:style-name="Text_20_body"><text:span text:style-name="T6">Storm</text:span>: Well, that was easy...</text:p>
      <text:p text:style-name="Text_20_body"><text:span text:style-name="T8">Tenda</text:span>: (this is an interesting fusion of the two genres I know :good: )</text:p>
      <text:p text:style-name="Text_20_body"><text:span text:style-name="T6">Storm</text:span><text:span text:style-name="T5"> kicks Tenda</text:span></text:p>
      <text:p text:style-name="Text_20_body"><text:span text:style-name="T6">Storm</text:span>: Get up!</text:p>
      <text:p text:style-name="Text_20_body"><text:span text:style-name="T8">Tenda</text:span><text:span text:style-name="T7"> snaps awake with a yelp</text:span></text:p>
      <text:p text:style-name="Text_20_body"><text:span text:style-name="T8">Tenda</text:span><text:span text:style-name="T7"> quickly gets to her feet</text:span></text:p>
      <text:p text:style-name="Text_20_body"><text:span text:style-name="T8">Tenda</text:span>: WHAT.</text:p>
      <text:p text:style-name="Text_20_body"><text:span text:style-name="T6">Storm</text:span>: On the table, now!</text:p>
      <text:p text:style-name="Text_20_body"><text:span text:style-name="T8">Tenda</text:span>: ...what?</text:p>
      <text:p text:style-name="Text_20_body"><text:span text:style-name="T8">Tenda</text:span>: What on the table?</text:p>
      <text:p text:style-name="Text_20_body"><text:span text:style-name="T6">Storm</text:span>: (( and maybe another kind of water torture :rariwhat: ))</text:p>
      <text:p text:style-name="Text_20_body"><text:span text:style-name="T6">Storm</text:span>: You.</text:p>
      <text:p text:style-name="Text_20_body"><text:span text:style-name="T6">Storm</text:span>: Get.</text:p>
      <text:p text:style-name="Text_20_body"><text:span text:style-name="T4">Yoko</text:span><text:span text:style-name="T3"> peeks through the door to spy on Tenda and Storm</text:span></text:p>
      <text:p text:style-name="Text_20_body"><text:span text:style-name="T6">Storm</text:span>: ON THE TABLE!</text:p>
      <text:p text:style-name="Text_20_body"><text:span text:style-name="T8">Tenda</text:span>: GIMME A SECOND, okay!</text:p>
      <text:p text:style-name="Text_20_body"><text:span text:style-name="T8">Tenda</text:span>: I mean I'm not going anywhere. :nnghaloo:</text:p>
      <text:p text:style-name="Text_20_body"><text:span text:style-name="T6">Storm</text:span><text:span text:style-name="T5"> whacks Tenda</text:span></text:p>
      <text:p text:style-name="Text_20_body"><text:span text:style-name="T8">Tenda</text:span><text:span text:style-name="T7"> slowly clambers up onto the closest table</text:span></text:p>
      <text:p text:style-name="Text_20_body"><text:span text:style-name="T8">Tenda</text:span><text:span text:style-name="T7"> reels with the whack and nearly falls off the far end</text:span></text:p>
      <text:p text:style-name="Text_20_body"><text:span text:style-name="T8">Tenda</text:span>: Sorry! Okay!</text:p>
      <text:p text:style-name="Text_20_body"><text:span text:style-name="T6">Storm</text:span>: Stay right there!</text:p>
      <text:p text:style-name="Text_20_body"><text:span text:style-name="T8">Tenda</text:span>: Fine.</text:p>
      <text:p text:style-name="Text_20_body"><text:span text:style-name="T8">Tenda</text:span>: Is it okay if I take another nap?</text:p>
      <text:p text:style-name="Text_20_body"><text:span text:style-name="T6">Storm</text:span><text:span text:style-name="T5"> walks off to the closet, rifling through it for more rope</text:span></text:p>
      <text:p text:style-name="Text_20_body"><text:span text:style-name="T8">Tenda</text:span>: ...er... :wtf:</text:p>
      <text:p text:style-name="Text_20_body"><text:span text:style-name="T6">Storm</text:span><text:span text:style-name="T5"> returns, carrying more rope :hurrr:</text:span></text:p>
      <text:p text:style-name="Text_20_body"><text:span text:style-name="T8">Tenda</text:span>: Look, whatever you heard about me and ropes, that really doesn't apply here.</text:p>
      <text:p text:style-name="Text_20_body"><text:soft-page-break/><text:span text:style-name="T8">Tenda</text:span>: Let's not play with ropes.</text:p>
      <text:p text:style-name="Text_20_body"><text:span text:style-name="T6">Storm</text:span>: No, let's/</text:p>
      <text:p text:style-name="Text_20_body"><text:span text:style-name="T6">Storm</text:span><text:span text:style-name="T5"> approaches the table</text:span></text:p>
      <text:p text:style-name="Text_20_body"><text:span text:style-name="T4">Yoko</text:span><text:span text:style-name="T3"> sighs in relief as Stormy didn't find her</text:span></text:p>
      <text:p text:style-name="Text_20_body"><text:span text:style-name="T6">Storm</text:span>: Lie down, on your back.</text:p>
      <text:p text:style-name="Text_20_body"><text:span text:style-name="T8">Tenda</text:span><text:span text:style-name="T7"> groans, "Compelling argument."</text:span></text:p>
      <text:p text:style-name="Text_20_body"><text:span text:style-name="T8">Tenda</text:span>: Fine, just a second.</text:p>
      <text:p text:style-name="Text_20_body"><text:span text:style-name="T8">Tenda</text:span><text:span text:style-name="T7"> carefully rolls over, spreading her wings so that they are flush beneath her and not twisted or crumpled</text:span></text:p>
      <text:p text:style-name="Text_20_body"><text:span text:style-name="T6">Storm</text:span>: Good.</text:p>
      <text:p text:style-name="Text_20_body"><text:span text:style-name="T8">Tenda</text:span>: Great, thanks boss.</text:p>
      <text:p text:style-name="Text_20_body"><text:span text:style-name="T6">Storm</text:span><text:span text:style-name="T5"> grabs Tenda's hoof, tying the rope around it</text:span></text:p>
      <text:p text:style-name="Text_20_body"><text:span text:style-name="T8">Tenda</text:span><text:span text:style-name="T7"> very quietly whimpers</text:span></text:p>
      <text:p text:style-name="Text_20_body"><text:span text:style-name="T6">Storm</text:span><text:span text:style-name="T5"> does this to each of her hooves, tying them to each leg of the bed</text:span></text:p>
      <text:p text:style-name="Text_20_body"><text:span text:style-name="T10">Rabid</text:span>: (table!</text:p>
      <text:p text:style-name="Text_20_body"><text:span text:style-name="T8">Tenda</text:span>: T-this is going to be a quick game, right master?</text:p>
      <text:p text:style-name="Text_20_body"><text:span text:style-name="T6">Storm</text:span>: table*</text:p>
      <text:p text:style-name="Text_20_body"><text:span text:style-name="T4">Yoko</text:span>: (IN A WORLD WHERE TABLES ARE BEDS)</text:p>
      <text:p text:style-name="Text_20_body"><text:span text:style-name="T6">Storm</text:span>: (( lol ))</text:p>
      <text:p text:style-name="Text_20_body"><text:span text:style-name="T8">Tenda</text:span>: (*falls in love with Storm again</text:p>
      <text:p text:style-name="Text_20_body"><text:span text:style-name="T6">Storm</text:span>: Err...yes, a "quick" game</text:p>
      <text:p text:style-name="Text_20_body"><text:span text:style-name="T8">Tenda</text:span>: Good, that..</text:p>
      <text:p text:style-name="Text_20_body"><text:span text:style-name="T6">Storm</text:span>: (( Disclaimer: This will not be over quickly ))</text:p>
      <text:p text:style-name="Text_20_body"><text:span text:style-name="T8">Tenda</text:span>: (stoppit you already won my heart back over</text:p>
      <text:p text:style-name="Text_20_body"><text:span text:style-name="T6">Storm</text:span><text:span text:style-name="T5"> ties another piece of rope around Tenda's neck</text:span></text:p>
      <text:p text:style-name="Text_20_body"><text:span text:style-name="T8">Tenda</text:span>: (I'm a sucker for a man with a rope</text:p>
      <text:p text:style-name="Text_20_body"><text:span text:style-name="T8">Tenda</text:span><text:span text:style-name="T7"> yelps, and struggles to look around her while she still can</text:span></text:p>
      <text:p text:style-name="Text_20_body"><text:span text:style-name="T6">Storm</text:span>: (( :good: ))</text:p>
      <text:p text:style-name="Text_20_body"><text:span text:style-name="T8">Tenda</text:span>: Unnh, so... what're we doing?</text:p>
      <text:p text:style-name="Text_20_body"><text:span text:style-name="T8">Tenda</text:span>: Look, I... definitely apologize about everything that happened before, master...</text:p>
      <text:p text:style-name="Text_20_body"><text:span text:style-name="T8">Tenda</text:span>: And for being an insolent stupid bitch...</text:p>
      <text:p text:style-name="Text_20_body"><text:span text:style-name="T8">Tenda</text:span>: So unnh, don't.. feel the need to do anything extreme, okay..?</text:p>
      <text:p text:style-name="Text_20_body"><text:span text:style-name="T6">Storm</text:span><text:span text:style-name="T5"> fastens the other end of the rope to the wall, fastening it and keeping Tenda's head pointed straight up towards the ceiling</text:span></text:p>
      <text:p text:style-name="Text_20_body"><text:span text:style-name="T8">Tenda</text:span><text:span text:style-name="T7"> whimpers near-continuously</text:span></text:p>
      <text:p text:style-name="Text_20_body"><text:span text:style-name="T6">Storm</text:span>: Shut up.</text:p>
      <text:p text:style-name="Text_20_body"><text:span text:style-name="T6">Storm</text:span>: You talk too much.</text:p>
      <text:p text:style-name="Text_20_body"><text:soft-page-break/><text:span text:style-name="T8">Tenda</text:span><text:span text:style-name="T7"> continues whimpering, unable to help herself</text:span></text:p>
      <text:p text:style-name="Text_20_body"><text:span text:style-name="T6">Storm</text:span><text:span text:style-name="T5"> whacks Tenda</text:span></text:p>
      <text:p text:style-name="Text_20_body"><text:span text:style-name="T8">Tenda</text:span>: Please, c'mon...</text:p>
      <text:p text:style-name="Text_20_body"><text:span text:style-name="T6">Storm</text:span>: I said shut up!</text:p>
      <text:p text:style-name="Text_20_body"><text:span text:style-name="T8">Tenda</text:span><text:span text:style-name="T7"> yelps, and then clamps her muzzle closed</text:span></text:p>
      <text:p text:style-name="Text_20_body"><text:span text:style-name="T8">Tenda</text:span><text:span text:style-name="T7"> tries to nod but finds, unsettingly, she cannot do that</text:span></text:p>
      <text:p text:style-name="Text_20_body"><text:span text:style-name="T6">Storm</text:span><text:span text:style-name="T5"> grabs the cloth and turns on the faucet, wetting the cloth</text:span></text:p>
      <text:p text:style-name="Text_20_body"><text:span text:style-name="T6">Storm</text:span><text:span text:style-name="T5"> brings the dripping-wet cloth to Tenda's mouth, pressing it against her insistently</text:span></text:p>
      <text:p text:style-name="Text_20_body"><text:span text:style-name="T6">Storm</text:span>: Open.</text:p>
      <text:p text:style-name="Text_20_body"><text:span text:style-name="T8">Tenda</text:span><text:span text:style-name="T7"> feebly swings her limbs, unable to do anything more than shake slightly without a source of leverage</text:span></text:p>
      <text:p text:style-name="Text_20_body"><text:span text:style-name="T8">Tenda</text:span><text:span text:style-name="T7"> slowly opens her mouth..?</text:span></text:p>
      <text:p text:style-name="Text_20_body"><text:span text:style-name="T6">Storm</text:span><text:span text:style-name="T5"> shoves the wet cloth into her mouth; it being a fairly large cloth, it fills her mouth and hangs a bit out</text:span></text:p>
      <text:p text:style-name="Text_20_body"><text:span text:style-name="T6">Storm</text:span>: *You'd find yourself unable to close your mouth*</text:p>
      <text:p text:style-name="Text_20_body"><text:span text:style-name="T8">Tenda</text:span><text:span text:style-name="T7"> snorts, breathing shrilly through her nostrils</text:span></text:p>
      <text:p text:style-name="Text_20_body"><text:span text:style-name="T8">Tenda</text:span><text:span text:style-name="T7"> becomes increasingly congested nonetheless, the moisture filling her throat</text:span></text:p>
      <text:p text:style-name="Text_20_body"><text:span text:style-name="T6">Storm</text:span><text:span text:style-name="T5"> takes the container and fastens it to the ceiling just above Tenda via rope, letting it swing a few inches above her face</text:span></text:p>
      <text:p text:style-name="Text_20_body"><text:span text:style-name="T8">Tenda</text:span><text:span text:style-name="T7"> eyes the container with a desperate flare</text:span></text:p>
      <text:p text:style-name="Text_20_body"><text:span text:style-name="T8">Tenda</text:span><text:span text:style-name="T7"> tries to feebly shake her limbs again</text:span></text:p>
      <text:p text:style-name="Text_20_body"><text:span text:style-name="T6">Storm</text:span><text:span text:style-name="T5"> holds the container steady, pointing it directly above her face, the two tubes pointing downwards at her ominously</text:span></text:p>
      <text:p text:style-name="Text_20_body"><text:span text:style-name="T8">Tenda</text:span><text:span text:style-name="T7"> heaves against the ropes in coordinated convulsions of her entire body</text:span></text:p>
      <text:p text:style-name="Text_20_body"><text:span text:style-name="T6">Storm</text:span><text:span text:style-name="T5"> presses a button; the more rigid tube begins dripping water excruciatingly slowly</text:span></text:p>
      <text:p text:style-name="Text_20_body"><text:span text:style-name="T6">Storm</text:span>: *the water drips plop against your forehead*</text:p>
      <text:p text:style-name="Text_20_body"><text:span text:style-name="T8">Tenda</text:span><text:span text:style-name="T7"> stops resisting the restraints and cringes instead at the foreboding trickle of water</text:span></text:p>
      <text:p text:style-name="Text_20_body"><text:span text:style-name="T6">Storm</text:span><text:span text:style-name="T5"> bends the less rigid tube into an L-shape, the open end pointing at the cloth in your mouth</text:span></text:p>
      <text:p text:style-name="Text_20_body"><text:span text:style-name="T6">Storm</text:span>: *it begins slowly trickling water as well, this time onto the cloth*</text:p>
      <text:p text:style-name="Text_20_body"><text:span text:style-name="T8">Tenda</text:span><text:span text:style-name="T7"> squeaks behind the cloth</text:span></text:p>
      <text:p text:style-name="Text_20_body"><text:span text:style-name="T6">Storm</text:span>: *the cloth quickly becomes wet again, splashing more water down your throat and making it fairly difficult to breathe*</text:p>
      <text:p text:style-name="Text_20_body"><text:span text:style-name="T8">Tenda</text:span><text:span text:style-name="T7"> reflexively swallows the onslaught of water as fast as she can, taking small gasps in the moments her throat is not inundated</text:span></text:p>
      <text:p text:style-name="Text_20_body"><text:span text:style-name="T6">Storm</text:span>: (brb, bathroom...oddly fitting :rariwat: ))</text:p>
      <text:p text:style-name="Text_20_body"><text:span text:style-name="T6">Storm</text:span>: (( and back ))</text:p>
      <text:p text:style-name="Text_20_body"><text:span text:style-name="T8">Tenda</text:span>: (wb, torture master)</text:p>
      <text:p text:style-name="Text_20_body"><text:span text:style-name="T6">Storm</text:span><text:span text:style-name="T5"> sits down at the head of the table, just beside her head, and stares down at her unsettlingly</text:span></text:p>
      <text:p text:style-name="Text_20_body"><text:soft-page-break/><text:span text:style-name="T8">Tenda</text:span><text:span text:style-name="T7"> continues alternatingly inhaling and swallowing water, and taking what little breaths she can</text:span></text:p>
      <text:p text:style-name="Text_20_body"><text:span text:style-name="T6">Storm</text:span>: Hmmm...</text:p>
      <text:p text:style-name="Text_20_body"><text:span text:style-name="T6">Storm</text:span>: This is almost too easy...</text:p>
      <text:p text:style-name="Text_20_body"><text:span text:style-name="T6">Storm</text:span><text:span text:style-name="T5"> looks around the kitchen for something</text:span></text:p>
      <text:p text:style-name="Text_20_body"><text:span text:style-name="T6">Storm</text:span><text:span text:style-name="T5"> pulls out a clothespin</text:span></text:p>
      <text:p text:style-name="Text_20_body"><text:span text:style-name="T6">Storm</text:span>: Aha!</text:p>
      <text:p text:style-name="Text_20_body"><text:span text:style-name="T6">Storm</text:span><text:span text:style-name="T5"> slides back over to Tenda and pinches the clothespin onto her nose</text:span></text:p>
      <text:p text:style-name="Text_20_body"><text:span text:style-name="T6">Storm</text:span>: That's better! :crazytwi:</text:p>
      <text:p text:style-name="Text_20_body"><text:span text:style-name="T8">Tenda</text:span><text:span text:style-name="T7"> squeaks out a brief whine</text:span></text:p>
      <text:p text:style-name="Text_20_body"><text:span text:style-name="T8">Tenda</text:span>: (please don't let me die btw ;o; )</text:p>
      <text:p text:style-name="Text_20_body"><text:span text:style-name="T4">Yoko</text:span>: (it wouldn't be any fun if you died)</text:p>
      <text:p text:style-name="Text_20_body"><text:span text:style-name="T6">Storm</text:span><text:span text:style-name="T5"> waits several seconds before removing the clothespin</text:span></text:p>
      <text:p text:style-name="Text_20_body"><text:span text:style-name="T8">Tenda</text:span><text:span text:style-name="T7"> inhales shaaaaaaaarply</text:span></text:p>
      <text:p text:style-name="Text_20_body"><text:span text:style-name="T8">Tenda</text:span><text:span text:style-name="T7"> 's stomach heaves as she inhales a bunch of water as well</text:span></text:p>
      <text:p text:style-name="Text_20_body"><text:span text:style-name="T8">Tenda</text:span><text:span text:style-name="T7"> 's eyes begin to tear, and she feebly shakes at her restraints again</text:span></text:p>
      <text:p text:style-name="Text_20_body"><text:span text:style-name="T6">Storm</text:span>: Enjoying it, I see...</text:p>
      <text:p text:style-name="Text_20_body"><text:span text:style-name="T8">Tenda</text:span><text:span text:style-name="T7"> can't move her head, but moves her eyes alone to turn pleadingly to Storm</text:span></text:p>
      <text:p text:style-name="Text_20_body"><text:span text:style-name="T6">Storm</text:span><text:span text:style-name="T5"> pulls the cloth slowly out of her mouth</text:span></text:p>
      <text:p text:style-name="Text_20_body"><text:span text:style-name="T8">Tenda</text:span><text:span text:style-name="T7"> breathes rapidly but quietly</text:span></text:p>
      <text:p text:style-name="Text_20_body"><text:span text:style-name="T8">Tenda</text:span>: thankyouthankyouthankyou​thankyouthankyouthankyou​</text:p>
      <text:p text:style-name="Text_20_body"><text:span text:style-name="T8">Tenda</text:span>: please I love you I'll do anything forever please no more please take the dripping thing away master master great master</text:p>
      <text:p text:style-name="Text_20_body"><text:span text:style-name="T6">Storm</text:span><text:span text:style-name="T5"> returns to the sink, re-wetting the cloth...with hot water</text:span></text:p>
      <text:p text:style-name="Text_20_body"><text:span text:style-name="T8">Tenda</text:span>: I love you please you're so great I love you thank you please no more please let me go</text:p>
      <text:p text:style-name="Text_20_body"><text:span text:style-name="T8">Tenda</text:span><text:span text:style-name="T7"> continues pleading, at an even faster rambling pace</text:span></text:p>
      <text:p text:style-name="Text_20_body"><text:span text:style-name="T8">Tenda</text:span>: pleasepleasepleasebenice​you'resoamazingjustthiso​ncelet'smakeadealpleasec​omeonanythingyouwant</text:p>
      <text:p text:style-name="Text_20_body"><text:span text:style-name="T6">Storm</text:span>: ...</text:p>
      <text:p text:style-name="Text_20_body"><text:span text:style-name="T6">Storm</text:span><text:span text:style-name="T5"> glares down at her before stuffing the hot, wet cloth into her mouth again</text:span></text:p>
      <text:p text:style-name="Text_20_body"><text:span text:style-name="T8">Tenda</text:span>: PLEASE, MAST--</text:p>
      <text:p text:style-name="Text_20_body"><text:span text:style-name="T8">Tenda</text:span>: mmf</text:p>
      <text:p text:style-name="Text_20_body"><text:span text:style-name="T8">Tenda</text:span><text:span text:style-name="T7"> shakes the ropes momentarily</text:span></text:p>
      <text:p text:style-name="Text_20_body"><text:span text:style-name="T6">Storm</text:span>: (( the one time in this chat where the words "hot and wet" aren't a sign of something good ))</text:p>
      <text:p text:style-name="Text_20_body"><text:span text:style-name="T8">Tenda</text:span><text:span text:style-name="T7"> foregoes her brief breathing opportunities to instead whine and whinny</text:span></text:p>
      <text:p text:style-name="Text_20_body"><text:span text:style-name="T6">Storm</text:span><text:span text:style-name="T5"> clips the clothespin back over her nose</text:span></text:p>
      <text:p text:style-name="Text_20_body"><text:span text:style-name="T8">Tenda</text:span><text:span text:style-name="T7"> sneaks what little air she can, but her eyes quickly begin to spin and loll</text:span></text:p>
      <text:p text:style-name="Text_20_body"><text:span text:style-name="T10">Rabid</text:span><text:span text:style-name="T9"> accidentally kicks the floor in the room as a shot of pang hits is belly</text:span></text:p>
      <text:p text:style-name="Text_20_body"><text:soft-page-break/><text:span text:style-name="T6">Storm</text:span><text:span text:style-name="T5"> pulls the clothespin off her nose</text:span></text:p>
      <text:p text:style-name="Text_20_body"><text:span text:style-name="T6">Storm</text:span><text:span text:style-name="T5"> and takes the cloth out again</text:span></text:p>
      <text:p text:style-name="Text_20_body"><text:span text:style-name="T8">Tenda</text:span><text:span text:style-name="T7"> gasps and breathes and whimpers all at once, sweating and shaking and turning her eyes as best she can to Storm with their desperate, panicked, crazed, and watery sheen</text:span></text:p>
      <text:p text:style-name="Text_20_body"><text:span text:style-name="T6">Storm</text:span>: You've taken on a /lot/ of water...</text:p>
      <text:p text:style-name="Text_20_body"><text:span text:style-name="T6">Storm</text:span><text:span text:style-name="T5"> moves over to her side, rubbing her belly</text:span></text:p>
      <text:p text:style-name="Text_20_body"><text:span text:style-name="T8">Tenda</text:span><text:span text:style-name="T7"> whines</text:span></text:p>
      <text:p text:style-name="Text_20_body"><text:span text:style-name="T8">Tenda</text:span>: doyouwantmeto...</text:p>
      <text:p text:style-name="Text_20_body"><text:span text:style-name="T6">Storm</text:span><text:span text:style-name="T5"> raises his hoof</text:span></text:p>
      <text:p text:style-name="Text_20_body"><text:span text:style-name="T8">Tenda</text:span>: pleasejustellme</text:p>
      <text:p text:style-name="Text_20_body"><text:span text:style-name="T8">Tenda</text:span><text:span text:style-name="T7"> takes a deep breath</text:span></text:p>
      <text:p text:style-name="Text_20_body"><text:span text:style-name="T8">Tenda</text:span>: If you want me to, okay, I'll do that</text:p>
      <text:p text:style-name="Text_20_body"><text:span text:style-name="T6">Storm</text:span><text:span text:style-name="T5"> brings it down, very harshly, onto her belly</text:span></text:p>
      <text:p text:style-name="Text_20_body"><text:span text:style-name="T8">Tenda</text:span><text:span text:style-name="T7"> sputters hard, her hips bucking hard into the air against the restrained slack of the ropes</text:span></text:p>
      <text:p text:style-name="Text_20_body"><text:span text:style-name="T8">Tenda</text:span>: nn</text:p>
      <text:p text:style-name="Text_20_body"><text:span text:style-name="T8">Tenda</text:span>: please just tell me what to do... what do you want from me..</text:p>
      <text:p text:style-name="Text_20_body"><text:span text:style-name="T6">Storm</text:span><text:span text:style-name="T5"> whacks her stomach again</text:span></text:p>
      <text:p text:style-name="Text_20_body"><text:span text:style-name="T8">Tenda</text:span><text:span text:style-name="T7"> cries feebly, and gives a trailing whimper</text:span></text:p>
      <text:p text:style-name="Text_20_body"><text:span text:style-name="T8">Tenda</text:span>: pleasepleasepleaseplease​pleaseplease use words... words me..</text:p>
      <text:p text:style-name="Text_20_body"><text:span text:style-name="T8">Tenda</text:span><text:span text:style-name="T7"> 's tongue hangs out of her mouth as she pants, painfully suspended in every way possible</text:span></text:p>
      <text:p text:style-name="Text_20_body"><text:span text:style-name="T6">Storm</text:span><text:span text:style-name="T5"> very briefly considers using her restrained position to his...advantage...but whacks her stomach again, harder than before</text:span></text:p>
      <text:p text:style-name="Text_20_body"><text:span text:style-name="T8">Tenda</text:span><text:span text:style-name="T7"> 's body begins to paradoxically relax from the pain as she draws nearer to unconsciousness, the slack against her limbs actually growing as they limpen and fall to the table</text:span></text:p>
      <text:p text:style-name="Text_20_body"><text:span text:style-name="T6">Storm</text:span><text:span text:style-name="T5"> saunters over, eerily cheery, and loosens the rope around her neck just a bit</text:span></text:p>
      <text:p text:style-name="Text_20_body"><text:span text:style-name="T8">Tenda</text:span><text:span text:style-name="T7"> 's head instantly drops nearer the table, herself unable to muster even the least bit of strength to hold it up</text:span></text:p>
      <text:p text:style-name="Text_20_body"><text:span text:style-name="T8">Tenda</text:span>: I'm sorry, master... for everything forever..</text:p>
      <text:p text:style-name="Text_20_body"><text:span text:style-name="T8">Tenda</text:span>: Please never again...</text:p>
      <text:p text:style-name="Text_20_body"><text:span text:style-name="T6">Storm</text:span><text:span text:style-name="T5"> reaches up and unfastens the container-tubes, tossing it back into the sink</text:span></text:p>
      <text:p text:style-name="Text_20_body"><text:span text:style-name="T8">Tenda</text:span>: T-thank you... so much...</text:p>
      <text:p text:style-name="Text_20_body"><text:span text:style-name="T8">Tenda</text:span>: I needta... rest...</text:p>
      <text:p text:style-name="Text_20_body"><text:span text:style-name="T6">Storm</text:span><text:span text:style-name="T5"> remains silent as he unties the ropes from her hooves and neck</text:span></text:p>
      <text:p text:style-name="Text_20_body"><text:span text:style-name="T8">Tenda</text:span><text:span text:style-name="T7"> 's head drops lower, eyes closed</text:span></text:p>
      <text:p text:style-name="Text_20_body"><text:span text:style-name="T8">Tenda</text:span><text:span text:style-name="T7"> only collapses on the table, unmoving, eyes still closed</text:span></text:p>
      <text:p text:style-name="Text_20_body"><text:span text:style-name="T8">Tenda</text:span>: I won't move... I won't do anything...</text:p>
      <text:p text:style-name="Text_20_body"><text:span text:style-name="T8">Tenda</text:span>: Please don't hurt me like that again...</text:p>
      <text:p text:style-name="Text_20_body"><text:span text:style-name="T6">Storm</text:span><text:span text:style-name="T5"> slowly, eerily strokes her head</text:span></text:p>
      <text:p text:style-name="Text_20_body"><text:soft-page-break/><text:span text:style-name="T8">Tenda</text:span><text:span text:style-name="T7"> stifles a single sob</text:span></text:p>
      <text:p text:style-name="Text_20_body"><text:span text:style-name="T6">Storm</text:span>: Such a shame that I have to /force/ such loyalty out of pones.</text:p>
      <text:p text:style-name="Text_20_body"><text:span text:style-name="T8">Tenda</text:span>: P-please... anything...</text:p>
      <text:p text:style-name="Text_20_body"><text:span text:style-name="T8">Tenda</text:span>: I'm so sorry..</text:p>
      <text:p text:style-name="Text_20_body"><text:span text:style-name="T8">Tenda</text:span>: I won't even talk anymore..</text:p>
      <text:p text:style-name="Text_20_body"><text:span text:style-name="T8">Tenda</text:span><text:span text:style-name="T7"> suddenly, slowly, pained by exhaustion, tries to reach over and wrap her arms around Storm</text:span></text:p>
      <text:p text:style-name="Text_20_body"><text:span text:style-name="T8">Tenda</text:span>: pleasepleasepleaseplease​ never again...</text:p>
      <text:p text:style-name="Text_20_body"><text:span text:style-name="T6">Storm</text:span><text:span text:style-name="T5"> is taken aback, though doesn't let this show, and slowly wraps an arm around her as well</text:span></text:p>
      <text:p text:style-name="Text_20_body"><text:span text:style-name="T8">Tenda</text:span>: You're my god... you made me...</text:p>
      <text:p text:style-name="Text_20_body"><text:span text:style-name="T8">Tenda</text:span>: Please, I'm yours, just never hurt me like that again...</text:p>
      <text:p text:style-name="Text_20_body"><text:span text:style-name="T6">Storm</text:span>: Good.</text:p>
      <text:p text:style-name="Text_20_body"><text:span text:style-name="T8">Tenda</text:span><text:span text:style-name="T7"> lets go of Storm, and lies flat on the table again</text:span></text:p>
      <text:p text:style-name="Text_20_body"><text:span text:style-name="T6">Storm</text:span>: Now rest.</text:p>
      <text:p text:style-name="Text_20_body"><text:span text:style-name="T8">Tenda</text:span>: Yessir... thank you...</text:p>
      <text:p text:style-name="Text_20_body"><text:span text:style-name="T8">Tenda</text:span><text:span text:style-name="T7"> 's breathing slowly begins to normalize, her eyes still closed</text:span></text:p>
      <text:p text:style-name="Text_20_body"><text:span text:style-name="T6">Storm</text:span><text:span text:style-name="T5"> pets her slowly</text:span></text:p>
      <text:p text:style-name="Text_20_body"><text:span text:style-name="T6">Storm</text:span>: (( heavily :hurrr: ))</text:p>
      <text:p text:style-name="Text_20_body"><text:span text:style-name="T8">Tenda</text:span><text:span text:style-name="T7"> whimpers again, and acknowledges Storm with a slight wave of one hoof</text:span></text:p>
      <text:p text:style-name="Text_20_body"><text:span text:style-name="T6">Storm</text:span><text:span text:style-name="T5"> stalks out of the kitchen...</text:span></text:p>
      <text:p text:style-name="Text_20_body"><text:span text:style-name="T6">Storm</text:span><text:span text:style-name="T5"> returns with a blanket, draping it over Tenda</text:span></text:p>
      <text:p text:style-name="Text_20_body"><text:span text:style-name="T8">Tenda</text:span>: Thankyoumaster...</text:p>
      <text:p text:style-name="Text_20_body"><text:span text:style-name="T8">Tenda</text:span>: Don't... go away for too long, okay..?</text:p>
      <text:p text:style-name="Text_20_body"><text:span text:style-name="T8">Tenda</text:span>: I'll be here...</text:p>
      <text:p text:style-name="Text_20_body"><text:span text:style-name="T6">Storm</text:span>: I won't...Tenda.</text:p>
      <text:p text:style-name="Text_20_body"><text:span text:style-name="T8">Tenda</text:span>: ...somethinglikethat...</text:p>
      <text:p text:style-name="Text_20_body"><text:span text:style-name="T8">Tenda</text:span><text:span text:style-name="T7"> rolls her head to the side opposite Storm, and snugs under the blanket</text:span></text:p>
      <text:p text:style-name="Text_20_body"><text:span text:style-name="T10">Rabid</text:span><text:span text:style-name="T9"> tries to get comfortable on the bed</text:span></text:p>
      <text:p text:style-name="Text_20_body"><text:span text:style-name="T6">Storm</text:span><text:span text:style-name="T5"> has the nagging feeling he's forgotten something...</text:span></text:p>
      <text:p text:style-name="Text_20_body"><text:span text:style-name="T6">Storm</text:span>: Oh, right...</text:p>
      <text:p text:style-name="Text_20_body"><text:span text:style-name="T6">Storm</text:span><text:span text:style-name="T5"> gets up and heads back towards the room Rabid's in</text:span></text:p>
      <text:p text:style-name="Text_20_body"><text:span text:style-name="T6">Storm</text:span><text:span text:style-name="T5"> dragging another blanket into the room, unties the ropes binding Rabid to the bed</text:span></text:p>
      <text:p text:style-name="Text_20_body"><text:span text:style-name="T10">Rabid</text:span><text:span text:style-name="T9"> looks up at Storm "Master?"</text:span></text:p>
      <text:p text:style-name="Text_20_body"><text:span text:style-name="T6">Storm</text:span>: Hush...</text:p>
      <text:p text:style-name="Text_20_body"><text:span text:style-name="T2">Watcher</text:span> joined the chat </text:p>
      <text:p text:style-name="Text_20_body"><text:span text:style-name="T6">Storm</text:span><text:span text:style-name="T5"> drapes the blanket over Rabid</text:span></text:p>
      <text:p text:style-name="Text_20_body"><text:span text:style-name="T10">Rabid</text:span><text:span text:style-name="T9"> rolls over on his back and snuggles in the blanket, holding his belly</text:span></text:p>
      <text:p text:style-name="Text_20_body"><text:span text:style-name="T6">Storm</text:span><text:span text:style-name="T5"> stalks out of the room, only closing the door part-way behind him</text:span></text:p>
      <text:p text:style-name="Text_20_body"><text:soft-page-break/><text:span text:style-name="T8">Tenda</text:span><text:span text:style-name="T7"> murrs as she tosses and turns, clutching the blanket, slowly regaining her strength</text:span></text:p>
      <text:p text:style-name="Text_20_body"><text:span text:style-name="T4">Yoko</text:span><text:span text:style-name="T3"> silently closes the door in the closet she's hiding in</text:span></text:p>
      <text:p text:style-name="Text_20_body"><text:span text:style-name="T4">Yoko</text:span><text:span text:style-name="T3"> sits on the floor and ponders</text:span></text:p>
      <text:p text:style-name="Text_20_body"><text:span text:style-name="T6">Storm</text:span><text:span text:style-name="T5"> returns to the common room, taking a chair and sitting in it</text:span></text:p>
      <text:p text:style-name="Text_20_body"><text:span text:style-name="T10">Rabid</text:span><text:span text:style-name="T9"> rolls around still trying to get comfortable on the lumpy mattress</text:span></text:p>
      <text:p text:style-name="Text_20_body"><text:span text:style-name="T8">Tenda</text:span><text:span text:style-name="T7"> mumbles in her drowsy state, only the names of the present ponies being occasionally audible</text:span></text:p>
      <text:p text:style-name="Text_20_body"><text:span text:style-name="T10">Rabid</text:span><text:span text:style-name="T9"> lifts his head looking around, wishing he had a pillow, wondering just what it was that he ate, and lies his head back down</text:span></text:p>
      <text:p text:style-name="Text_20_body"><text:span text:style-name="T2">Watcher</text:span><text:span text:style-name="T1"> sits next to Storm, reading a book</text:span></text:p>
      <text:p text:style-name="Text_20_body"><text:span text:style-name="T10">Rabid</text:span><text:span text:style-name="T9"> thinks "i hope Tenda didn't have to choke down that slop"</text:span></text:p>
      <text:p text:style-name="Text_20_body"><text:span text:style-name="T6">Storm</text:span><text:span text:style-name="T5"> looks over at Watcher</text:span></text:p>
      <text:p text:style-name="Text_20_body"><text:span text:style-name="T6">Storm</text:span>: Y'know, it's amazing how much horrid torture can exhaust a pone...</text:p>
      <text:p text:style-name="Text_20_body"><text:span text:style-name="T4">Yoko</text:span> joined the chat </text:p>
      <text:p text:style-name="Text_20_body"><text:span text:style-name="T4">Yoko</text:span><text:span text:style-name="T3"> silently sneaks out of the closet and tiptoes to the kitchen</text:span></text:p>
      <text:p text:style-name="Text_20_body"><text:span text:style-name="T6">Storm</text:span>: (( <text:a xlink:type="simple" xlink:href="http://www.youtube.com/watch?v=UVOdrk3RHBo" office:target-frame-name="_BLANK" xlink:show="replace">http://www.youtube.com/watch?v=UVOdrk3RHBo</text:a> Oh god, this movie... ))</text:p>
      <text:p text:style-name="Text_20_body"><text:span text:style-name="T4">Yoko</text:span><text:span text:style-name="T3"> prones to the ground</text:span></text:p>
      <text:p text:style-name="Text_20_body"><text:span text:style-name="T2">Watcher</text:span><text:span text:style-name="T1"> looks up from the book, though it looked like she wasn't much into reading it "Torture you say? Very nice, love,"</text:span></text:p>
      <text:p text:style-name="Text_20_body"><text:span text:style-name="T2">Watcher</text:span>: (Why am I still watcher?! I'm Dink!)</text:p>
      <text:p text:style-name="Text_20_body"><text:span text:style-name="T2">Watcher</text:span> changed name to <text:span text:style-name="T2">Dink</text:span></text:p>
      <text:p text:style-name="Text_20_body"><text:span text:style-name="T6">Storm</text:span>: (So male-form? :good: )</text:p>
      <text:p text:style-name="Text_20_body"><text:span text:style-name="T4">Yoko</text:span><text:span text:style-name="T3"> sneaks out of the house through a window</text:span></text:p>
      <text:p text:style-name="Text_20_body"><text:span text:style-name="T4">Yoko</text:span><text:span text:style-name="T3"> runs away</text:span></text:p>
      <text:p text:style-name="Text_20_body"><text:span text:style-name="T4">Yoko</text:span>: (bye freak show)</text:p>
      <text:p text:style-name="Text_20_body"><text:span text:style-name="T6">Storm</text:span>: (Bye!)</text:p>
      <text:p text:style-name="Text_20_body"><text:span text:style-name="T4">Yoko</text:span><text:span text:style-name="T3"> gasps for breath</text:span></text:p>
      <text:p text:style-name="Text_20_body"><text:span text:style-name="T10">Rabid</text:span>: (by-eeee)</text:p>
      <text:p text:style-name="Text_20_body"><text:span text:style-name="T8">Tenda</text:span>: (I resemble that remark :hurrr: )</text:p>
      <text:p text:style-name="Text_20_body"><text:span text:style-name="T4">Yoko</text:span>: I am /not/ returning to that house</text:p>
      <text:p text:style-name="Text_20_body"><text:span text:style-name="T4">Yoko</text:span><text:span text:style-name="T3"> gets on a train heading to Canterlot</text:span></text:p>
      <text:p text:style-name="Text_20_body"><text:span text:style-name="T4">Yoko</text:span><text:span text:style-name="T3"> gets off the train and relaxs at a fancy cafe</text:span></text:p>
      <text:p text:style-name="Text_20_body"><text:span text:style-name="T8">Tenda</text:span><text:span text:style-name="T7"> loses her focus while she tosses and turns on the table, and falls onto the kitchen floor with a THUD</text:span></text:p>
      <text:p text:style-name="Text_20_body"><text:span text:style-name="T8">Tenda</text:span>: FRIKKIN</text:p>
      <text:p text:style-name="Text_20_body"><text:span text:style-name="T4">Yoko</text:span>: (I'll be right back)</text:p>
      <text:p text:style-name="Text_20_body"><text:span text:style-name="T8">Tenda</text:span><text:span text:style-name="T7"> emits a long trailing chirp</text:span></text:p>
      <text:p text:style-name="Text_20_body"><text:span text:style-name="T10">Rabid</text:span><text:span text:style-name="T9"> feels his ears prick up but can't really hear anything</text:span></text:p>
      <text:p text:style-name="Text_20_body"><text:soft-page-break/><text:span text:style-name="T8">Tenda</text:span><text:span text:style-name="T7"> pulls her dangling blanket off the table to the floor, and just lies there instead</text:span></text:p>
      <text:p text:style-name="Text_20_body"><text:span text:style-name="T10">Rabid</text:span><text:span text:style-name="T9"> notices the door is ajar and cautiously pokes his head out</text:span></text:p>
      <text:p text:style-name="Text_20_body"><text:span text:style-name="T2">Dink</text:span>: Did the slaves learn anything Storm?</text:p>
      <text:p text:style-name="Text_20_body"><text:span text:style-name="T10">Rabid</text:span><text:span text:style-name="T9"> can hear Dink and Storm down the hall</text:span></text:p>
      <text:p text:style-name="Text_20_body"><text:span text:style-name="T6">Storm</text:span>: I'd hope so...</text:p>
      <text:p text:style-name="Text_20_body"><text:span text:style-name="T6">Storm</text:span>: It'd be /real terrible/ to have to teach the same lesson twice.</text:p>
      <text:p text:style-name="Text_20_body"><text:span text:style-name="T8">Tenda</text:span><text:span text:style-name="T7"> can be heard faintly muttering something about 'love' and 'Storm' from the kitchen in her half-asleep state</text:span></text:p>
      <text:p text:style-name="Text_20_body"><text:span text:style-name="T2">Dink</text:span>: I might have to get involved next time... And I assure you, I won't perform as merciful as you.</text:p>
      <text:p text:style-name="Text_20_body"><text:span text:style-name="T8">Tenda</text:span><text:span text:style-name="T7"> shudders in her sleep, somehow</text:span></text:p>
      <text:p text:style-name="Text_20_body"><text:span text:style-name="T10">Rabid</text:span><text:span text:style-name="T9"> grimaces as the mere suggestion that Storm was in any way "merciful"</text:span></text:p>
      <text:p text:style-name="Text_20_body"><text:span text:style-name="T6">Storm</text:span>: Oh, you must not have been there...</text:p>
      <text:p text:style-name="Text_20_body"><text:span text:style-name="T2">Dink</text:span><text:span text:style-name="T1"> raises his brow "And?"</text:span></text:p>
      <text:p text:style-name="Text_20_body"><text:span text:style-name="T4">Yoko</text:span><text:span text:style-name="T3"> stirs her coffee around and looks into it, as if it will give her the answers</text:span></text:p>
      <text:p text:style-name="Text_20_body"><text:span text:style-name="T4">Yoko</text:span><text:span text:style-name="T3"> sighs</text:span></text:p>
      <text:p text:style-name="Text_20_body"><text:span text:style-name="T6">Storm</text:span>: Oh, nothing...</text:p>
      <text:p text:style-name="Text_20_body"><text:span text:style-name="T6">Storm</text:span>: It was...fun, though.</text:p>
      <text:p text:style-name="Text_20_body"><text:span text:style-name="T6">Storm</text:span>: Watching them squirm and plead... :crazytwi:</text:p>
      <text:p text:style-name="Text_20_body"><text:span text:style-name="T2">Dink</text:span><text:span text:style-name="T1"> chuckles a bit manically</text:span></text:p>
      <text:p text:style-name="Text_20_body"><text:span text:style-name="T8">Tenda</text:span><text:span text:style-name="T7"> flops uneasily on the kitchen floor</text:span></text:p>
      <text:p text:style-name="Text_20_body"><text:span text:style-name="T2">Dink</text:span>: Did the mutt get his meal for today?</text:p>
      <text:p text:style-name="Text_20_body"><text:span text:style-name="T6">Storm</text:span><text:span text:style-name="T5"> chuckles</text:span></text:p>
      <text:p text:style-name="Text_20_body"><text:span text:style-name="T6">Storm</text:span>: Oh yes, he did.</text:p>
      <text:p text:style-name="Text_20_body"><text:span text:style-name="T2">Dink</text:span>: Will have to make more for him tomorrow, eh?</text:p>
      <text:p text:style-name="Text_20_body"><text:span text:style-name="T2">Dink</text:span>: Oops, I misspoke. I meant in three days.</text:p>
      <text:p text:style-name="Text_20_body"><text:span text:style-name="T10">Rabid</text:span><text:span text:style-name="T9"> 's face contorts as he listens</text:span></text:p>
      <text:p text:style-name="Text_20_body"><text:span text:style-name="T8">Tenda</text:span><text:span text:style-name="T7"> similarly grimaces in the kitchen, the gravity of her situation still only just sinking in</text:span></text:p>
      <text:p text:style-name="Text_20_body"><text:span text:style-name="T6">Storm</text:span>: Mhmm</text:p>
      <text:p text:style-name="Text_20_body"><text:span text:style-name="T2">Dink</text:span> joined the chat </text:p>
      <text:p text:style-name="Text_20_body"><text:span text:style-name="T2">Dink</text:span>: And the mule?</text:p>
      <text:p text:style-name="Text_20_body"><text:span text:style-name="T6">Storm</text:span>: She won't be going thirsty for a while, hehe...</text:p>
      <text:p text:style-name="Text_20_body"><text:span text:style-name="T11">Newblood</text:span> joined the chat </text:p>
      <text:p text:style-name="Text_20_body"><text:span text:style-name="T2">Dink</text:span>: Good... Her whining was annoying me.</text:p>
      <text:p text:style-name="Text_20_body"><text:span text:style-name="T10">Rabid</text:span><text:span text:style-name="T9"> cringes in worry over what that meant and worries about Tenda</text:span></text:p>
      <text:p text:style-name="Text_20_body"><text:span text:style-name="T2">Dink</text:span><text:span text:style-name="T1"> picks up the book and "reads" again</text:span></text:p>
      <text:p text:style-name="Text_20_body"><text:span text:style-name="T8">Tenda</text:span><text:span text:style-name="T7"> rolls over on the kitchen floor, clasping her head</text:span></text:p>
      <text:p text:style-name="Text_20_body"><text:soft-page-break/><text:span text:style-name="T6">Storm</text:span>: What'cha readin?</text:p>
      <text:p text:style-name="Text_20_body"><text:span text:style-name="T2">Dink</text:span>: Hey Storm, have any chains I could borrow? I want something that clasps harder than rope.</text:p>
      <text:p text:style-name="Text_20_body"><text:span text:style-name="T2">Dink</text:span>: Oh this... I- I don't know.</text:p>
      <text:p text:style-name="Text_20_body"><text:span text:style-name="T6">Storm</text:span>: Umm...probably...</text:p>
      <text:p text:style-name="Text_20_body"><text:span text:style-name="T8">Tenda</text:span><text:span text:style-name="T7"> dizzily both frowns and smiles at the mention of chains, caught in the throes of an unnatural indecision</text:span></text:p>
      <text:p text:style-name="Text_20_body"><text:span text:style-name="T6">Storm</text:span>: I'll have to check in my closet some time :rariwat:</text:p>
      <text:p text:style-name="Text_20_body"><text:span text:style-name="T10">Rabid</text:span><text:span text:style-name="T9"> continues grimacing at the mention of chains</text:span></text:p>
      <text:p text:style-name="Text_20_body"><text:span text:style-name="T2">Dink</text:span>: Mind of you fetch them now? I have something planned for the mule later.</text:p>
      <text:p text:style-name="Text_20_body"><text:span text:style-name="T6">Storm</text:span>: Eh</text:p>
      <text:p text:style-name="Text_20_body"><text:span text:style-name="T6">Storm</text:span><text:span text:style-name="T5"> relaxes further in his chair</text:span></text:p>
      <text:p text:style-name="Text_20_body"><text:span text:style-name="T2">Dink</text:span> joined the chat </text:p>
      <text:p text:style-name="Text_20_body"><text:span text:style-name="T2">Dink</text:span>: You know,</text:p>
      <text:p text:style-name="Text_20_body"><text:span text:style-name="T2">Dink</text:span>: The whiney one?</text:p>
      <text:p text:style-name="Text_20_body"><text:span text:style-name="T6">Storm</text:span>: She won't be whiney any more.</text:p>
      <text:p text:style-name="Text_20_body"><text:span text:style-name="T8">Tenda</text:span><text:span text:style-name="T7"> pulls the blanket over her head in the kitchen</text:span></text:p>
      <text:p text:style-name="Text_20_body"><text:span text:style-name="T2">Dink</text:span>: Please love?</text:p>
      <text:p text:style-name="Text_20_body"><text:span text:style-name="T10">Rabid</text:span><text:span text:style-name="T9"> can't stand to hear any more and closes the door, startled by a loud creaking</text:span></text:p>
      <text:p text:style-name="Text_20_body"><text:span text:style-name="T10">Rabid</text:span><text:span text:style-name="T9"> runs over to the bed and covers up, pretending to be sleeping</text:span></text:p>
      <text:p text:style-name="Text_20_body"><text:span text:style-name="T8">Tenda</text:span><text:span text:style-name="T7"> mutters to herself, "Must be good... just remember what he's willing to do, right..?... all easy after that..."</text:span></text:p>
      <text:p text:style-name="Text_20_body"><text:span text:style-name="T2">Dink</text:span><text:span text:style-name="T1"> turns his head as the door creaks</text:span></text:p>
      <text:p text:style-name="Text_20_body"><text:span text:style-name="T8">Tenda</text:span><text:span text:style-name="T7"> continues muttering, "Don't want to die... no dieing... can't escape if I die... and... it would suck to live here if that kept happening..."</text:span></text:p>
      <text:p text:style-name="Text_20_body"><text:span text:style-name="T8">Tenda</text:span><text:span text:style-name="T7"> rambles on, weighing her options with two hooves in front of her face, "If I'm really stuck here forever, might as well make the ... most ... of it... might as well go along, I can get, like... more applesauce..."</text:span></text:p>
      <text:p text:style-name="Text_20_body"><text:span text:style-name="T8">Tenda</text:span><text:span text:style-name="T7"> pulls the blankets totally over her head, "It'll all be okay... he gave you a blanket, he's a nice pone... he was just teaching you a lesson you needed to learn..."</text:span></text:p>
      <text:p text:style-name="Text_20_body"><text:span text:style-name="T8">Tenda</text:span><text:span text:style-name="T7"> finishes with a quirk of her antennae and lips beneath the blanket, "A lesson you needed to learn. A lesson for his property, to know her place. Your lesson. His property." @_@</text:span></text:p>
      <text:p text:style-name="Text_20_body"><text:span text:style-name="T10">Rabid</text:span><text:span text:style-name="T9"> whimpers, holding his stomach, hoping that Dink and Storm didn't hear the door</text:span></text:p>
      <text:p text:style-name="Text_20_body"><text:span text:style-name="T4">Yoko</text:span><text:span text:style-name="T3"> falls asleep on the table at the fancy cafe</text:span></text:p>
      <text:p text:style-name="Text_20_body"><text:span text:style-name="T2">Dink</text:span><text:span text:style-name="T1"> gets up slowly, walking to the room where Rabid is in</text:span></text:p>
      <text:p text:style-name="Text_20_body"><text:span text:style-name="T10">Rabid</text:span><text:span text:style-name="T9"> shakes slightly as he hears hoofbeats getting closer</text:span></text:p>
      <text:p text:style-name="Text_20_body"><text:span text:style-name="T2">Dink</text:span><text:span text:style-name="T1"> opens the door and looks inside</text:span></text:p>
      <text:p text:style-name="Text_20_body"><text:span text:style-name="T10">Rabid</text:span><text:span text:style-name="T9"> hears the door creak open "Please Master... I can't eat anymore..."</text:span></text:p>
      <text:p text:style-name="Text_20_body"><text:span text:style-name="T2">Dink</text:span>: (I thought you were pretending to sleep :hurrr: )</text:p>
      <text:p text:style-name="Text_20_body"><text:span text:style-name="T10">Rabid</text:span>: (i am))</text:p>
      <text:p text:style-name="Text_20_body"><text:soft-page-break/><text:span text:style-name="T2">Dink</text:span><text:span text:style-name="T1"> walks over to the bed, rubbing his hoof up your body and chin</text:span></text:p>
      <text:p text:style-name="Text_20_body"><text:span text:style-name="T8">Tenda</text:span><text:span text:style-name="T7"> stares into space, expression twisted in so many ways such that it can only be described as 'confused'</text:span></text:p>
      <text:p text:style-name="Text_20_body"><text:span text:style-name="T10">Rabid</text:span><text:span text:style-name="T9"> murrs and groans slightly looking up</text:span></text:p>
      <text:p text:style-name="Text_20_body"><text:span text:style-name="T8">Tenda</text:span><text:span text:style-name="T7"> remembers she is not restrained in any way o-o, and walks into the common room</text:span></text:p>
      <text:p text:style-name="Text_20_body"><text:span text:style-name="T8">Tenda</text:span>: ...Master? *looking up at Storm*</text:p>
      <text:p text:style-name="Text_20_body"><text:span text:style-name="T6">Storm</text:span>: Hmm...?</text:p>
      <text:p text:style-name="Text_20_body"><text:span text:style-name="T8">Tenda</text:span>: I...wasn't sure if you wanted to do something with this...</text:p>
      <text:p text:style-name="Text_20_body"><text:span text:style-name="T8">Tenda</text:span><text:span text:style-name="T7"> kicks the leash loose from her leg she had it furled up</text:span></text:p>
      <text:p text:style-name="Text_20_body"><text:span text:style-name="T8">Tenda</text:span>: Or if you wanted me to rest anywhere in particular, sir...</text:p>
      <text:p text:style-name="Text_20_body"><text:span text:style-name="T2">Dink</text:span><text:span text:style-name="T1"> seemly believes you are asleep, walking back at to room's entrance, closing the door with himself still inside,along it believe he left</text:span></text:p>
      <text:p text:style-name="Text_20_body"><text:span text:style-name="T6">Storm</text:span>: No, and...</text:p>
      <text:p text:style-name="Text_20_body"><text:span text:style-name="T6">Storm</text:span>: rest where you want, not my prerogative.</text:p>
      <text:p text:style-name="Text_20_body"><text:span text:style-name="T10">Rabid</text:span><text:span text:style-name="T9"> rolls over and gets out of the bed</text:span></text:p>
      <text:p text:style-name="Text_20_body"><text:span text:style-name="T8">Tenda</text:span>: O-okay. o-o</text:p>
      <text:p text:style-name="Text_20_body"><text:span text:style-name="T8">Tenda</text:span>: Thank you for the latitude sir!</text:p>
      <text:p text:style-name="Text_20_body"><text:span text:style-name="T2">Dink</text:span><text:span text:style-name="T1"> slams Rabid on the back of the head with the book he had</text:span></text:p>
      <text:p text:style-name="Text_20_body"><text:span text:style-name="T8">Tenda</text:span>: I will try my best to stay out of your way.</text:p>
      <text:p text:style-name="Text_20_body"><text:span text:style-name="T6">Storm</text:span>: Mhmm</text:p>
      <text:p text:style-name="Text_20_body"><text:span text:style-name="T8">Tenda</text:span><text:span text:style-name="T7"> looks around, then settles on an empty corner of the common room to lie down in</text:span></text:p>
      <text:p text:style-name="Text_20_body"><text:span text:style-name="T8">Tenda</text:span>: Thank you again, sir~</text:p>
      <text:p text:style-name="Text_20_body"><text:span text:style-name="T6">Storm</text:span><text:span text:style-name="T5"> waves his hoof dismissively, settling back into his chair</text:span></text:p>
      <text:p text:style-name="Text_20_body"><text:span text:style-name="T8">Tenda</text:span><text:span text:style-name="T7"> smiles at even the dismissive gesture, sinking happily onto the floor</text:span></text:p>
      <text:p text:style-name="Text_20_body"><text:span text:style-name="T10">Rabid</text:span>: aaaah!</text:p>
      <text:p text:style-name="Text_20_body"><text:span text:style-name="T8">Tenda</text:span>: o-o</text:p>
      <text:p text:style-name="Text_20_body"><text:span text:style-name="T2">Dink</text:span>: (Brb, dinner)</text:p>
      <text:p text:style-name="Text_20_body"><text:span text:style-name="T8">Tenda</text:span>: ...you're sure I can't do anything for you, master?</text:p>
      <text:p text:style-name="Text_20_body"><text:span text:style-name="T8">Tenda</text:span>: OH! Do you want me to be quiet? :)</text:p>
      <text:p text:style-name="Text_20_body"><text:span text:style-name="T6">Storm</text:span>: Quiet/er/</text:p>
      <text:p text:style-name="Text_20_body"><text:span text:style-name="T6">Storm</text:span>: Nothing for now.</text:p>
      <text:p text:style-name="Text_20_body"><text:span text:style-name="T8">Tenda</text:span>: Y-yessir! I can definitely do that!</text:p>
      <text:p text:style-name="Text_20_body"><text:span text:style-name="T8">Tenda</text:span>: Starting the quiet right now!</text:p>
      <text:p text:style-name="Text_20_body"><text:span text:style-name="T10">Rabid</text:span><text:span text:style-name="T9"> lies on the ground motionless looking up at Dink waiting</text:span></text:p>
      <text:p text:style-name="Text_20_body"><text:span text:style-name="T8">Tenda</text:span><text:span text:style-name="T7"> rests her head on the floor, staring at Storm's side o-o</text:span></text:p>
      <text:p text:style-name="Text_20_body"><text:span text:style-name="T6">Storm</text:span><text:span text:style-name="T5"> shuts his eyes, falling asleep against the chair</text:span></text:p>
      <text:p text:style-name="Text_20_body"><text:span text:style-name="T4">Yoko</text:span>: (dinnah toime)</text:p>
      <text:p text:style-name="Text_20_body"><text:soft-page-break/><text:span text:style-name="T8">Tenda</text:span><text:span text:style-name="T7"> giggles, and mimics Storm's closing of eyes</text:span></text:p>
      <text:p text:style-name="Text_20_body"><text:span text:style-name="T6">Storm</text:span><text:span text:style-name="T5"> twitches a bit, curling up</text:span></text:p>
      <text:p text:style-name="Text_20_body"><text:span text:style-name="T8">Tenda</text:span><text:span text:style-name="T7"> curls as well o-o</text:span></text:p>
      <text:p text:style-name="Text_20_body"><text:span text:style-name="T2">Dink</text:span><text:span text:style-name="T1"> snorts, dusting off his book and walks back out the room, looking at Tenda</text:span></text:p>
      <text:p text:style-name="Text_20_body"><text:span text:style-name="T10">Rabid</text:span><text:span text:style-name="T9"> yelps "Sorry" quickly as the door closes and curls up on the bed, shaking</text:span></text:p>
      <text:p text:style-name="Text_20_body"><text:span text:style-name="T8">Tenda</text:span><text:span text:style-name="T7"> turns from Storm to Dink, with a quiver of her muzzle</text:span></text:p>
      <text:p text:style-name="Text_20_body"><text:span text:style-name="T8">Tenda</text:span>: Hello master.</text:p>
      <text:p text:style-name="Text_20_body"><text:span text:style-name="T8">Tenda</text:span>: C-Can I do... anything for you?</text:p>
      <text:p text:style-name="Text_20_body"><text:span text:style-name="T6">Storm</text:span><text:span text:style-name="T5"> rolls over, slowly waking up</text:span></text:p>
      <text:p text:style-name="Text_20_body"><text:span text:style-name="T2">Dink</text:span><text:span text:style-name="T1"> nods "In fact you can. Follow.", motioning you to come upstairs</text:span></text:p>
      <text:p text:style-name="Text_20_body"><text:span text:style-name="T8">Tenda</text:span><text:span text:style-name="T7"> follows Dink, head bowed</text:span></text:p>
      <text:p text:style-name="Text_20_body"><text:span text:style-name="T6">Storm</text:span><text:span text:style-name="T5"> slides off the couch and follows them, curious O-o</text:span></text:p>
      <text:p text:style-name="Text_20_body"><text:span text:style-name="T2">Dink</text:span>: Storm, you can stay behind.</text:p>
      <text:p text:style-name="Text_20_body"><text:span text:style-name="T6">Storm</text:span>: Awww, why?</text:p>
      <text:p text:style-name="Text_20_body"><text:span text:style-name="T8">Tenda</text:span><text:span text:style-name="T7"> looks back at Storm, frowning</text:span></text:p>
      <text:p text:style-name="Text_20_body"><text:span text:style-name="T2">Dink</text:span><text:span text:style-name="T1"> opens the door to a room "On the bed, mule."</text:span></text:p>
      <text:p text:style-name="Text_20_body"><text:span text:style-name="T2">Dink</text:span>: Because, it's my turn to have fun.</text:p>
      <text:p text:style-name="Text_20_body"><text:span text:style-name="T8">Tenda</text:span>: Okay... thank you for getting the door...</text:p>
      <text:p text:style-name="Text_20_body"><text:span text:style-name="T8">Tenda</text:span><text:span text:style-name="T7"> clambers onto the bed, facing the wall opposite the door, intentionally facing away from Dink</text:span></text:p>
      <text:p text:style-name="Text_20_body"><text:span text:style-name="T6">Storm</text:span>: Hm.</text:p>
      <text:p text:style-name="Text_20_body"><text:span text:style-name="T6">Storm</text:span>: Fine.</text:p>
      <text:p text:style-name="Text_20_body"><text:span text:style-name="T6">Storm</text:span><text:span text:style-name="T5"> stalks off, back to his chair</text:span></text:p>
      <text:p text:style-name="Text_20_body"><text:span text:style-name="T8">Tenda</text:span><text:span text:style-name="T7"> uneasily scans the room, careful not to turn around far enough to look at Dink again</text:span></text:p>
      <text:p text:style-name="Text_20_body"><text:span text:style-name="T4">Yoko</text:span><text:span text:style-name="T3"> wakes up on the cafe table</text:span></text:p>
      <text:p text:style-name="Text_20_body"><text:span text:style-name="T4">Yoko</text:span><text:span text:style-name="T3"> sighs</text:span></text:p>
      <text:p text:style-name="Text_20_body"><text:span text:style-name="T4">Yoko</text:span><text:span text:style-name="T3"> quickly drinks her coffee and walks back to the train station</text:span></text:p>
      <text:p text:style-name="Text_20_body"><text:span text:style-name="T10">Rabid</text:span><text:span text:style-name="T9"> slowly gets up and walks to the door, opening it and sticking his head out</text:span></text:p>
      <text:p text:style-name="Text_20_body"><text:span text:style-name="T4">Yoko</text:span><text:span text:style-name="T3"> goes back to Ponyville</text:span></text:p>
      <text:p text:style-name="Text_20_body"><text:span text:style-name="T2">Dink</text:span><text:span text:style-name="T1"> walks to the closet, pulling out things along with rattling noises</text:span></text:p>
      <text:p text:style-name="Text_20_body"><text:span text:style-name="T8">Tenda</text:span><text:span text:style-name="T7"> lowers herself to the level of the bed</text:span></text:p>
      <text:p text:style-name="Text_20_body"><text:span text:style-name="T8">Tenda</text:span>: I haven't upset you master, have I..?</text:p>
      <text:p text:style-name="Text_20_body"><text:span text:style-name="T10">Rabid</text:span><text:span text:style-name="T9"> turns his ears every which way trying to listen to anything he can</text:span></text:p>
      <text:p text:style-name="Text_20_body"><text:span text:style-name="T2">Dink</text:span><text:span text:style-name="T1"> doesn't say anything, as she pulls out chains and a cloth, approaching you slowly</text:span></text:p>
      <text:p text:style-name="Text_20_body"><text:span text:style-name="T8">Tenda</text:span><text:span text:style-name="T7"> peeks over her shoulders with a cringe</text:span></text:p>
      <text:p text:style-name="Text_20_body"><text:span text:style-name="T8">Tenda</text:span>: Just tell me what to do master, anything to ... stay on your good side ...</text:p>
      <text:p text:style-name="Text_20_body"><text:span text:style-name="T8">Tenda</text:span>: Just please no more hurting like before ...</text:p>
      <text:p text:style-name="Text_20_body"><text:soft-page-break/><text:span text:style-name="T10">Rabid</text:span><text:span text:style-name="T9"> slowly walks down the hall toward the common room</text:span></text:p>
      <text:p text:style-name="Text_20_body"><text:span text:style-name="T6">Storm</text:span><text:span text:style-name="T5"> resumes lying, half-asleep, on his chair in the common room</text:span></text:p>
      <text:p text:style-name="Text_20_body"><text:span text:style-name="T10">Rabid</text:span><text:span text:style-name="T9"> shuffles into the common room "M-Master?"</text:span></text:p>
      <text:p text:style-name="Text_20_body"><text:span text:style-name="T6">Storm</text:span>: Hmmm...?</text:p>
      <text:p text:style-name="Text_20_body"><text:span text:style-name="T2">Dink</text:span><text:span text:style-name="T1"> pulls your hooves up, tighting the chains around them attaching them to the bed</text:span></text:p>
      <text:p text:style-name="Text_20_body"><text:span text:style-name="T8">Tenda</text:span><text:span text:style-name="T7"> groans, but shakingly intones, "T-Thank you ... master ..."</text:span></text:p>
      <text:p text:style-name="Text_20_body"><text:span text:style-name="T8">Tenda</text:span>: Please do whatever you ... please ...</text:p>
      <text:p text:style-name="Text_20_body"><text:span text:style-name="T10">Rabid</text:span>: My-My stomach hurts.</text:p>
      <text:p text:style-name="Text_20_body"><text:span text:style-name="T6">Storm</text:span>: And?</text:p>
      <text:p text:style-name="Text_20_body"><text:span text:style-name="T2">Dink</text:span><text:span text:style-name="T1"> tightens the other hoof just as tight, pressing her head down against the bed "Oh I will.", grabbing the cloth and tying it over your eyes</text:span></text:p>
      <text:p text:style-name="Text_20_body"><text:span text:style-name="T6">Storm</text:span>: Use the bathroom, then.</text:p>
      <text:p text:style-name="Text_20_body"><text:span text:style-name="T8">Tenda</text:span><text:span text:style-name="T7"> stutters, "P-p-p-please... master already put me through ... paces ... earlier ..."</text:span></text:p>
      <text:p text:style-name="Text_20_body"><text:span text:style-name="T8">Tenda</text:span>: Don't do anything terrible, please...</text:p>
      <text:p text:style-name="Text_20_body"><text:span text:style-name="T8">Tenda</text:span><text:span text:style-name="T7"> yanks once, futilely, on the chains above her head</text:span></text:p>
      <text:p text:style-name="Text_20_body"><text:span text:style-name="T10">Rabid</text:span>: But--</text:p>
      <text:p text:style-name="Text_20_body"><text:span text:style-name="T10">Rabid</text:span><text:span text:style-name="T9"> groans and grabs his belly</text:span></text:p>
      <text:p text:style-name="Text_20_body"><text:span text:style-name="T6">Storm</text:span>: "But" what?</text:p>
      <text:p text:style-name="Text_20_body"><text:span text:style-name="T10">Rabid</text:span>: wh-where is it?</text:p>
      <text:p text:style-name="Text_20_body"><text:span text:style-name="T6">Storm</text:span>: Down the hallway, second door on the left, just before the kitchen</text:p>
      <text:p text:style-name="Text_20_body"><text:span text:style-name="T10">Rabid</text:span><text:span text:style-name="T9"> runs to the bathroom</text:span></text:p>
      <text:p text:style-name="Text_20_body"><text:span text:style-name="T2">Dink</text:span><text:span text:style-name="T1"> rubs his hoof over Tenda's back softly, squeezing her flank as it passes over it</text:span></text:p>
      <text:p text:style-name="Text_20_body"><text:span text:style-name="T8">Tenda</text:span><text:span text:style-name="T7"> lifelessly repeats her previous statement, "Please do whatever you please ... just don't hurt me ..."</text:span></text:p>
      <text:p text:style-name="Text_20_body"><text:span text:style-name="T10">Rabid</text:span><text:span text:style-name="T9"> leave the bathroom amid flushing sounds slowly walks back to the common room, lying down on the floor at the feet of Storm's chair</text:span></text:p>
      <text:p text:style-name="Text_20_body"><text:span text:style-name="T2">Dink</text:span><text:span text:style-name="T1"> slaps her flank hard "Stay quiet, I'll do what I want.", resting down on her body as he sinks his teeth into her neck</text:span></text:p>
      <text:p text:style-name="Text_20_body"><text:span text:style-name="T8">Tenda</text:span><text:span text:style-name="T7"> winces and whimpers, squirming beneath Dink's attentions, but careful not to squirm her neck at all because it seems to be, for obvious reasons, his focus for the moment</text:span></text:p>
      <text:p text:style-name="Text_20_body"><text:span text:style-name="T8">Tenda</text:span><text:span text:style-name="T7"> opens her mouth to say something, but only gives a quiet trill instead before closing it, and leaning in towards Dink while stopping her squirming</text:span></text:p>
      <text:p text:style-name="Text_20_body"><text:span text:style-name="T11">Newblood</text:span> joined the chat 9 seconds ago</text:p>
      <text:p text:style-name="Text_20_body"><text:span text:style-name="T2">Dink</text:span><text:span text:style-name="T1"> bites down harder against her as his hoof explores her body, pulling on Tenda's teat. He smirks against her neck as his stallionhood begins to slowly grow, brushing against her plot</text:span></text:p>
      <text:p text:style-name="Text_20_body"><text:span text:style-name="T10">Rabid</text:span>: I-Is there anythin you need, Master?</text:p>
      <text:p text:style-name="Text_20_body"><text:span text:style-name="T8">Tenda</text:span><text:span text:style-name="T7"> whimpers louder, amidst insect-like chirps, her antennae frantically tweaking back and forth</text:span></text:p>
      <text:p text:style-name="Text_20_body"><text:span text:style-name="T6">Storm</text:span>: No...</text:p>
      <text:p text:style-name="Text_20_body"><text:span text:style-name="T10">Rabid</text:span><text:span text:style-name="T9"> lets out a relieved sigh and lies his head on top of his hooves and curls up</text:span></text:p>
      <text:p text:style-name="Text_20_body"><text:soft-page-break/><text:span text:style-name="T2">Dink</text:span><text:span text:style-name="T1"> sits up and bites on Tenda's ear, pulling down on it roughly. His stallionhood rises to it's peak, beginning to slowly thrust it between Tenda's cheeks.</text:span></text:p>
      <text:p text:style-name="Text_20_body"><text:span text:style-name="T10">Rabid</text:span><text:span text:style-name="T9"> looks up at Storm</text:span></text:p>
      <text:p text:style-name="Text_20_body"><text:span text:style-name="T8">Tenda</text:span>: L-Look, it's really not my place to--*squeak*-- say anything, but...</text:p>
      <text:p text:style-name="Text_20_body"><text:span text:style-name="T8">Tenda</text:span>: Is there anything else you might like me to do, master...</text:p>
      <text:p text:style-name="Text_20_body"><text:span text:style-name="T8">Tenda</text:span>: ImeanifImeanifthat's... I'm sorry for asking...</text:p>
      <text:p text:style-name="Text_20_body"><text:span text:style-name="T8">Tenda</text:span><text:span text:style-name="T7"> squeaks again beneath the spreading intrusion</text:span></text:p>
      <text:p text:style-name="Text_20_body"><text:span text:style-name="T8">Tenda</text:span>: Just do... whatever you want...</text:p>
      <text:p text:style-name="Text_20_body"><text:span text:style-name="T8">Tenda</text:span><text:span text:style-name="T7"> gives a little kick with her free legs against the air, not wanting to attract attention by rattling the heavy chains above her head</text:span></text:p>
      <text:p text:style-name="Text_20_body"><text:span text:style-name="T2">Dink</text:span><text:span text:style-name="T1"> groans a bit with your inturption, sitting up and grabbing the left over chain that was over the bed which he tightly bounds your free legs up "Beg for me. That's what I want.", resuming his original position with his stallionhood breathing against your marehood</text:span></text:p>
      <text:p text:style-name="Text_20_body"><text:span text:style-name="T8">Tenda</text:span><text:span text:style-name="T7"> lets her head droop and roll, dizzy with the new extent of restraint, privately curious what she did to merit being chained instead of roped</text:span></text:p>
      <text:p text:style-name="Text_20_body"><text:span text:style-name="T8">Tenda</text:span>: I don't understand, I'm sorry.</text:p>
      <text:p text:style-name="Text_20_body"><text:span text:style-name="T8">Tenda</text:span>: Beg for you to do .. this?</text:p>
      <text:p text:style-name="Text_20_body"><text:span text:style-name="T8">Tenda</text:span>: Beg for you not to?</text:p>
      <text:p text:style-name="Text_20_body"><text:span text:style-name="T8">Tenda</text:span>: I'm so sorry, I don't know what you mean, master...</text:p>
      <text:p text:style-name="Text_20_body"><text:span text:style-name="T8">Tenda</text:span><text:span text:style-name="T7"> mentally checks herself, but humiliatingly finds herself able to move, to any noticeable extent, any part of her body at all</text:span></text:p>
      <text:p text:style-name="Text_20_body"><text:span text:style-name="T8">Tenda</text:span>: Please just, whatever it is you want me to do... do that... that's what I'm begging for...</text:p>
      <text:p text:style-name="Text_20_body"><text:span text:style-name="T8">Tenda</text:span>: Have whatever way you want with me, I want you to do that.</text:p>
      <text:p text:style-name="Text_20_body"><text:span text:style-name="T8">Tenda</text:span>: I am your... *briefly cringes and holds her eyes closed* ... your possession ...</text:p>
      <text:p text:style-name="Text_20_body"><text:span text:style-name="T8">Tenda</text:span>: I want to be owned by my masters.</text:p>
      <text:p text:style-name="Text_20_body"><text:span text:style-name="T8">Tenda</text:span>: That's all that I deserve.</text:p>
      <text:p text:style-name="Text_20_body"><text:span text:style-name="T8">Tenda</text:span>: Please have your way with me, please.</text:p>
      <text:p text:style-name="Text_20_body"><text:span text:style-name="T2">Dink</text:span><text:span text:style-name="T1"> forcefully shoves his stallionhood into Tenda, roughly grabbing onto her shoulders</text:span></text:p>
      <text:p text:style-name="Text_20_body"><text:span text:style-name="T2">Dink</text:span>: That's right... /My/ possession...</text:p>
      <text:p text:style-name="Text_20_body"><text:span text:style-name="T4">Yoko</text:span><text:span text:style-name="T3"> travels to the Ponyville library, thinking that a book there will help her</text:span></text:p>
      <text:p text:style-name="Text_20_body"><text:span text:style-name="T8">Tenda</text:span><text:span text:style-name="T7"> groans, and her chains clatter as she goes to reach for Dink but is unable to</text:span></text:p>
      <text:p text:style-name="Text_20_body"><text:span text:style-name="T8">Tenda</text:span>: Y-yours... not St...orm's... not my other master's...</text:p>
      <text:p text:style-name="Text_20_body"><text:span text:style-name="T8">Tenda</text:span>: All yours, r-right?</text:p>
      <text:p text:style-name="Text_20_body"><text:span text:style-name="T8">Tenda</text:span><text:span text:style-name="T7"> scrunches her eyes tightly, and begins a routine of controlled and metered breathing</text:span></text:p>
      <text:p text:style-name="Text_20_body"><text:span text:style-name="T8">Tenda</text:span>: Please take me now... go ahead... I want you to.</text:p>
      <text:p text:style-name="Text_20_body"><text:span text:style-name="T8">Tenda</text:span>: P-Please just do what you want. :wtf:</text:p>
      <text:p text:style-name="Text_20_body"><text:span text:style-name="T10">Rabid</text:span><text:span text:style-name="T9"> turns his head toward the stairs as he hears chains clatter but remains obediently at the foot of Storm's chair</text:span></text:p>
      <text:p text:style-name="Text_20_body"><text:span text:style-name="T4">Yoko</text:span><text:span text:style-name="T3"> doesn't find a book on how to rescue your friends from slavery as slavery is acceptable in </text:span><text:soft-page-break/><text:span text:style-name="T3">Equestria</text:span></text:p>
      <text:p text:style-name="Text_20_body"><text:span text:style-name="T2">Dink</text:span><text:span text:style-name="T1"> pulls back on your mane as he continuing trusts into you harder than before, his balls bounce against your plot. He whispers back into your ear "/ALL/ mine..."</text:span></text:p>
      <text:p text:style-name="Text_20_body"><text:span text:style-name="T4">Yoko</text:span><text:span text:style-name="T3"> throws the book she was reading on the ground and groans</text:span></text:p>
      <text:p text:style-name="Text_20_body"><text:span text:style-name="T8">Tenda</text:span>: A-All yours... all yours, all yours, all yours... I'm all yours...</text:p>
      <text:p text:style-name="Text_20_body"><text:span text:style-name="T8">Tenda</text:span><text:span text:style-name="T7"> lowers her voice as she whimpers, continuing to scrunch her eyes and face, now only muttering, "All yours, do what you want, belong to you, not Stormy's, all yours, do what you want, I deserve this, all yours..."</text:span></text:p>
      <text:p text:style-name="Text_20_body"><text:span text:style-name="T8">Tenda</text:span><text:span text:style-name="T7"> presses herself against your stallionhood in the limited capacity she can, trying her best to match your thrusts while all her limbs are restrained in a single direction and her motion begs to move in two</text:span></text:p>
      <text:p text:style-name="Text_20_body"><text:span text:style-name="T2">Dink</text:span><text:span text:style-name="T1"> groans as he pushes his large pulsing stallionhood faster, enjoying the sounds of your begs; snakes his hoof under you, roughly pulling on your teat</text:span></text:p>
      <text:p text:style-name="Text_20_body"><text:span text:style-name="T8">Tenda</text:span><text:span text:style-name="T7"> whimpers, but her teat doesn't give; her stomach heaves, and she weakly vomits an iridescent, sweet-smelling liquid onto the bed beneath her head, in concord with the intensity of your attentions to her breast</text:span></text:p>
      <text:p text:style-name="Text_20_body"><text:span text:style-name="T8">Tenda</text:span><text:span text:style-name="T7"> 's hips quiver and shiver attempting to even pretend to matching the pace of your intrusions, her marehood not slick but sticky with the warm glue-like fluids trickling primarily from her ovipositor nub just above her marehood</text:span></text:p>
      <text:p text:style-name="Text_20_body"><text:span text:style-name="T8">Tenda</text:span>: Th-Than--Thank--Thank you ... master...</text:p>
      <text:p text:style-name="Text_20_body"><text:span text:style-name="T2">Dink</text:span><text:span text:style-name="T1"> pinches the teat with his hoof, grinning down at you with an pleased look; pressing his body down against you he pulls his stallionhood out of you and rams himself back in powerfully</text:span></text:p>
      <text:p text:style-name="Text_20_body"><text:span text:style-name="T8">Tenda</text:span><text:span text:style-name="T7"> whimpers and groans and gags, sputters, tries to catch her breath but fails and inhales sharply, coughs instead of exhaling, attempts to rock against you as her own need for satisfaction increases but can only rattle her chains as she returns to whimpering with new intensity</text:span></text:p>
      <text:p text:style-name="Text_20_body"><text:span text:style-name="T8">Tenda</text:span><text:span text:style-name="T7"> heaves and groans more, swallowing her saliva and the "et al" everytime it floods into her mouth, losing all sight of the scene even as her eyes remain open, very mind so preoccupied with the restraint of her limbs and everything she might want to do but can't that she can't think of anything else</text:span></text:p>
      <text:p text:style-name="Text_20_body"><text:span text:style-name="T8">Tenda</text:span><text:span text:style-name="T7"> lets out a low keening scream, pitch and volume slowly increasing until she finally catches herself and stops, and resumes simply trying to be as accommodating to Dink's stallionhood as possible</text:span></text:p>
      <text:p text:style-name="Text_20_body"><text:span text:style-name="T8">Tenda</text:span><text:span text:style-name="T7"> strains feebly against her restraints, open eyes attempting as best she can to scry behind the folds of her blindfold</text:span></text:p>
      <text:p text:style-name="Text_20_body"><text:span text:style-name="T2">Dink</text:span><text:span text:style-name="T1"> slows down his speed into Tenda, instead hitting her with slow strong pounds; he pulls down on her other teat and twists it while doing so as he once again bites down on her neck</text:span></text:p>
      <text:p text:style-name="Text_20_body"><text:span text:style-name="T8">Tenda</text:span><text:span text:style-name="T7"> attempts to vomit again -- but this time producing only dry heaves -- severe pain nonetheless evident, while once more alternating between squirming and consciously attempting to ease Dink's quest for fulfillment by moving herself closer to him instead of away</text:span></text:p>
      <text:p text:style-name="Text_20_body"><text:span text:style-name="T8">Tenda</text:span>: Please... p-please... finish, finish... I, unnh... I want you to finish...</text:p>
      <text:p text:style-name="Text_20_body"><text:span text:style-name="T8">Tenda</text:span>: For your sake, I want you to be happy... please finish...</text:p>
      <text:p text:style-name="Text_20_body"><text:span text:style-name="T8">Tenda</text:span>: Master, master, master, master, master, MASTER, master... *she trails off*</text:p>
      <text:p text:style-name="Text_20_body"><text:span text:style-name="T2">Dink</text:span><text:span text:style-name="T1"> groans loudly, being greatly pleased by your consistent begs for him; pressing himself to the hilt as his hot seed spurts massive inside her</text:span></text:p>
      <text:p text:style-name="Text_20_body"><text:soft-page-break/><text:span text:style-name="T8">Tenda</text:span><text:span text:style-name="T7"> releases a stuttering, broken squeal, rattling her chains as the sex rips through her and drives her to her own instinctive convulsions even as the seed leaks largely out of her overstuffed sac and onto the bed</text:span></text:p>
      <text:p text:style-name="Text_20_body"><text:span text:style-name="T8">Tenda</text:span><text:span text:style-name="T7"> attempts to collapse onto that same bed, in light of the relief the experience is finished, but can only release another terminal rattle as a single link loosens on each chain and her body remains largely indifferent</text:span></text:p>
      <text:p text:style-name="Text_20_body"><text:span text:style-name="T8">Tenda</text:span>: Thank you...</text:p>
      <text:p text:style-name="Text_20_body"><text:span text:style-name="T2">Dink</text:span><text:span text:style-name="T1"> moans loudly, sliding himself out of you however remaining to rest on top of you. He smirks and weakly chuckles, "That's a good slave... You were real good and have made you Master proud."</text:span></text:p>
      <text:p text:style-name="Text_20_body"><text:span text:style-name="T8">Tenda</text:span>: ...thank you...</text:p>
      <text:p text:style-name="Text_20_body"><text:span text:style-name="T8">Tenda</text:span>: I'm happy to please you...</text:p>
      <text:p text:style-name="Text_20_body"><text:span text:style-name="T8">Tenda</text:span>: Your slave is always happy to please her masters...</text:p>
      <text:p text:style-name="Text_20_body"><text:span text:style-name="T2">Dink</text:span><text:span text:style-name="T1"> rolls off of you slowly, rubbing your back as he inspects your marehood dripping of his cum, slapping your flank a bit roughly</text:span></text:p>
      <text:p text:style-name="Text_20_body"><text:span text:style-name="T8">Tenda</text:span><text:span text:style-name="T7"> squeaks, her antennae flicking wildly while she holds the rest of herself still</text:span></text:p>
      <text:p text:style-name="Text_20_body"><text:span text:style-name="T8">Tenda</text:span>: T-thank you.. again..</text:p>
      <text:p text:style-name="Text_20_body"><text:span text:style-name="T2">Dink</text:span>: I think I might have a gift for you, mule...</text:p>
      <text:p text:style-name="Text_20_body"><text:span text:style-name="T8">Tenda</text:span>: O-okay..? That's great.</text:p>
      <text:p text:style-name="Text_20_body"><text:span text:style-name="T8">Tenda</text:span>: Please tell me it won't hurt, please, I did the best I could.</text:p>
      <text:p text:style-name="Text_20_body"><text:span text:style-name="T8">Tenda</text:span>: I tried my best to please you, please please please believe me..</text:p>
      <text:p text:style-name="Text_20_body"><text:span text:style-name="T2">Dink</text:span><text:span text:style-name="T1"> throws something on top of your back that feels of cloth, returning to you and rubs his hoof along the chain that wraps around your hooves</text:span></text:p>
      <text:p text:style-name="Text_20_body"><text:span text:style-name="T8">Tenda</text:span>: Murr. :wtf:</text:p>
      <text:p text:style-name="Text_20_body"><text:span text:style-name="T8">Tenda</text:span>: Can you.. take off the blindfold so I can see..?</text:p>
      <text:p text:style-name="Text_20_body"><text:span text:style-name="T8">Tenda</text:span>: Or do I not want to see..?</text:p>
      <text:p text:style-name="Text_20_body"><text:span text:style-name="T2">Dink</text:span> joined the chat 7 seconds ago</text:p>
      <text:p text:style-name="Text_20_body"><text:span text:style-name="T6">Storm</text:span><text:span text:style-name="T5"> snores loudly, curling up in the chair and sleeping</text:span></text:p>
      <text:p text:style-name="Text_20_body"><text:span text:style-name="T6">Storm</text:span>: (Night)</text:p>
      <text:p text:style-name="Text_20_body"><text:span text:style-name="T2">Dink</text:span><text:span text:style-name="T1"> roughly pulls the blindfold off, though doesn't help much as you are chained upside down to the bed. He shakes the chains a bit, pulling tightly against your hoof "Be appreciative, slave."</text:span></text:p>
      <text:p text:style-name="Text_20_body"><text:span text:style-name="T10">Rabid</text:span><text:span text:style-name="T9"> looks up at Storm sleeping and contemplates looking for his other master</text:span></text:p>
      <text:p text:style-name="Text_20_body"><text:span text:style-name="T8">Tenda</text:span>: Y-yes... very appreciative...</text:p>
      <text:p text:style-name="Text_20_body"><text:span text:style-name="T8">Tenda</text:span>: Thank you so much for everything.</text:p>
      <text:p text:style-name="Text_20_body"><text:span text:style-name="T8">Tenda</text:span><text:span text:style-name="T7"> 's mask slips briefly, and she lets out an exasperated and defeated sigh rife with frustration</text:span></text:p>
      <text:p text:style-name="Text_20_body"><text:span text:style-name="T8">Tenda</text:span>: Thank you for all of it.</text:p>
      <text:p text:style-name="Text_20_body"><text:span text:style-name="T8">Tenda</text:span>: Inside of me and out..</text:p>
      <text:p text:style-name="Text_20_body"><text:span text:style-name="T8">Tenda</text:span><text:span text:style-name="T7"> tries to turn and look behind her, but can't see further than the walls to her sides, not nearly to her back where the lump of scratchy cloth is</text:span></text:p>
      <text:p text:style-name="Text_20_body"><text:span text:style-name="T2">Dink</text:span><text:span text:style-name="T1"> unlocks the chains from your front two hooves, allowing more movement</text:span></text:p>
      <text:p text:style-name="Text_20_body"><text:soft-page-break/><text:span text:style-name="T8">Tenda</text:span><text:span text:style-name="T7"> continues trying to crane herself around, but the chain on her neck proves a limiting factor</text:span></text:p>
      <text:p text:style-name="Text_20_body"><text:span text:style-name="T8">Tenda</text:span><text:span text:style-name="T7"> paws across her back instead, trying to feel what you are doing, but cannot even do that with her shoulders restrained by context of her neck being so</text:span></text:p>
      <text:p text:style-name="Text_20_body"><text:span text:style-name="T2">Dink</text:span><text:span text:style-name="T1"> rubs his hoof along the brace on your neck, twisting it slightly before he removes it, allowing you movement</text:span></text:p>
      <text:p text:style-name="Text_20_body"><text:span text:style-name="T8">Tenda</text:span>: M-master..?</text:p>
      <text:p text:style-name="Text_20_body"><text:span text:style-name="T8">Tenda</text:span><text:span text:style-name="T7"> 's head falls to the bed in the small puddle of her vomit with a squeak</text:span></text:p>
      <text:p text:style-name="Text_20_body"><text:span text:style-name="T8">Tenda</text:span>: Nngh...</text:p>
      <text:p text:style-name="Text_20_body"><text:span text:style-name="T2">Dink</text:span>: Well, get your gift... *glares a bit* Or do you not want it?</text:p>
      <text:p text:style-name="Text_20_body"><text:span text:style-name="T8">Tenda</text:span>: I WANT IT. I do. Anything from you, master, please.</text:p>
      <text:p text:style-name="Text_20_body"><text:span text:style-name="T8">Tenda</text:span>: Your generosity is inspiring.</text:p>
      <text:p text:style-name="Text_20_body"><text:span text:style-name="T8">Tenda</text:span>: I am in love with your... kindness.</text:p>
      <text:p text:style-name="Text_20_body"><text:span text:style-name="T8">Tenda</text:span><text:span text:style-name="T7"> strains, reaching back and pulling the cloth pile off of her back</text:span></text:p>
      <text:p text:style-name="Text_20_body"><text:span text:style-name="T8">Tenda</text:span><text:span text:style-name="T7"> stares at it uneasily</text:span></text:p>
      <text:p text:style-name="Text_20_body"><text:span text:style-name="T8">Tenda</text:span>: ...oh come on.</text:p>
      <text:p text:style-name="Text_20_body"><text:span text:style-name="T8">Tenda</text:span>: This is really.. a gift?</text:p>
      <text:p text:style-name="Text_20_body"><text:span text:style-name="T8">Tenda</text:span><text:span text:style-name="T7"> mutters to herself, "And not some ridiculous punishment for oratories back in Yoko's house..."</text:span></text:p>
      <text:p text:style-name="Text_20_body"><text:span text:style-name="T2">Dink</text:span><text:span text:style-name="T1"> glares down at you "You dare not accept your Master's gift?!"</text:span></text:p>
      <text:p text:style-name="Text_20_body"><text:span text:style-name="T8">Tenda</text:span>: NNnnngh. :(</text:p>
      <text:p text:style-name="Text_20_body"><text:span text:style-name="T8">Tenda</text:span>: Look, you're going to laugh at me anyway... maybe more so because I say this... so I'll say it...</text:p>
      <text:p text:style-name="Text_20_body"><text:span text:style-name="T8">Tenda</text:span>: I don't want this gift. This isn't what I do. This is what YOU do.</text:p>
      <text:p text:style-name="Text_20_body"><text:span text:style-name="T8">Tenda</text:span>: Or, according to Storm, what he does. :facehoof:</text:p>
      <text:p text:style-name="Text_20_body"><text:span text:style-name="T8">Tenda</text:span>: But you know I don't really have any choices here.</text:p>
      <text:p text:style-name="Text_20_body"><text:span text:style-name="T8">Tenda</text:span>: So... I'm going to accept your gift.</text:p>
      <text:p text:style-name="Text_20_body"><text:span text:style-name="T8">Tenda</text:span>: Regrettably and unfortunately.</text:p>
      <text:p text:style-name="Text_20_body"><text:span text:style-name="T8">Tenda</text:span>: And I'd like to say something like, "can I not go back downstairs after this?"</text:p>
      <text:p text:style-name="Text_20_body"><text:span text:style-name="T8">Tenda</text:span>: But that's pretty bucking self-evident too.</text:p>
      <text:p text:style-name="Text_20_body"><text:span text:style-name="T8">Tenda</text:span>: So grats on you.</text:p>
      <text:p text:style-name="Text_20_body"><text:span text:style-name="T8">Tenda</text:span>: Thank you for upending my memories of you whining, "Yes master, what next master?" to Stormy back in Yoko's house, another life, another time.</text:p>
      <text:p text:style-name="Text_20_body"><text:span text:style-name="T8">Tenda</text:span>: And I'll stop rambling now before I overstay my welcome. :nnghaloo:</text:p>
      <text:p text:style-name="Text_20_body"><text:span text:style-name="T8">Tenda</text:span>: Thank you, master. :eyeroll:</text:p>
      <text:p text:style-name="Text_20_body"><text:span text:style-name="T4">Yoko</text:span> joined the chat 5 seconds ago</text:p>
      <text:p text:style-name="Text_20_body"><text:span text:style-name="T8">Tenda</text:span><text:span text:style-name="T7"> snatches the pile of clothes, and hides it under her chest</text:span></text:p>
      <text:p text:style-name="Text_20_body"><text:span text:style-name="T4">Yoko</text:span><text:span text:style-name="T3"> spends the whole time looking for books to help her in the Ponyville library</text:span></text:p>
      <text:p text:style-name="Text_20_body"><text:span text:style-name="T4">Yoko</text:span><text:span text:style-name="T3"> doesn't find any books that can help because she isn't a magic user</text:span></text:p>
      <text:p text:style-name="Text_20_body"><text:soft-page-break/><text:span text:style-name="T2">Dink</text:span><text:span text:style-name="T1"> growls at you, slapping you aside the head "When you get a gift from your Master, you enjoy it! In fact, you're going to put it to use right now, you disgusting mule.", reaching behind as he unlocks your other hooves</text:span></text:p>
      <text:p text:style-name="Text_20_body"><text:span text:style-name="T8">Tenda</text:span><text:span text:style-name="T7"> whimpers and nods</text:span></text:p>
      <text:p text:style-name="Text_20_body"><text:span text:style-name="T8">Tenda</text:span>: Of course... sir...</text:p>
      <text:p text:style-name="Text_20_body"><text:span text:style-name="T8">Tenda</text:span>: Thank you so much for the rest of my life. :nnghaloo:</text:p>
      <text:p text:style-name="Text_20_body"><text:span text:style-name="T8">Tenda</text:span><text:span text:style-name="T7"> unfolds the pile of clothes, and pulls the dress over her head, the long and inflated skirt and petticoat drooping from just before her rear legs to the floor</text:span></text:p>
      <text:p text:style-name="Text_20_body"><text:span text:style-name="T8">Tenda</text:span><text:span text:style-name="T7"> groans, and ties an apron over it</text:span></text:p>
      <text:p text:style-name="Text_20_body"><text:span text:style-name="T8">Tenda</text:span>: Bucking great, Watcher. Your little submission costume fits me, too.</text:p>
      <text:p text:style-name="Text_20_body"><text:span text:style-name="T8">Tenda</text:span>: Go give Stormy the good news.</text:p>
      <text:p text:style-name="Text_20_body"><text:span text:style-name="T8">Tenda</text:span>: :facehoof:</text:p>
      <text:p text:style-name="Text_20_body"><text:span text:style-name="T10">Rabid</text:span><text:span text:style-name="T9"> climbs the stairs looking for his master</text:span></text:p>
      <text:p text:style-name="Text_20_body"><text:span text:style-name="T8">Tenda</text:span><text:span text:style-name="T7"> hears footsteps in the hallway outside, and hastily tries to hide herself under the sheets of the bed</text:span></text:p>
      <text:p text:style-name="Text_20_body"><text:span text:style-name="T2">Dink</text:span><text:span text:style-name="T1"> slams Tenda's head against the metal side of the bed "How dare you talk to me like a normal pony!"</text:span></text:p>
      <text:p text:style-name="Text_20_body"><text:span text:style-name="T8">Tenda</text:span>: Nnfnnnnmmahh :(</text:p>
      <text:p text:style-name="Text_20_body"><text:span text:style-name="T8">Tenda</text:span>: I'msorryI'msorryI'msorry​</text:p>
      <text:p text:style-name="Text_20_body"><text:span text:style-name="T8">Tenda</text:span>: Please don't give me a concussion. :toomuch:</text:p>
      <text:p text:style-name="Text_20_body"><text:span text:style-name="T2">Dink</text:span><text:span text:style-name="T1"> glares at Tenda, turning his head as he hears footsteps too "Stormy must be coming."</text:span></text:p>
      <text:p text:style-name="Text_20_body"><text:span text:style-name="T8">Tenda</text:span>: That's great, I love master...</text:p>
      <text:p text:style-name="Text_20_body"><text:span text:style-name="T8">Tenda</text:span>: Master and master and master...</text:p>
      <text:p text:style-name="Text_20_body"><text:span text:style-name="T10">Rabid</text:span><text:span text:style-name="T9"> walks toward the sounds and voices</text:span></text:p>
      <text:p text:style-name="Text_20_body"><text:span text:style-name="T8">Tenda</text:span>: It's all so wonderful.</text:p>
      <text:p text:style-name="Text_20_body"><text:span text:style-name="T8">Tenda</text:span><text:span text:style-name="T7"> expectantly watches the half-open door</text:span></text:p>
      <text:p text:style-name="Text_20_body"><text:span text:style-name="T4">Yoko</text:span>: (I shall rescue one of you tomorrow)</text:p>
      <text:p text:style-name="Text_20_body"><text:span text:style-name="T2">Dink</text:span>: As long as you are wearing that, clean up this room. It's almost as hideous as you.</text:p>
      <text:p text:style-name="Text_20_body"><text:span text:style-name="T4">Yoko</text:span>: (because it's constitution day tomorrow)</text:p>
      <text:p text:style-name="Text_20_body"><text:span text:style-name="T4">Yoko</text:span>: (AMERICAAAAAAAAAAA)</text:p>
      <text:p text:style-name="Text_20_body"><text:span text:style-name="T10">Rabid</text:span><text:span text:style-name="T9"> hears Dink inside and lies on the ground against the wall outside the door casting a shadow</text:span></text:p>
      <text:p text:style-name="Text_20_body"><text:span text:style-name="T8">Tenda</text:span><text:span text:style-name="T7"> whimpers</text:span></text:p>
      <text:p text:style-name="Text_20_body"><text:span text:style-name="T8">Tenda</text:span>: Can't I do one or the other?</text:p>
      <text:p text:style-name="Text_20_body"><text:span text:style-name="T10">Rabid</text:span>: (and if nopony wants rescued? :notamused: )</text:p>
      <text:p text:style-name="Text_20_body"><text:span text:style-name="T8">Tenda</text:span>: Can we cut a deal where I don't have to wear your hand-me-downs?</text:p>
      <text:p text:style-name="Text_20_body"><text:span text:style-name="T11">Newblood</text:span> joined the chat </text:p>
      <text:p text:style-name="Text_20_body"><text:span text:style-name="T4">Yoko</text:span>: (do you know how long i've been waiting for normality?)</text:p>
      <text:p text:style-name="Text_20_body"><text:span text:style-name="T8">Tenda</text:span>: (no one else wants normality)</text:p>
      <text:p text:style-name="Text_20_body"><text:soft-page-break/><text:span text:style-name="T8">Tenda</text:span>: (:dwi: :D )</text:p>
      <text:p text:style-name="Text_20_body"><text:span text:style-name="T2">Dink</text:span>: That's not a hand-me-down mule. You aren't worthy of wearing my leftover clothes.</text:p>
      <text:p text:style-name="Text_20_body"><text:span text:style-name="T4">Yoko</text:span>: (i will not lower my self to slave level)</text:p>
      <text:p text:style-name="Text_20_body"><text:span text:style-name="T8">Tenda</text:span>: Oh, thanks even more then.</text:p>
      <text:p text:style-name="Text_20_body"><text:span text:style-name="T8">Tenda</text:span>: Bucking fine.</text:p>
      <text:p text:style-name="Text_20_body"><text:span text:style-name="T8">Tenda</text:span>: Don't get angry, okay?</text:p>
      <text:p text:style-name="Text_20_body"><text:span text:style-name="T2">Dink</text:span>: (You can always leave :hurrr:)</text:p>
      <text:p text:style-name="Text_20_body"><text:span text:style-name="T8">Tenda</text:span>: This is just.. an adjustment period.</text:p>
      <text:p text:style-name="Text_20_body"><text:span text:style-name="T10">Rabid</text:span>: (we have an established and liked continuity going)</text:p>
      <text:p text:style-name="Text_20_body"><text:span text:style-name="T4">Yoko</text:span>: (i am strongly against slavery)</text:p>
      <text:p text:style-name="Text_20_body"><text:span text:style-name="T8">Tenda</text:span><text:span text:style-name="T7"> frowns and swallows hard before slinking out of the sheets, and reflexively smoothing the contours of her maid outfit</text:span></text:p>
      <text:p text:style-name="Text_20_body"><text:span text:style-name="T8">Tenda</text:span>: Bucking great, that it fits, again. I'm always in awe of the world.</text:p>
      <text:p text:style-name="Text_20_body"><text:span text:style-name="T4">Yoko</text:span>: (ok fine i'll just come back in 3 months when you finally remember that I EXIST)</text:p>
      <text:p text:style-name="Text_20_body"><text:span text:style-name="T4">Yoko</text:span>: (buckitall)</text:p>
      <text:p text:style-name="Text_20_body"><text:span text:style-name="T8">Tenda</text:span>: And thanks for unchaining me, master.</text:p>
      <text:p text:style-name="Text_20_body"><text:span text:style-name="T8">Tenda</text:span><text:span text:style-name="T7"> clambers off the bed, beet-red, and looks around</text:span></text:p>
      <text:p text:style-name="Text_20_body"><text:span text:style-name="T2">Dink</text:span>: Well then. I expect this room to be cleaned by the time I get back. You will receive dinner if done right.</text:p>
      <text:p text:style-name="Text_20_body"><text:span text:style-name="T8">Tenda</text:span>: What do I even do? This looks pretty clean to me.</text:p>
      <text:p text:style-name="Text_20_body"><text:span text:style-name="T8">Tenda</text:span>: ...dinner? :stararity:</text:p>
      <text:p text:style-name="Text_20_body"><text:span text:style-name="T2">Dink</text:span>: Would you rather not?</text:p>
      <text:p text:style-name="Text_20_body"><text:span text:style-name="T2">Dink</text:span>: :notimpressed:</text:p>
      <text:p text:style-name="Text_20_body"><text:span text:style-name="T8">Tenda</text:span>: No, I want to eat and... I want to keep you and master happy... both my masters.</text:p>
      <text:p text:style-name="Text_20_body"><text:span text:style-name="T8">Tenda</text:span>: Don't tell anything to Stormy about my ... disagreement, please?</text:p>
      <text:p text:style-name="Text_20_body"><text:span text:style-name="T4">Yoko</text:span>: (i will eventually kill my RP character off infront of all you and then we'll see who is laughing)</text:p>
      <text:p text:style-name="Text_20_body"><text:span text:style-name="T8">Tenda</text:span>: I didn't think he was so ha-- yeah.</text:p>
      <text:p text:style-name="Text_20_body"><text:span text:style-name="T8">Tenda</text:span>: I meant...</text:p>
      <text:p text:style-name="Text_20_body"><text:span text:style-name="T8">Tenda</text:span>: Please don't share this with my other master, okay?</text:p>
      <text:p text:style-name="Text_20_body"><text:span text:style-name="T8">Tenda</text:span>: I'll do it, I'll do what you want.</text:p>
      <text:p text:style-name="Text_20_body"><text:span text:style-name="T8">Tenda</text:span>: Sorry for arguing...</text:p>
      <text:p text:style-name="Text_20_body"><text:span text:style-name="T8">Tenda</text:span><text:span text:style-name="T7"> rears up, and peers onto an end table by the bed</text:span></text:p>
      <text:p text:style-name="Text_20_body"><text:span text:style-name="T8">Tenda</text:span><text:span text:style-name="T7"> mutters to herself, "This is dusty. What do I do about dust?"</text:span></text:p>
      <text:p text:style-name="Text_20_body"><text:span text:style-name="T8">Tenda</text:span>: I'll... take care of it. Definitely. Please feed me.</text:p>
      <text:p text:style-name="Text_20_body"><text:span text:style-name="T11">Newblood</text:span>: (I'll just stay out till y'all are ready.. I rather do MegaPony things Freely :P )</text:p>
      <text:p text:style-name="Text_20_body"><text:span text:style-name="T4">Yoko</text:span>: (oh wait i forgot</text:p>
      <text:p text:style-name="Text_20_body"><text:span text:style-name="T4">Yoko</text:span>: (I have a OC)</text:p>
      <text:p text:style-name="Text_20_body"><text:soft-page-break/><text:span text:style-name="T4">Yoko</text:span>: (durrr)</text:p>
      <text:p text:style-name="Text_20_body"><text:span text:style-name="T4">Yoko</text:span>: (brb grabbing my OC from nerd ville)</text:p>
      <text:p text:style-name="Text_20_body"><text:span text:style-name="T2">Dink</text:span><text:span text:style-name="T1"> rolls his eyes, opening the door of the room and seeing Rabid on the floor "What do you want mutt?!"</text:span></text:p>
      <text:p text:style-name="Text_20_body"><text:span text:style-name="T8">Tenda</text:span><text:span text:style-name="T7"> freezes, petrified upon seeing Rabid</text:span></text:p>
      <text:p text:style-name="Text_20_body"><text:span text:style-name="T4">Yoko</text:span> changed name to <text:span text:style-name="T13">Joy Stick</text:span></text:p>
      <text:p text:style-name="Text_20_body"><text:span text:style-name="T13">Joy Stick</text:span><text:span text:style-name="T12"> shows up at Stormy's front door</text:span></text:p>
      <text:p text:style-name="Text_20_body"><text:span text:style-name="T13">Joy Stick</text:span><text:span text:style-name="T12"> knocks on the front door</text:span></text:p>
      <text:p text:style-name="Text_20_body"><text:span text:style-name="T13">Joy Stick</text:span>: (no tricks this time i swear)</text:p>
      <text:p text:style-name="Text_20_body"><text:span text:style-name="T10">Rabid</text:span>: N-nothing Master. M-Master Stormy is sleep-sleeping.</text:p>
      <text:p text:style-name="Text_20_body"><text:span text:style-name="T13">Joy Stick</text:span>: (infact I'm going to ask you if you want to play any video games with me)</text:p>
      <text:p text:style-name="Text_20_body"><text:span text:style-name="T8">Tenda</text:span><text:span text:style-name="T7"> waves Rabid away</text:span></text:p>
      <text:p text:style-name="Text_20_body"><text:span text:style-name="T13">Joy Stick</text:span><text:span text:style-name="T12"> knocks on the door again</text:span></text:p>
      <text:p text:style-name="Text_20_body"><text:span text:style-name="T8">Tenda</text:span><text:span text:style-name="T7"> hides her beet red face</text:span></text:p>
      <text:p text:style-name="Text_20_body"><text:span text:style-name="T10">Rabid</text:span><text:span text:style-name="T9"> briefly looks at Tenda before looking back up to Dink</text:span></text:p>
      <text:p text:style-name="Text_20_body"><text:span text:style-name="T13">Joy Stick</text:span>: (wow</text:p>
      <text:p text:style-name="Text_20_body"><text:span text:style-name="T13">Joy Stick</text:span>: (such neighbor)</text:p>
      <text:p text:style-name="Text_20_body"><text:span text:style-name="T13">Joy Stick</text:span>: (best neighbor</text:p>
      <text:p text:style-name="Text_20_body"><text:span text:style-name="T8">Tenda</text:span>: (we're all upstairs and also Watcher is on her phone and only periodically checks chatzy)</text:p>
      <text:p text:style-name="Text_20_body"><text:span text:style-name="T13">Joy Stick</text:span><text:span text:style-name="T12"> impatienly waits at Stormys front door</text:span></text:p>
      <text:p text:style-name="Text_20_body"><text:span text:style-name="T2">Dink</text:span>: (Tenda knows exactly what I'm doing :hurrr: )</text:p>
      <text:p text:style-name="Text_20_body"><text:span text:style-name="T8">Tenda</text:span>: (shhhh &lt;_&gt;​ )</text:p>
      <text:p text:style-name="Text_20_body"><text:span text:style-name="T8">Tenda</text:span>: (stop ruining my plausible deniability :P )</text:p>
      <text:p text:style-name="Text_20_body"><text:span text:style-name="T8">Tenda</text:span>: (oh wiat you meant about the phone SHIT)</text:p>
      <text:p text:style-name="Text_20_body"><text:span text:style-name="T10">Rabid</text:span>: ( :flutterdear: )</text:p>
      <text:p text:style-name="Text_20_body"><text:span text:style-name="T13">Joy Stick</text:span><text:span text:style-name="T12"> knocks on the door again</text:span></text:p>
      <text:p text:style-name="Text_20_body"><text:span text:style-name="T2">Dink</text:span><text:span text:style-name="T1"> glares down at Rabid, grabbing him by the collar</text:span></text:p>
      <text:p text:style-name="Text_20_body"><text:span text:style-name="T8">Tenda</text:span><text:span text:style-name="T7"> takes the opportunity to back out of sight from the door</text:span></text:p>
      <text:p text:style-name="Text_20_body"><text:span text:style-name="T10">Rabid</text:span><text:span text:style-name="T9"> meeps, looking up at Dink</text:span></text:p>
      <text:p text:style-name="Text_20_body"><text:span text:style-name="T13">Joy Stick</text:span><text:span text:style-name="T12"> frowns</text:span></text:p>
      <text:p text:style-name="Text_20_body"><text:span text:style-name="T13">Joy Stick</text:span><text:span text:style-name="T12"> grabs a rock and tosses at an upstairs window</text:span></text:p>
      <text:p text:style-name="Text_20_body"><text:span text:style-name="T13">Joy Stick</text:span>: (DINKLEBEEEEEEEEEEEEERGG​GGGGGGGGGGGGG)</text:p>
      <text:p text:style-name="Text_20_body"><text:span text:style-name="T8">Tenda</text:span><text:span text:style-name="T7"> sighs, remembering Dink's threats, and begins to wipe the dust from the room's furniture with her legs in lieu of a would-be-useful broom</text:span></text:p>
      <text:p text:style-name="Text_20_body"><text:span text:style-name="T2">Dink</text:span>: Come, you'll be of good use mutt.</text:p>
      <text:p text:style-name="Text_20_body"><text:span text:style-name="T8">Tenda</text:span><text:span text:style-name="T7"> coughs and sputters while she works</text:span></text:p>
      <text:p text:style-name="Text_20_body"><text:span text:style-name="T8">Tenda</text:span>: ..frickin' dust, obvious no one ever cleaned here.. shoulda hired Yoko..</text:p>
      <text:p text:style-name="Text_20_body"><text:soft-page-break/><text:span text:style-name="T8">Tenda</text:span><text:span text:style-name="T7"> dwells happily on memories of bossing Yoko around to do this kind of thing, while she works</text:span></text:p>
      <text:p text:style-name="Text_20_body"><text:span text:style-name="T10">Rabid</text:span><text:span text:style-name="T9"> stands up, partly out of being ordered part of being dragged by the collar</text:span></text:p>
      <text:p text:style-name="Text_20_body"><text:span text:style-name="T8">Tenda</text:span><text:span text:style-name="T7"> slumps to the floor, frustrated, using her antennae to dust atop while she works with her hooves below</text:span></text:p>
      <text:p text:style-name="Text_20_body"><text:span text:style-name="T8">Tenda</text:span>: MASTER DO YOU HAPPEN TO HAVE A BROOM. JUST ASKING.</text:p>
      <text:p text:style-name="Text_20_body"><text:span text:style-name="T8">Tenda</text:span><text:span text:style-name="T7"> bangs her head loudly against the drawers she is in front of</text:span></text:p>
      <text:p text:style-name="Text_20_body"><text:span text:style-name="T2">Dink</text:span><text:span text:style-name="T1"> walks down the stairs with Rabid, plopping herself on the chair by the kitchen "I'm hungry."</text:span></text:p>
      <text:p text:style-name="Text_20_body"><text:span text:style-name="T13">Joy Stick</text:span><text:span text:style-name="T12"> knocks on the door again</text:span></text:p>
      <text:p text:style-name="Text_20_body"><text:span text:style-name="T8">Tenda</text:span>: ...guess you're gone.</text:p>
      <text:p text:style-name="Text_20_body"><text:span text:style-name="T8">Tenda</text:span><text:span text:style-name="T7"> bangs her head again.</text:span></text:p>
      <text:p text:style-name="Text_20_body"><text:span text:style-name="T10">Rabid</text:span>: What would you like Master?</text:p>
      <text:p text:style-name="Text_20_body"><text:span text:style-name="T10">Rabid</text:span>: And I think we have a visitor, Master.</text:p>
      <text:p text:style-name="Text_20_body"><text:span text:style-name="T8">Tenda</text:span><text:span text:style-name="T7"> continues the exasperating work of cleaning the guest bedroom with only her own hooves :facehoof:</text:span></text:p>
      <text:p text:style-name="Text_20_body"><text:span text:style-name="T2">Dink</text:span>: Surprise me mutt... I trust you'll make me something good.</text:p>
      <text:p text:style-name="Text_20_body"><text:span text:style-name="T2">Dink</text:span>: Let them knock, I don't care really.</text:p>
      <text:p text:style-name="Text_20_body"><text:span text:style-name="T8">Tenda</text:span><text:span text:style-name="T7"> ... realizes she is alone, and tugs at the stupid dress she is wearing.</text:span></text:p>
      <text:p text:style-name="Text_20_body"><text:span text:style-name="T8">Tenda</text:span>: Maybe if I like, tore it up really well...</text:p>
      <text:p text:style-name="Text_20_body"><text:span text:style-name="T8">Tenda</text:span>: She can't have an unlimited supply of these things...</text:p>
      <text:p text:style-name="Text_20_body"><text:span text:style-name="T2">Dink</text:span>: After earliers stunt, I'm not too found of visitors.</text:p>
      <text:p text:style-name="Text_20_body"><text:span text:style-name="T13">Joy Stick</text:span><text:span text:style-name="T12"> bangs on the door</text:span></text:p>
      <text:p text:style-name="Text_20_body"><text:span text:style-name="T10">Rabid</text:span><text:span text:style-name="T9"> looks through the pantry and the fridge quickly before going to work at the stove</text:span></text:p>
      <text:p text:style-name="Text_20_body"><text:span text:style-name="T8">Tenda</text:span>: ...but then there's the whole 'rape' thing again...</text:p>
      <text:p text:style-name="Text_20_body"><text:span text:style-name="T8">Tenda</text:span>: Guh, this whole situation is crap. :toomuch:</text:p>
      <text:p text:style-name="Text_20_body"><text:span text:style-name="T13">Joy Stick</text:span><text:span text:style-name="T12"> considers throwing toilet paper at this house and vandalizing it</text:span></text:p>
      <text:p text:style-name="Text_20_body"><text:span text:style-name="T8">Tenda</text:span><text:span text:style-name="T7"> growls to herself, but resumes using her antennae as a duster to gradually clean the guest bedroom</text:span></text:p>
      <text:p text:style-name="Text_20_body"><text:span text:style-name="T13">Joy Stick</text:span><text:span text:style-name="T12"> wonders if that broken window is still there</text:span></text:p>
      <text:p text:style-name="Text_20_body"><text:span text:style-name="T13">Joy Stick</text:span>: (I'm also wondering how the hell did everyone go through the entire day without noticing a sticky note on Rabid's face)</text:p>
      <text:p text:style-name="Text_20_body"><text:span text:style-name="T8">Tenda</text:span><text:span text:style-name="T7"> gets into a rhythm, realizing the use of her antennae for this purpose, and circling the room in easy fashion before coming to the bed</text:span></text:p>
      <text:p text:style-name="Text_20_body"><text:span text:style-name="T8">Tenda</text:span>: ...alright this is beyond my ken. :nnghaloo:</text:p>
      <text:p text:style-name="Text_20_body"><text:span text:style-name="T10">Rabid</text:span><text:span text:style-name="T9"> sets a plate of boiled potatoes and roasted chicken in front of Dink and backs away a few steps bowing before lying on the ground</text:span></text:p>
      <text:p text:style-name="Text_20_body"><text:span text:style-name="T8">Tenda</text:span><text:span text:style-name="T7"> grabs the sheets in her mouth, stripping them from the bed, and then awkwardly walks them downstairs</text:span></text:p>
      <text:p text:style-name="Text_20_body"><text:span text:style-name="T8">Tenda</text:span>: MASTHER. PROBLEM.</text:p>
      <text:p text:style-name="Text_20_body"><text:soft-page-break/><text:span text:style-name="T13">Joy Stick</text:span><text:span text:style-name="T12"> walks around the house and notices a broken window left by Yoko awhile back</text:span></text:p>
      <text:p text:style-name="Text_20_body"><text:span text:style-name="T13">Joy Stick</text:span><text:span text:style-name="T12"> goes through the broken window and sneaks around inside Stormys house</text:span></text:p>
      <text:p text:style-name="Text_20_body"><text:span text:style-name="T2">Dink</text:span><text:span text:style-name="T1"> was about to take a bite until hearing Tenda "What is it slave?"</text:span></text:p>
      <text:p text:style-name="Text_20_body"><text:span text:style-name="T8">Tenda</text:span>: I unnh... I don't know what to do with the sheets...</text:p>
      <text:p text:style-name="Text_20_body"><text:span text:style-name="T8">Tenda</text:span><text:span text:style-name="T7"> tries to hide herself behind them, from Rabid, as she stands at the bottom of the stairwell</text:span></text:p>
      <text:p text:style-name="Text_20_body"><text:span text:style-name="T13">Joy Stick</text:span>: (visitors are always welcome if you fail to notice damage done to your house :notimpressed:</text:p>
      <text:p text:style-name="Text_20_body"><text:span text:style-name="T2">Dink</text:span>: Washing machine, spray it with water, I don't care as long as it's cleaned.</text:p>
      <text:p text:style-name="Text_20_body"><text:span text:style-name="T8">Tenda</text:span>: ... what is a washing machine?</text:p>
      <text:p text:style-name="Text_20_body"><text:span text:style-name="T8">Tenda</text:span><text:span text:style-name="T7"> whimpers</text:span></text:p>
      <text:p text:style-name="Text_20_body"><text:span text:style-name="T8">Tenda</text:span>: Please be kind, I've honestly never done this thing before...</text:p>
      <text:p text:style-name="Text_20_body"><text:span text:style-name="T2">Dink</text:span>: (Still illegal :notimpressed: )</text:p>
      <text:p text:style-name="Text_20_body"><text:span text:style-name="T13">Joy Stick</text:span>: (oooh, like i think trespassing is a legit crime, come get me)</text:p>
      <text:p text:style-name="Text_20_body"><text:span text:style-name="T10">Rabid</text:span>: (trespassing gives them the right to enslave you :hurrr: )</text:p>
      <text:p text:style-name="Text_20_body"><text:span text:style-name="T13">Joy Stick</text:span> was silenced</text:p>
      <text:p text:style-name="Text_20_body"><text:span text:style-name="T2">Dink</text:span>: (Just did :hurrr: )</text:p>
      <text:p text:style-name="Text_20_body"><text:span text:style-name="T8">Tenda</text:span>: (let's pay attention to Yoko less :hurrr: )</text:p>
      <text:p text:style-name="Text_20_body"><text:span text:style-name="T2">Dink</text:span><text:span text:style-name="T1"> rolls his eyes "Fine, just ignore it. Mutt will do it later. Finish cleaning, I'm hungry and wish to be undisturbed."</text:span></text:p>
      <text:p text:style-name="Text_20_body"><text:span text:style-name="T10">Shpee</text:span> joined the chat 13 minutes ago</text:p>
      <text:p text:style-name="Text_20_body"><text:span text:style-name="T8">Tenda</text:span>: Nn... fine...</text:p>
      <text:p text:style-name="Text_20_body"><text:span text:style-name="T8">Tenda</text:span><text:span text:style-name="T7"> drops the sheets on the downstairs floor, and heads back upstairs</text:span></text:p>
      <text:p text:style-name="Text_20_body"><text:span text:style-name="T8">Tenda</text:span><text:span text:style-name="T7"> shouts back downstairs, "WHAT ABOUT THE LOCKED ROOMS?"</text:span></text:p>
      <text:p text:style-name="Text_20_body"><text:span text:style-name="T11">Newblood</text:span>: (Wut? )</text:p>
      <text:p text:style-name="Text_20_body"><text:span text:style-name="T10">Rabid</text:span>: (who is Shpee?)</text:p>
      <text:p text:style-name="Text_20_body"><text:span text:style-name="T11">Newblood</text:span>: (That be why I'm confused O.o)</text:p>
      <text:p text:style-name="Text_20_body"><text:span text:style-name="T2">Dink</text:span><text:span text:style-name="T1"> ignores Tenda, letting her figure out herself</text:span></text:p>
      <text:p text:style-name="Text_20_body"><text:span text:style-name="T8">Tenda</text:span><text:span text:style-name="T7"> grows impatient waiting for an answer, and kicks one of the locked doors, before deciding to head down and get to work there</text:span></text:p>
      <text:p text:style-name="Text_20_body"><text:span text:style-name="T8">Tenda</text:span>: ...can you like, blindfold Rabid for a while?</text:p>
      <text:p text:style-name="Text_20_body"><text:span text:style-name="T8">Tenda</text:span>: Can we do that?</text:p>
      <text:p text:style-name="Text_20_body"><text:span text:style-name="T8">Tenda</text:span><text:span text:style-name="T7"> peers around the stairwell corner</text:span></text:p>
      <text:p text:style-name="Text_20_body"><text:span text:style-name="T10">Shpee</text:span> changed name to <text:span text:style-name="T10">Carmen Sandiego</text:span></text:p>
      <text:p text:style-name="Text_20_body"><text:span text:style-name="T8">Tenda</text:span> joined the chat 8 minutes ago</text:p>
      <text:p text:style-name="Text_20_body"><text:span text:style-name="T10">Also Shpee</text:span> joined the chat 7 minutes ago</text:p>
      <text:p text:style-name="Text_20_body"><text:span text:style-name="T11">Newblood</text:span>: (Random Newcomer is random, and won't speak...</text:p>
      <text:p text:style-name="Text_20_body"><text:span text:style-name="T10">Rabid</text:span>: (Shpee who are you?)</text:p>
      <text:p text:style-name="Text_20_body"><text:span text:style-name="T10">Also Shpee</text:span>: (a shpee)</text:p>
      <text:p text:style-name="Text_20_body"><text:soft-page-break/><text:span text:style-name="T10">Also Shpee</text:span>: (i don't know where i am right now)</text:p>
      <text:p text:style-name="Text_20_body"><text:span text:style-name="T10">Also Shpee</text:span>: (but this is entertaining)</text:p>
      <text:p text:style-name="Text_20_body"><text:span text:style-name="T11">Newblood</text:span>: ( :facehoof: that doesn't tell us anything )</text:p>
      <text:p text:style-name="Text_20_body"><text:span text:style-name="T8">Tenda</text:span>: (that's like super weird considering that the room is passworded )</text:p>
      <text:p text:style-name="Text_20_body"><text:span text:style-name="T10">Rabid</text:span>: (Yoko knock it off before I ban your IP.</text:p>
      <text:p text:style-name="Text_20_body"><text:span text:style-name="T11">Newblood</text:span>: (Indeed)</text:p>
      <text:p text:style-name="Text_20_body"><text:span text:style-name="T10">Rabid</text:span>: (I can see its your IP from the visitor list)</text:p>
      <text:p text:style-name="Text_20_body"><text:span text:style-name="T8">Tenda</text:span>: Master? Please? Blindfold Rabid?</text:p>
      <text:p text:style-name="Text_20_body"><text:span text:style-name="T8">Tenda</text:span>: Not force me to walk around like this in front of him? :nnghaloo:</text:p>
      <text:p text:style-name="Text_20_body"><text:span text:style-name="T10">Rabid</text:span><text:span text:style-name="T9"> remains on the floor steps away from Dink, looking up at him as he eats</text:span></text:p>
      <text:p text:style-name="Text_20_body"><text:span text:style-name="T2">Dink</text:span>: Of course I am, if you want to speak, you come out into full view.</text:p>
      <text:p text:style-name="Text_20_body"><text:span text:style-name="T8">Tenda</text:span><text:span text:style-name="T7"> groans, and hops off the bottom stop of the stairwell</text:span></text:p>
      <text:p text:style-name="Text_20_body"><text:span text:style-name="T8">Tenda</text:span><text:span text:style-name="T7"> reflexively straightens the skirt of her dress</text:span></text:p>
      <text:p text:style-name="Text_20_body"><text:span text:style-name="T4">Yoko</text:span> joined the chat 3 minutes ago</text:p>
      <text:p text:style-name="Text_20_body"><text:span text:style-name="T8">Tenda</text:span>: Can you just like... knock him unconscious while I clean down here?</text:p>
      <text:p text:style-name="Text_20_body"><text:span text:style-name="T4">Yoko</text:span>: (Hello)</text:p>
      <text:p text:style-name="Text_20_body"><text:span text:style-name="T2">Dink</text:span>: No, you will do so as is.</text:p>
      <text:p text:style-name="Text_20_body"><text:span text:style-name="T8">Tenda</text:span>: Okayyou'retheboss. :(</text:p>
      <text:p text:style-name="Text_20_body"><text:span text:style-name="T4">Yoko</text:span>: ;just watching)</text:p>
      <text:p text:style-name="Text_20_body"><text:span text:style-name="T8">Tenda</text:span><text:span text:style-name="T7"> begins walking from chair to chair and table to table, sweeping the dust off them with her antennae</text:span></text:p>
      <text:p text:style-name="Text_20_body"><text:span text:style-name="T8">Tenda</text:span>: IhopeIgetbetterthanfrakk​in'applesaucetomorrowfor​this...</text:p>
      <text:p text:style-name="Text_20_body"><text:span text:style-name="T8">Tenda</text:span><text:span text:style-name="T7"> feels a momentary pang of purpose, and returns to an end table to scrub a stain off of it</text:span></text:p>
      <text:p text:style-name="Text_20_body"><text:span text:style-name="T8">Tenda</text:span>: ...this is wrecking my brain. :toomuch:</text:p>
      <text:p text:style-name="Text_20_body"><text:span text:style-name="T10">Rabid</text:span><text:span text:style-name="T9"> remains on the floor in the kitchen</text:span></text:p>
      <text:p text:style-name="Text_20_body"><text:span text:style-name="T2">Dink</text:span><text:span text:style-name="T1"> bites into the potato and chews it slowly</text:span></text:p>
      <text:p text:style-name="Text_20_body"><text:span text:style-name="T2">Dink</text:span>: Like the mule's outfit, mutt?</text:p>
      <text:p text:style-name="Text_20_body"><text:span text:style-name="T8">Tenda</text:span><text:span text:style-name="T7"> whimpers and ducks behind a nearby couch</text:span></text:p>
      <text:p text:style-name="Text_20_body"><text:span text:style-name="T10">Rabid</text:span>: Uhmm... Y-yes, Master.</text:p>
      <text:p text:style-name="Text_20_body"><text:span text:style-name="T2">Dink</text:span><text:span text:style-name="T1"> nibbles more of the potato, actually somewhat pleased with the result</text:span></text:p>
      <text:p text:style-name="Text_20_body"><text:span text:style-name="T11">Newblood</text:span> joined the chat </text:p>
      <text:p text:style-name="Text_20_body"><text:span text:style-name="T8">Tenda</text:span><text:span text:style-name="T7"> sneaks from behind the couch, and looks around for something</text:span></text:p>
      <text:p text:style-name="Text_20_body"><text:span text:style-name="T2">Dink</text:span> left the chat </text:p>
      <text:p text:style-name="Text_20_body"><text:span text:style-name="T8">Tenda</text:span>: Frikkin' bugger. :facehoof:</text:p>
      <text:p text:style-name="Text_20_body"><text:span text:style-name="T10">Rabid</text:span><text:span text:style-name="T9"> remains on the floor, periodically sneaking glances at Tenda</text:span></text:p>
      <text:p text:style-name="Text_20_body"><text:span text:style-name="T8">Tenda</text:span><text:span text:style-name="T7"> slowly trots into the kitchen, and looks for a bucket or something else to hold water in, careful to never look at Rabid</text:span></text:p>
      <text:p text:style-name="Text_20_body"><text:soft-page-break/><text:span text:style-name="T8">Tenda</text:span><text:span text:style-name="T7"> throws open a cabinet, and delves deep inside, digging around for something to suit her purposes</text:span></text:p>
      <text:p text:style-name="Text_20_body"><text:span text:style-name="T2">Dink</text:span><text:span text:style-name="T1"> spits part of the potato in Rabid's face, watching as it slides down his face</text:span></text:p>
      <text:p text:style-name="Text_20_body"><text:span text:style-name="T2">Dink</text:span>: Not bad, mutt. Not bad at all.</text:p>
      <text:p text:style-name="Text_20_body"><text:span text:style-name="T8">Tenda</text:span><text:span text:style-name="T7"> produces a bucket, and turns to see the potato on Rabid's face</text:span></text:p>
      <text:p text:style-name="Text_20_body"><text:span text:style-name="T8">Tenda</text:span><text:span text:style-name="T7"> cringes in a moment of ... depressing solidarity ... before rearing up to the sink so she can fill the bucket</text:span></text:p>
      <text:p text:style-name="Text_20_body"><text:span text:style-name="T10">Rabid</text:span><text:span text:style-name="T9"> hastily eats the bit of potato off the floor after it falls off his face "Thank you, Master"</text:span></text:p>
      <text:p text:style-name="Text_20_body"><text:span text:style-name="T8">Tenda</text:span><text:span text:style-name="T7"> growls as she watches the bucket fill</text:span></text:p>
      <text:p text:style-name="Text_20_body"><text:span text:style-name="T11">Newblood</text:span> joined the chat </text:p>
      <text:p text:style-name="Text_20_body"><text:span text:style-name="T2">Dink</text:span>: Mule, you missed a spot.</text:p>
      <text:p text:style-name="Text_20_body"><text:span text:style-name="T8">Tenda</text:span><text:span text:style-name="T7"> goes to turn off the faucet, turning it the wrong way, and stares confusedly at the sink</text:span></text:p>
      <text:p text:style-name="Text_20_body"><text:span text:style-name="T8">Tenda</text:span>: ...hold on, gimme a sec.</text:p>
      <text:p text:style-name="Text_20_body"><text:span text:style-name="T8">Tenda</text:span>: ...uh.</text:p>
      <text:p text:style-name="Text_20_body"><text:span text:style-name="T8">Tenda</text:span><text:span text:style-name="T7"> hastily twists the tap the other way, giving a sigh of relief as the water turns off</text:span></text:p>
      <text:p text:style-name="Text_20_body"><text:span text:style-name="T8">Tenda</text:span>: Uh, spot where? I'm getting to it...</text:p>
      <text:p text:style-name="Text_20_body"><text:span text:style-name="T2">Dink</text:span>: On the floor by the mutt.</text:p>
      <text:p text:style-name="Text_20_body"><text:span text:style-name="T8">Tenda</text:span>: Figures, how observant... thanks, master...</text:p>
      <text:p text:style-name="Text_20_body"><text:span text:style-name="T8">Tenda</text:span><text:span text:style-name="T7"> paces towards Rabid, eyes locked on the floor</text:span></text:p>
      <text:p text:style-name="Text_20_body"><text:span text:style-name="T10">Rabid</text:span><text:span text:style-name="T9"> looks on the floor in front of him where the potato fell, now a spot of sauce from the potatoes and a smudged streak of his own slobber</text:span></text:p>
      <text:p text:style-name="Text_20_body"><text:span text:style-name="T8">Tenda</text:span><text:span text:style-name="T7"> stares, frozen, at the spot of mess in front of Rabid</text:span></text:p>
      <text:p text:style-name="Text_20_body"><text:span text:style-name="T8">Tenda</text:span>: Sh-shouldn't he have to clean this...</text:p>
      <text:p text:style-name="Text_20_body"><text:span text:style-name="T10">Rabid</text:span>: I-I'm sorry T-Tenda</text:p>
      <text:p text:style-name="Text_20_body"><text:span text:style-name="T10">Rabid</text:span><text:span text:style-name="T9"> looks away from the spot</text:span></text:p>
      <text:p text:style-name="Text_20_body"><text:span text:style-name="T8">Tenda</text:span>: Why bother being sorry AFTER you do it.</text:p>
      <text:p text:style-name="Text_20_body"><text:span text:style-name="T8">Tenda</text:span>: You're not the one being trotted around as the new housekeeper.</text:p>
      <text:p text:style-name="Text_20_body"><text:span text:style-name="T8">Tenda</text:span><text:span text:style-name="T7"> growls quietly, and continues staring</text:span></text:p>
      <text:p text:style-name="Text_20_body"><text:span text:style-name="T10">Rabid</text:span><text:span text:style-name="T9"> whimpers and shies away from the growls</text:span></text:p>
      <text:p text:style-name="Text_20_body"><text:span text:style-name="T2">Dink</text:span>: Because I told you too mule! Now get cleaning!</text:p>
      <text:p text:style-name="Text_20_body"><text:span text:style-name="T2">Dink</text:span><text:span text:style-name="T1"> dumps the rest of the food on the floor</text:span></text:p>
      <text:p text:style-name="Text_20_body"><text:span text:style-name="T8">Tenda</text:span>: Y-yes... apologies...</text:p>
      <text:p text:style-name="Text_20_body"><text:span text:style-name="T8">Tenda</text:span><text:span text:style-name="T7"> drops the bucket with a clang, and dips a rag into the water with her mouth</text:span></text:p>
      <text:p text:style-name="Text_20_body"><text:span text:style-name="T11">Newblood</text:span> joined the chat </text:p>
      <text:p text:style-name="Text_20_body"><text:span text:style-name="T2">Dink</text:span><text:span text:style-name="T1"> and a bit over Rabid</text:span></text:p>
      <text:p text:style-name="Text_20_body"><text:span text:style-name="T8">Tenda</text:span><text:span text:style-name="T7"> mutters something unintelligible, and begins mopping up the food off the floor</text:span></text:p>
      <text:p text:style-name="Text_20_body"><text:span text:style-name="T10">Rabid</text:span><text:span text:style-name="T9"> meeps and begins licking himself off "Tha-Thank you Master"</text:span></text:p>
      <text:p text:style-name="Text_20_body"><text:span text:style-name="T8">Tenda</text:span><text:span text:style-name="T7"> growls again as she works</text:span></text:p>
      <text:p text:style-name="Text_20_body"><text:soft-page-break/><text:span text:style-name="T8">Tenda</text:span><text:span text:style-name="T7"> frustratedly drops the rag back into the bucket, and lifts it again</text:span></text:p>
      <text:p text:style-name="Text_20_body"><text:span text:style-name="T8">Tenda</text:span>: All done master... you're welcome.</text:p>
      <text:p text:style-name="Text_20_body"><text:span text:style-name="T8">Tenda</text:span>: I, uh.. mean that genuinely.</text:p>
      <text:p text:style-name="Text_20_body"><text:span text:style-name="T8">Tenda</text:span><text:span text:style-name="T7"> lowers her head and trots back into the living room to pick up where she left off</text:span></text:p>
      <text:p text:style-name="Text_20_body"><text:span text:style-name="T8">Tenda</text:span><text:span text:style-name="T7"> begins frustratedly mopping the floor beneath where Rabid had his 'fun' two nights ago</text:span></text:p>
      <text:p text:style-name="Text_20_body"><text:span text:style-name="T8">Tenda</text:span>: This smells awful... really could have had somepony do this sooner..</text:p>
      <text:p text:style-name="Text_20_body"><text:span text:style-name="T10">Rabid</text:span><text:span text:style-name="T9"> takes Dink's plate now that it's empty and washes it in the sink before wiping it dry and putting it back in the cupboard, returning to the floor next to Dink</text:span></text:p>
      <text:p text:style-name="Text_20_body"><text:span text:style-name="T2">Dink</text:span><text:span text:style-name="T1"> chuckles, looking down at Rabid with a pleased smile</text:span></text:p>
      <text:p text:style-name="Text_20_body"><text:span text:style-name="T10">Rabid</text:span><text:span text:style-name="T9"> looks up at Dink with a smile</text:span></text:p>
      <text:p text:style-name="Text_20_body"><text:span text:style-name="T8">Tenda</text:span><text:span text:style-name="T7"> drops her bucket with a heavy CLANG, again, as she moves from one filthy sex-stained spot to another</text:span></text:p>
      <text:p text:style-name="Text_20_body"><text:span text:style-name="T2">Dink</text:span>: (Brb)</text:p>
      <text:p text:style-name="Text_20_body"><text:span text:style-name="T2">Dink</text:span><text:span text:style-name="T1"> chuckles a bit more "You're acting like a true mutt...", holing her dirty hoof out</text:span></text:p>
      <text:p text:style-name="Text_20_body"><text:span text:style-name="T10">Rabid</text:span><text:span text:style-name="T9"> whimpers and hesitantly laps at his hoof</text:span></text:p>
      <text:p text:style-name="Text_20_body"><text:span text:style-name="T8">Tenda</text:span>: ...m-master, I think I need to clean the kitchen next..</text:p>
      <text:p text:style-name="Text_20_body"><text:span text:style-name="T8">Tenda</text:span>: Do you, uh, want to go somewhere else..?</text:p>
      <text:p text:style-name="Text_20_body"><text:span text:style-name="T2">Dink</text:span>: The kitchen isn't going to clean itself.</text:p>
      <text:p text:style-name="Text_20_body"><text:span text:style-name="T8">Tenda</text:span><text:span text:style-name="T7"> whimpers, "Right..."</text:span></text:p>
      <text:p text:style-name="Text_20_body"><text:span text:style-name="T2">Dink</text:span><text:span text:style-name="T1"> looks at Rabid and chuckles again a bit mockingly "Good boy."</text:span></text:p>
      <text:p text:style-name="Text_20_body"><text:span text:style-name="T8">Tenda</text:span><text:span text:style-name="T7"> trots in and drops her bucket, before rearing up and beginning to scrub all of the countertops and surfaces</text:span></text:p>
      <text:p text:style-name="Text_20_body"><text:span text:style-name="T10">Rabid</text:span><text:span text:style-name="T9"> looks up at Dink "Thank you, Master"</text:span></text:p>
      <text:p text:style-name="Text_20_body"><text:span text:style-name="T8">Tenda</text:span>: ...thank you, master...</text:p>
      <text:p text:style-name="Text_20_body"><text:span text:style-name="T8">Tenda</text:span><text:span text:style-name="T7"> angrily drags the rag over the counters, grunting as she works</text:span></text:p>
      <text:p text:style-name="Text_20_body"><text:span text:style-name="T8">Tenda</text:span>: Okay. I'm done.</text:p>
      <text:p text:style-name="Text_20_body"><text:span text:style-name="T8">Tenda</text:span><text:span text:style-name="T7"> drops the rag in the bucket, and the bucket in the sink</text:span></text:p>
      <text:p text:style-name="Text_20_body"><text:span text:style-name="T8">Tenda</text:span>: Rabid, tell your precious master I'm going upstairs to sleep.</text:p>
      <text:p text:style-name="Text_20_body"><text:span text:style-name="T8">Tenda</text:span>: If he wants to wrestle with me over it, whatever.</text:p>
      <text:p text:style-name="Text_20_body"><text:span text:style-name="T8">Tenda</text:span>: (nightnight folks,too tired to stay up &lt;3 )</text:p>
      <text:p text:style-name="Text_20_body"><text:span text:style-name="T8">Tenda</text:span>: (much &lt;3 to storm and watcher )</text:p>
      <text:p text:style-name="Text_20_body"><text:span text:style-name="T10">Rabid</text:span>: (night &lt;3 )</text:p>
      <text:p text:style-name="Text_20_body"><text:span text:style-name="T10">Rabid</text:span>: (none for me? T-T )</text:p>
      <text:p text:style-name="Text_20_body"><text:span text:style-name="T2">Dink</text:span>: (Night &lt;3 )</text:p>
      <text:p text:style-name="Text_20_body"><text:span text:style-name="T10">Rabid</text:span>: M-Master... Ten-the mule... went upstairs to sleep.</text:p>
      <text:p text:style-name="Text_20_body"/>
      <text:p text:style-name="Text_20_body"><text:span text:style-name="T2">Dink</text:span><text:span text:style-name="T1"> rolls her eyes "She have better cleaned the entire house... Should be grateful for that outfit I graciously gave her."</text:span></text:p>
      <text:p text:style-name="Text_20_body"><text:soft-page-break/><text:span text:style-name="T10">Rabid</text:span>: I-I think she did, Master.</text:p>
      <text:p text:style-name="Text_20_body"><text:span text:style-name="T2">Dink</text:span>: Better, or no food for a week.</text:p>
      <text:p text:style-name="Text_20_body"><text:span text:style-name="T2">Dink</text:span><text:span text:style-name="T1"> looks down at you unimpressed</text:span></text:p>
      <text:p text:style-name="Text_20_body"><text:span text:style-name="T10">Rabid</text:span><text:span text:style-name="T9"> nods quickly in agreement</text:span></text:p>
      <text:p text:style-name="Text_20_body"><text:span text:style-name="T10">Rabid</text:span>: (i /still/ want to know what Storm forcefed me)</text:p>
      <text:p text:style-name="Text_20_body"><text:span text:style-name="T10">Rabid</text:span><text:span text:style-name="T9"> looks up somewhat frightened by your expression "Master?"</text:span></text:p>
      <text:p text:style-name="Text_20_body"><text:span text:style-name="T2">Dink</text:span>: (Me too...:grump: I hate secrets)</text:p>
      <text:p text:style-name="Text_20_body"><text:span text:style-name="T2">Dink</text:span>: What is it mutt?</text:p>
      <text:p text:style-name="Text_20_body"><text:span text:style-name="T10">Rabid</text:span>: I-Is there anything you need?</text:p>
      <text:p text:style-name="Text_20_body"><text:span text:style-name="T2">Dink</text:span>: Yes mutt... Get me /my/ magic book.</text:p>
      <text:p text:style-name="Text_20_body"><text:span text:style-name="T10">Rabid</text:span><text:span text:style-name="T9"> trots out of the room and returns momentarily with the magic book "Here you go."</text:span></text:p>
      <text:p text:style-name="Text_20_body"><text:span text:style-name="T2">Dink</text:span>: Flip to that one... Gender one again and change me back. This body is starting to bore me.</text:p>
      <text:p text:style-name="Text_20_body"><text:span text:style-name="T10">Rabid</text:span><text:span text:style-name="T9"> nods quickly, flipping through the book, finding the page. Rabid reads the spell and chant, Dink is surrounded by an aura of bright gold light</text:span></text:p>
      <text:p text:style-name="Text_20_body"><text:span text:style-name="T2">Dink</text:span><text:span text:style-name="T1"> grunts loudly as his body starts to change</text:span></text:p>
      <text:p text:style-name="Text_20_body"><text:span text:style-name="T10">Rabid</text:span><text:span text:style-name="T9"> continues reading as the transformation nears finishing</text:span></text:p>
      <text:p text:style-name="Text_20_body"><text:span text:style-name="T2">Dink</text:span> changed name to <text:span text:style-name="T2">Watcher</text:span></text:p>
      <text:p text:style-name="Text_20_body"><text:span text:style-name="T10">Rabid</text:span><text:span text:style-name="T9"> finishes reading at the end of the spell</text:span></text:p>
      <text:p text:style-name="Text_20_body"><text:span text:style-name="T10">Rabid</text:span><text:span text:style-name="T9"> looks up at Watcher "Welcome back... Mistress!" smiles</text:span></text:p>
      <text:p text:style-name="Text_20_body"><text:span text:style-name="T2">Watcher</text:span><text:span text:style-name="T1"> voices drastically changes, becoming high pitch as the transformation finishes, falling to the ground "Yes yes, I'm back. Now help me up mutt."</text:span></text:p>
      <text:p text:style-name="Text_20_body"><text:span text:style-name="T10">Rabid</text:span><text:span text:style-name="T9"> runs to Watcher's side and helps her up</text:span></text:p>
      <text:p text:style-name="Text_20_body"><text:span text:style-name="T2">Watcher</text:span><text:span text:style-name="T1"> slowly gets back up, using you as leverage, chuckling a bit "I feel a bit different... You better hope it was the right spell..."</text:span></text:p>
      <text:p text:style-name="Text_20_body"><text:span text:style-name="T2">Watcher</text:span>: *groaning (not chuckling)</text:p>
      <text:p text:style-name="Text_20_body"><text:span text:style-name="T10">Rabid</text:span>: It's the same one I've always used, Mistress. You seem perfectly fine from a cursory glance.</text:p>
      <text:p text:style-name="Text_20_body"><text:span text:style-name="T2">Watcher</text:span>: Good boy... *coughs a bit* Now then, about that reward I mentioned.</text:p>
      <text:p text:style-name="Text_20_body"><text:span text:style-name="T10">Rabid</text:span><text:span text:style-name="T9"> sits on his butt like a dog and looks up at you "Reward, Mistress?</text:span></text:p>
      <text:p text:style-name="Text_20_body"><text:span text:style-name="T2">Watcher</text:span><text:span text:style-name="T1"> opens a cupboard, pulling out a box from the inside</text:span></text:p>
      <text:p text:style-name="Text_20_body"><text:span text:style-name="T10">Rabid</text:span><text:span text:style-name="T9"> watches smiling in anticipation of his reward</text:span></text:p>
      <text:p text:style-name="Text_20_body"><text:span text:style-name="T2">Watcher</text:span><text:span text:style-name="T1"> pulls out of the box a small bone shaped treat, tossing it to you "Eat up, mutt."</text:span></text:p>
      <text:p text:style-name="Text_20_body"><text:span text:style-name="T10">Rabid</text:span><text:span text:style-name="T9"> catches it out of the air with his mouth</text:span></text:p>
      <text:p text:style-name="Text_20_body"><text:span text:style-name="T10">Rabid</text:span><text:span text:style-name="T9"> lies down and covers his hooves over the end of his snout as he eats it</text:span></text:p>
      <text:p text:style-name="Text_20_body"><text:span text:style-name="T2">Watcher</text:span>: Good boy.. I hoped you enjoyed your treat.</text:p>
      <text:p text:style-name="Text_20_body"><text:span text:style-name="T10">Rabid</text:span><text:span text:style-name="T9"> nods quickly "Yes Mistress. Thank you, Mistress."</text:span></text:p>
      <text:p text:style-name="Text_20_body"><text:span text:style-name="T10">Rabid</text:span><text:span text:style-name="T9"> licks his muzzles</text:span></text:p>
      <text:p text:style-name="Text_20_body"><text:span text:style-name="T2">Watcher</text:span><text:span text:style-name="T1"> yawns a bit, walking out of the kitchen and motioning you to follow</text:span></text:p>
      <text:p text:style-name="Text_20_body"><text:span text:style-name="T10">Rabid</text:span><text:span text:style-name="T9"> follows Watcher</text:span></text:p>
      <text:p text:style-name="Text_20_body"><text:soft-page-break/><text:span text:style-name="T2">Watcher</text:span><text:span text:style-name="T1"> head up the stairs to her room, waiting at the door</text:span></text:p>
      <text:p text:style-name="Text_20_body"><text:span text:style-name="T10">Rabid</text:span><text:span text:style-name="T9"> keeps pace with Watcher and follows</text:span></text:p>
      <text:p text:style-name="Text_20_body"><text:span text:style-name="T2">Watcher</text:span>: Well... Open the door mutt.</text:p>
      <text:p text:style-name="Text_20_body"><text:span text:style-name="T10">Rabid</text:span><text:span text:style-name="T9"> pushes the door open and walks in and off to the side, bowing</text:span></text:p>
      <text:p text:style-name="Text_20_body"><text:span text:style-name="T2">Watcher</text:span><text:span text:style-name="T1"> nods toward you, laying on her bed</text:span></text:p>
      <text:p text:style-name="Text_20_body"><text:span text:style-name="T10">Rabid</text:span><text:span text:style-name="T9"> follows and lies beside you on the bed</text:span></text:p>
      <text:p text:style-name="Text_20_body"><text:span text:style-name="T2">Watcher</text:span><text:span text:style-name="T1"> pushes you off the bed "No, bad mutt. Y</text:span></text:p>
      <text:p text:style-name="Text_20_body"><text:span text:style-name="T10">Rabid</text:span><text:span text:style-name="T9"> falls to the floor with an oof and sits on his butt looking at you "Sorry Mistress."</text:span></text:p>
      <text:p text:style-name="Text_20_body"><text:span text:style-name="T2">Watcher</text:span>: "The bed is for ponies. You may either sleep on the floor or at the end of my legs."</text:p>
      <text:p text:style-name="Text_20_body"><text:span text:style-name="T10">Rabid</text:span><text:span text:style-name="T9"> climbs on the very foot of the bed past the end of your hooves and curls up</text:span></text:p>
      <text:p text:style-name="Text_20_body"><text:span text:style-name="T2">Watcher</text:span><text:span text:style-name="T1"> pets you gently as she curls up under the blankets, yawning a bit</text:span></text:p>
      <text:p text:style-name="Text_20_body"><text:span text:style-name="T10">Rabid</text:span><text:span text:style-name="T9"> purrs as you pet, yawning</text:span></text:p>
      <text:p text:style-name="Text_20_body"><text:span text:style-name="T2">Watcher</text:span><text:span text:style-name="T1"> lays her head back down and falls asleep</text:span></text:p>
      <text:p text:style-name="Text_20_body"><text:span text:style-name="T10">Rabid</text:span><text:span text:style-name="T9"> mutters "Goodnight Mistress" as he drifts off to sleep</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0M47S</meta:editing-duration>
    <meta:editing-cycles>13</meta:editing-cycles>
    <meta:generator>OpenOffice.org/3.4.1$Win32 OpenOffice.org_project/341m1$Build-9593</meta:generator>
    <dc:date>2013-09-17T01:59:52.81</dc:date>
    <meta:document-statistic meta:table-count="0" meta:image-count="0" meta:object-count="0" meta:page-count="45" meta:paragraph-count="1515" meta:word-count="14477" meta:character-count="81223"/>
    <meta:user-defined meta:name="Info 1"/>
    <meta:user-defined meta:name="Info 2"/>
    <meta:user-defined meta:name="Info 3"/>
    <meta:user-defined meta:name="Info 4"/>
  </office:meta>
</office:document-meta>
</file>